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" style:font-name-asian="Menlo" style:font-name-complex="Menlo" fo:font-size="11pt" style:font-size-asian="11pt" style:font-size-complex="11pt" style:font-family-generic="swiss"/>
    </style:style>
    <style:style style:name="ce3" style:family="table-cell" style:parent-style-name="Default" style:data-style-name="N15">
      <style:text-properties style:font-name="Menlo" style:font-name-asian="Menlo" style:font-name-complex="Menlo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0.502708333333333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1.0386in" svg:y="1.17614in" svg:width="6.29803in" svg:height="5.9606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riginal M062X/6-311++G(d,p) IRC curv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E</text:p>
          </table:table-cell>
          <table:table-cell table:number-columns-repeated="4" table:style-name="ce1"/>
          <table:table-cell office:value-type="string" table:style-name="ce1">
            <text:p>Population analysis using the SCF Density.</text:p>
          </table:table-cell>
          <table:table-cell table:number-columns-repeated="16376"/>
        </table:table-row>
        <table:table-row table:style-name="ro1">
          <table:table-cell office:value-type="float" office:value="-20" table:style-name="ce1">
            <text:p>-20</text:p>
          </table:table-cell>
          <table:table-cell table:number-columns-repeated="16383" table:style-name="ce1"/>
        </table:table-row>
        <table:table-row table:style-name="ro1">
          <table:table-cell office:value-type="float" office:value="-19" table:style-name="ce1">
            <text:p>-19</text:p>
          </table:table-cell>
          <table:table-cell table:number-columns-repeated="16383" table:style-name="ce1"/>
        </table:table-row>
        <table:table-row table:style-name="ro1">
          <table:table-cell office:value-type="float" office:value="-18" table:style-name="ce1">
            <text:p>-18</text:p>
          </table:table-cell>
          <table:table-cell table:number-columns-repeated="16383" table:style-name="ce1"/>
        </table:table-row>
        <table:table-row table:style-name="ro1">
          <table:table-cell office:value-type="float" office:value="-17" table:style-name="ce1">
            <text:p>-17</text:p>
          </table:table-cell>
          <table:table-cell table:number-columns-repeated="16383" table:style-name="ce1"/>
        </table:table-row>
        <table:table-row table:style-name="ro1">
          <table:table-cell office:value-type="float" office:value="-16" table:style-name="ce1">
            <text:p>-16</text:p>
          </table:table-cell>
          <table:table-cell table:number-columns-repeated="16383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table:number-columns-repeated="16383" table:style-name="ce1"/>
        </table:table-row>
        <table:table-row table:style-name="ro1">
          <table:table-cell office:value-type="float" office:value="-14" table:style-name="ce1">
            <text:p>-14</text:p>
          </table:table-cell>
          <table:table-cell table:number-columns-repeated="16383" table:style-name="ce1"/>
        </table:table-row>
        <table:table-row table:style-name="ro1">
          <table:table-cell office:value-type="float" office:value="-13" table:style-name="ce1">
            <text:p>-13</text:p>
          </table:table-cell>
          <table:table-cell table:number-columns-repeated="16383" table:style-name="ce1"/>
        </table:table-row>
        <table:table-row table:style-name="ro1">
          <table:table-cell office:value-type="float" office:value="-12" table:style-name="ce1">
            <text:p>-12</text:p>
          </table:table-cell>
          <table:table-cell table:number-columns-repeated="16383" table:style-name="ce1"/>
        </table:table-row>
        <table:table-row table:style-name="ro1">
          <table:table-cell office:value-type="float" office:value="-11" table:style-name="ce1">
            <text:p>-11</text:p>
          </table:table-cell>
          <table:table-cell table:number-columns-repeated="16383" table:style-name="ce1"/>
        </table:table-row>
        <table:table-row table:style-name="ro1">
          <table:table-cell office:value-type="float" office:value="-10" table:style-name="ce1">
            <text:p>-10</text:p>
          </table:table-cell>
          <table:table-cell table:number-columns-repeated="16383" table:style-name="ce1"/>
        </table:table-row>
        <table:table-row table:style-name="ro1"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-539.655698766" table:style-name="ce1">
            <text:p>-539.6556988</text:p>
          </table:table-cell>
          <table:table-cell office:value-type="float" office:value="2.8078000013920246E-5" table:formula="of:=[.C16]--539.655726844" table:style-name="ce1">
            <text:p>2.8078E-05</text:p>
          </table:table-cell>
          <table:table-cell office:value-type="float" office:value="-0.45" table:style-name="ce1">
            <text:p>-0.45</text:p>
          </table:table-cell>
          <table:table-cell office:value-type="float" office:value="6.1624078218551404" table:formula="of:=[.D16]*219474.6" table:style-name="ce1">
            <text:p>6.162407822</text:p>
          </table:table-cell>
          <table:table-cell table:number-columns-repeated="16378" table:style-name="ce1"/>
        </table:table-row>
        <table:table-row table:style-name="ro1">
          <table:table-cell office:value-type="float" office:value="-8" table:style-name="ce1">
            <text:p>-8</text:p>
          </table:table-cell>
          <table:table-cell table:style-name="ce1"/>
          <table:table-cell office:value-type="float" office:value="-539.65580543299995" table:style-name="ce1">
            <text:p>-539.6558054</text:p>
          </table:table-cell>
          <table:table-cell office:value-type="float" office:value="-7.8588999940620852E-5" table:formula="of:=[.C17]--539.655726844" table:style-name="ce1">
            <text:p>-7.8589E-05</text:p>
          </table:table-cell>
          <table:table-cell office:value-type="float" office:value="-0.4" table:style-name="ce1">
            <text:p>-0.4</text:p>
          </table:table-cell>
          <table:table-cell office:value-type="float" office:value="-17.248289326367786" table:formula="of:=[.D17]*219474.6" table:style-name="ce1">
            <text:p>-17.24828933</text:p>
          </table:table-cell>
          <table:table-cell table:number-columns-repeated="16378" table:style-name="ce1"/>
        </table:table-row>
        <table:table-row table:style-name="ro1">
          <table:table-cell office:value-type="float" office:value="-7" table:style-name="ce1">
            <text:p>-7</text:p>
          </table:table-cell>
          <table:table-cell table:style-name="ce1"/>
          <table:table-cell office:value-type="float" office:value="-539.65586407599994" table:style-name="ce1">
            <text:p>-539.6558641</text:p>
          </table:table-cell>
          <table:table-cell office:value-type="float" office:value="-1.372319999290994E-4" table:formula="of:=[.C18]--539.655726844" table:style-name="ce1">
            <text:p>-0.000137232</text:p>
          </table:table-cell>
          <table:table-cell office:value-type="float" office:value="-0.35" table:style-name="ce1">
            <text:p>-0.35</text:p>
          </table:table-cell>
          <table:table-cell office:value-type="float" office:value="-30.118938291639122" table:formula="of:=[.D18]*219474.6" table:style-name="ce1">
            <text:p>-30.11893829</text:p>
          </table:table-cell>
          <table:table-cell table:number-columns-repeated="16378" table:style-name="ce1"/>
        </table:table-row>
        <table:table-row table:style-name="ro1">
          <table:table-cell office:value-type="float" office:value="-6" table:style-name="ce1">
            <text:p>-6</text:p>
          </table:table-cell>
          <table:table-cell table:style-name="ce1"/>
          <table:table-cell office:value-type="float" office:value="-539.65588302900005" table:style-name="ce1">
            <text:p>-539.655883</text:p>
          </table:table-cell>
          <table:table-cell office:value-type="float" office:value="-1.5618500003711233E-4" table:formula="of:=[.C19]--539.655726844" table:style-name="ce1">
            <text:p>-0.000156185</text:p>
          </table:table-cell>
          <table:table-cell office:value-type="float" office:value="-0.3" table:style-name="ce1">
            <text:p>-0.3</text:p>
          </table:table-cell>
          <table:table-cell office:value-type="float" office:value="-34.278640409145218" table:formula="of:=[.D19]*219474.6" table:style-name="ce1">
            <text:p>-34.27864041</text:p>
          </table:table-cell>
          <table:table-cell table:number-columns-repeated="16378" table:style-name="ce1"/>
        </table:table-row>
        <table:table-row table:style-name="ro1"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-539.65587179700003" table:style-name="ce1">
            <text:p>-539.6558718</text:p>
          </table:table-cell>
          <table:table-cell office:value-type="float" office:value="-1.4495300001726719E-4" table:formula="of:=[.C20]--539.655726844" table:style-name="ce1">
            <text:p>-0.000144953</text:p>
          </table:table-cell>
          <table:table-cell office:value-type="float" office:value="-0.25" table:style-name="ce1">
            <text:p>-0.25</text:p>
          </table:table-cell>
          <table:table-cell office:value-type="float" office:value="-31.813501697589711" table:formula="of:=[.D20]*219474.6" table:style-name="ce1">
            <text:p>-31.8135017</text:p>
          </table:table-cell>
          <table:table-cell table:number-columns-repeated="16378" table:style-name="ce1"/>
        </table:table-row>
        <table:table-row table:style-name="ro1"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-539.65584085800003" table:style-name="ce1">
            <text:p>-539.6558409</text:p>
          </table:table-cell>
          <table:table-cell office:value-type="float" office:value="-1.1401400001886941E-4" table:formula="of:=[.C21]--539.655726844" table:style-name="ce1">
            <text:p>-0.000114014</text:p>
          </table:table-cell>
          <table:table-cell office:value-type="float" office:value="-0.2" table:style-name="ce1">
            <text:p>-0.2</text:p>
          </table:table-cell>
          <table:table-cell office:value-type="float" office:value="-25.023177048541356" table:formula="of:=[.D21]*219474.6" table:style-name="ce1">
            <text:p>-25.02317705</text:p>
          </table:table-cell>
          <table:table-cell table:number-columns-repeated="9" table:style-name="ce1"/>
          <table:table-cell office:value-type="float" office:value="-539.75901251899995" table:style-name="ce1">
            <text:p>-539.7590125</text:p>
          </table:table-cell>
          <table:table-cell table:number-columns-repeated="16368" table:style-name="ce1"/>
        </table:table-row>
        <table:table-row table:style-name="ro1">
          <table:table-cell office:value-type="float" office:value="-3" table:style-name="ce1">
            <text:p>-3</text:p>
          </table:table-cell>
          <table:table-cell table:style-name="ce1"/>
          <table:table-cell office:value-type="float" office:value="-539.65580118699995" table:style-name="ce1">
            <text:p>-539.6558012</text:p>
          </table:table-cell>
          <table:table-cell office:value-type="float" office:value="-7.4342999937471177E-5" table:formula="of:=[.C22]--539.655726844" table:style-name="ce1">
            <text:p>-7.4343E-05</text:p>
          </table:table-cell>
          <table:table-cell office:value-type="float" office:value="-0.15" table:style-name="ce1">
            <text:p>-0.15</text:p>
          </table:table-cell>
          <table:table-cell office:value-type="float" office:value="-16.316400174076513" table:formula="of:=[.D22]*219474.6" table:style-name="ce1">
            <text:p>-16.31640017</text:p>
          </table:table-cell>
          <table:table-cell table:number-columns-repeated="9" table:style-name="ce1"/>
          <table:table-cell office:value-type="float" office:value="-0.10328567499993824" table:formula="of:=[.P21]-[.C25]" table:style-name="ce1">
            <text:p>-0.103285675</text:p>
          </table:table-cell>
          <table:table-cell office:value-type="float" office:value="-22668.582206341445" table:formula="of:=[.P22]*219474.6" table:style-name="ce1">
            <text:p>-22668.58221</text:p>
          </table:table-cell>
          <table:table-cell office:value-type="float" office:value="-2.8104776754943064" table:formula="of:=[.Q22]/8065.74" table:style-name="ce1">
            <text:p>-2.810477675</text:p>
          </table:table-cell>
          <table:table-cell table:number-columns-repeated="16366"/>
        </table:table-row>
        <table:table-row table:style-name="ro1"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-539.65576339400002" table:style-name="ce1">
            <text:p>-539.6557634</text:p>
          </table:table-cell>
          <table:table-cell office:value-type="float" office:value="-3.6550000004353933E-5" table:formula="of:=[.C23]--539.655726844" table:style-name="ce1">
            <text:p>-3.655E-05</text:p>
          </table:table-cell>
          <table:table-cell office:value-type="float" office:value="-0.1" table:style-name="ce1">
            <text:p>-0.1</text:p>
          </table:table-cell>
          <table:table-cell office:value-type="float" office:value="-8.0217966309555777" table:formula="of:=[.D23]*219474.6" table:style-name="ce1">
            <text:p>-8.021796631</text:p>
          </table:table-cell>
          <table:table-cell table:number-columns-repeated="16378" table:style-name="ce1"/>
        </table:table-row>
        <table:table-row table:style-name="ro1">
          <table:table-cell office:value-type="float" office:value="-1" table:style-name="ce1">
            <text:p>-1</text:p>
          </table:table-cell>
          <table:table-cell table:style-name="ce1"/>
          <table:table-cell office:value-type="float" office:value="-539.65573654100001" table:style-name="ce1">
            <text:p>-539.6557365</text:p>
          </table:table-cell>
          <table:table-cell office:value-type="float" office:value="-9.6969999958673725E-6" table:formula="of:=[.C24]--539.655726844" table:style-name="ce1">
            <text:p>-9.697E-06</text:p>
          </table:table-cell>
          <table:table-cell office:value-type="float" office:value="-0.05" table:style-name="ce1">
            <text:p>-0.05</text:p>
          </table:table-cell>
          <table:table-cell office:value-type="float" office:value="-2.1282451952929935" table:formula="of:=[.D24]*219474.6" table:style-name="ce1">
            <text:p>-2.128245195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39.65572684400001" table:style-name="ce1">
            <text:p>-539.6557268</text:p>
          </table:table-cell>
          <table:table-cell office:value-type="float" office:value="0" table:formula="of:=[.C25]--539.655726844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25]*219474.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39.65573659699999" table:style-name="ce1">
            <text:p>-539.6557366</text:p>
          </table:table-cell>
          <table:table-cell office:value-type="float" office:value="-9.7529999720791238E-6" table:formula="of:=[.C26]--539.655726844" table:style-name="ce1">
            <text:p>-9.753E-06</text:p>
          </table:table-cell>
          <table:table-cell office:value-type="float" office:value="0.05" table:style-name="ce1">
            <text:p>0.05</text:p>
          </table:table-cell>
          <table:table-cell office:value-type="float" office:value="-2.1405357676720769" table:formula="of:=[.D26]*219474.6" table:style-name="ce1">
            <text:p>-2.140535768</text:p>
          </table:table-cell>
          <table:table-cell table:number-columns-repeated="9" table:style-name="ce1"/>
          <table:table-cell office:value-type="float" office:value="-539.75901251899995" table:style-name="ce1">
            <text:p>-539.7590125</text:p>
          </table:table-cell>
          <table:table-cell office:value-type="float" office:value="0" table:formula="of:=[.P26]-[.P21]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39.65576377900004" table:style-name="ce1">
            <text:p>-539.6557638</text:p>
          </table:table-cell>
          <table:table-cell office:value-type="float" office:value="-3.6935000025550835E-5" table:formula="of:=[.C27]--539.655726844" table:style-name="ce1">
            <text:p>-3.6935E-05</text:p>
          </table:table-cell>
          <table:table-cell office:value-type="float" office:value="0.1" table:style-name="ce1">
            <text:p>0.1</text:p>
          </table:table-cell>
          <table:table-cell office:value-type="float" office:value="-8.1062943566077603" table:formula="of:=[.D27]*219474.6" table:style-name="ce1">
            <text:p>-8.106294357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39.65580240099996" table:style-name="ce1">
            <text:p>-539.6558024</text:p>
          </table:table-cell>
          <table:table-cell office:value-type="float" office:value="-7.5556999945547432E-5" table:formula="of:=[.C28]--539.655726844" table:style-name="ce1">
            <text:p>-7.5557E-05</text:p>
          </table:table-cell>
          <table:table-cell office:value-type="float" office:value="0.15" table:style-name="ce1">
            <text:p>0.15</text:p>
          </table:table-cell>
          <table:table-cell office:value-type="float" office:value="-16.582842340249044" table:formula="of:=[.D28]*219474.6" table:style-name="ce1">
            <text:p>-16.58284234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39.65584355700003" table:style-name="ce1">
            <text:p>-539.6558436</text:p>
          </table:table-cell>
          <table:table-cell office:value-type="float" office:value="-1.1671300001125928E-4" table:formula="of:=[.C29]--539.655726844" table:style-name="ce1">
            <text:p>-0.000116713</text:p>
          </table:table-cell>
          <table:table-cell office:value-type="float" office:value="0.2" table:style-name="ce1">
            <text:p>0.2</text:p>
          </table:table-cell>
          <table:table-cell office:value-type="float" office:value="-25.615538992271127" table:formula="of:=[.D29]*219474.6" table:style-name="ce1">
            <text:p>-25.6155389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39.65587672599997" table:style-name="ce1">
            <text:p>-539.6558767</text:p>
          </table:table-cell>
          <table:table-cell office:value-type="float" office:value="-1.4988199995968898E-4" table:formula="of:=[.C30]--539.655726844" table:style-name="ce1">
            <text:p>-0.000149882</text:p>
          </table:table-cell>
          <table:table-cell office:value-type="float" office:value="0.25" table:style-name="ce1">
            <text:p>0.25</text:p>
          </table:table-cell>
          <table:table-cell office:value-type="float" office:value="-32.89529198835276" table:formula="of:=[.D30]*219474.6" table:style-name="ce1">
            <text:p>-32.89529199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39.65589095600001" table:style-name="ce1">
            <text:p>-539.655891</text:p>
          </table:table-cell>
          <table:table-cell office:value-type="float" office:value="-1.6411199999311066E-4" table:formula="of:=[.C31]--539.655726844" table:style-name="ce1">
            <text:p>-0.000164112</text:p>
          </table:table-cell>
          <table:table-cell office:value-type="float" office:value="0.3" table:style-name="ce1">
            <text:p>0.3</text:p>
          </table:table-cell>
          <table:table-cell office:value-type="float" office:value="-36.018415553687966" table:formula="of:=[.D31]*219474.6" table:style-name="ce1">
            <text:p>-36.01841555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39.65587576400003" table:style-name="ce1">
            <text:p>-539.6558758</text:p>
          </table:table-cell>
          <table:table-cell office:value-type="float" office:value="-1.4892000001509587E-4" table:formula="of:=[.C32]--539.655726844" table:style-name="ce1">
            <text:p>-0.00014892</text:p>
          </table:table-cell>
          <table:table-cell office:value-type="float" office:value="0.35" table:style-name="ce1">
            <text:p>0.35</text:p>
          </table:table-cell>
          <table:table-cell office:value-type="float" office:value="-32.684157435313161" table:formula="of:=[.D32]*219474.6" table:style-name="ce1">
            <text:p>-32.68415744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39.65582161600003" table:style-name="ce1">
            <text:p>-539.6558216</text:p>
          </table:table-cell>
          <table:table-cell office:value-type="float" office:value="-9.4772000011289492E-5" table:formula="of:=[.C33]--539.655726844" table:style-name="ce1">
            <text:p>-9.4772E-05</text:p>
          </table:table-cell>
          <table:table-cell office:value-type="float" office:value="0.4" table:style-name="ce1">
            <text:p>0.4</text:p>
          </table:table-cell>
          <table:table-cell office:value-type="float" office:value="-20.800046793677758" table:formula="of:=[.D33]*219474.6" table:style-name="ce1">
            <text:p>-20.8000467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539.655720148" table:style-name="ce1">
            <text:p>-539.6557201</text:p>
          </table:table-cell>
          <table:table-cell office:value-type="float" office:value="6.696000014017045E-6" table:formula="of:=[.C34]--539.655726844" table:style-name="ce1">
            <text:p>6.696E-06</text:p>
          </table:table-cell>
          <table:table-cell office:value-type="float" office:value="0.45" table:style-name="ce1">
            <text:p>0.45</text:p>
          </table:table-cell>
          <table:table-cell office:value-type="float" office:value="1.4696019246763854" table:formula="of:=[.D34]*219474.6" table:style-name="ce1">
            <text:p>1.469601925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39.65556419799998" table:style-name="ce1">
            <text:p>-539.6555642</text:p>
          </table:table-cell>
          <table:table-cell office:value-type="float" office:value="1.626460000352381E-4" table:formula="of:=[.C35]--539.655726844" table:style-name="ce1">
            <text:p>0.000162646</text:p>
          </table:table-cell>
          <table:table-cell office:value-type="float" office:value="0.5" table:style-name="ce1">
            <text:p>0.5</text:p>
          </table:table-cell>
          <table:table-cell office:value-type="float" office:value="35.696665799333871" table:formula="of:=[.D35]*219474.6" table:style-name="ce1">
            <text:p>35.696665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39.65534770500005" table:style-name="ce1">
            <text:p>-539.6553477</text:p>
          </table:table-cell>
          <table:table-cell office:value-type="float" office:value="3.7913899996055989E-4" table:formula="of:=[.C36]--539.655726844" table:style-name="ce1">
            <text:p>0.000379139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83.211380360743902" table:formula="of:=[.D36]*219474.6" table:style-name="ce1">
            <text:p>83.2113803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39.65506557200001" table:style-name="ce1">
            <text:p>-539.6550656</text:p>
          </table:table-cell>
          <table:table-cell office:value-type="float" office:value="6.6127200000209996E-4" table:formula="of:=[.C37]--539.655726844" table:style-name="ce1">
            <text:p>0.000661272</text:p>
          </table:table-cell>
          <table:table-cell office:value-type="float" office:value="0.6" table:style-name="ce1">
            <text:p>0.6</text:p>
          </table:table-cell>
          <table:table-cell office:value-type="float" office:value="145.13240769166089" table:formula="of:=[.D37]*219474.6" table:style-name="ce1">
            <text:p>145.132407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39.65471352400004" table:style-name="ce1">
            <text:p>-539.6547135</text:p>
          </table:table-cell>
          <table:table-cell office:value-type="float" office:value="1.0133199999700082E-3" table:formula="of:=[.C38]--539.655726844" table:style-name="ce1">
            <text:p>0.00101332</text:p>
          </table:table-cell>
          <table:table-cell office:value-type="float" office:value="0.65" table:style-name="ce1">
            <text:p>0.65</text:p>
          </table:table-cell>
          <table:table-cell office:value-type="float" office:value="222.39800166541758" table:formula="of:=[.D38]*219474.6" table:style-name="ce1">
            <text:p>222.3980017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539.654287952" table:style-name="ce1">
            <text:p>-539.654288</text:p>
          </table:table-cell>
          <table:table-cell office:value-type="float" office:value="1.438892000010128E-3" table:formula="of:=[.C39]--539.655726844" table:style-name="ce1">
            <text:p>0.001438892</text:p>
          </table:table-cell>
          <table:table-cell office:value-type="float" office:value="0.7" table:style-name="ce1">
            <text:p>0.7</text:p>
          </table:table-cell>
          <table:table-cell office:value-type="float" office:value="315.80024614542282" table:formula="of:=[.D39]*219474.6" table:style-name="ce1">
            <text:p>315.8002461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39.65378584899997" table:style-name="ce1">
            <text:p>-539.6537858</text:p>
          </table:table-cell>
          <table:table-cell office:value-type="float" office:value="1.9409950000408571E-3" table:formula="of:=[.C40]--539.655726844" table:style-name="ce1">
            <text:p>0.001940995</text:p>
          </table:table-cell>
          <table:table-cell office:value-type="float" office:value="0.75" table:style-name="ce1">
            <text:p>0.75</text:p>
          </table:table-cell>
          <table:table-cell office:value-type="float" office:value="425.99910123596709" table:formula="of:=[.D40]*219474.6" table:style-name="ce1">
            <text:p>425.9991012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539.65320462600005" table:style-name="ce1">
            <text:p>-539.6532046</text:p>
          </table:table-cell>
          <table:table-cell office:value-type="float" office:value="2.5222179999673244E-3" table:formula="of:=[.C41]--539.655726844" table:style-name="ce1">
            <text:p>0.002522218</text:p>
          </table:table-cell>
          <table:table-cell office:value-type="float" office:value="0.8" table:style-name="ce1">
            <text:p>0.8</text:p>
          </table:table-cell>
          <table:table-cell office:value-type="float" office:value="553.56278665562854" table:formula="of:=[.D41]*219474.6" table:style-name="ce1">
            <text:p>553.5627867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539.65254207500004" table:style-name="ce1">
            <text:p>-539.6525421</text:p>
          </table:table-cell>
          <table:table-cell office:value-type="float" office:value="3.1847689999722206E-3" table:formula="of:=[.C42]--539.655726844" table:style-name="ce1">
            <text:p>0.003184769</text:p>
          </table:table-cell>
          <table:table-cell office:value-type="float" office:value="0.85" table:style-name="ce1">
            <text:p>0.85</text:p>
          </table:table-cell>
          <table:table-cell office:value-type="float" office:value="698.97590236130316" table:formula="of:=[.D42]*219474.6" table:style-name="ce1">
            <text:p>698.9759024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39.65179628700002" table:style-name="ce1">
            <text:p>-539.6517963</text:p>
          </table:table-cell>
          <table:table-cell office:value-type="float" office:value="3.9305569999896761E-3" table:formula="of:=[.C43]--539.655726844" table:style-name="ce1">
            <text:p>0.003930557</text:p>
          </table:table-cell>
          <table:table-cell office:value-type="float" office:value="0.9" table:style-name="ce1">
            <text:p>0.9</text:p>
          </table:table-cell>
          <table:table-cell office:value-type="float" office:value="862.65742534993421" table:formula="of:=[.D43]*219474.6" table:style-name="ce1">
            <text:p>862.6574253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539.65096560200004" table:style-name="ce1">
            <text:p>-539.6509656</text:p>
          </table:table-cell>
          <table:table-cell office:value-type="float" office:value="4.7612419999722988E-3" table:formula="of:=[.C44]--539.655726844" table:style-name="ce1">
            <text:p>0.004761242</text:p>
          </table:table-cell>
          <table:table-cell office:value-type="float" office:value="0.95" table:style-name="ce1">
            <text:p>0.95</text:p>
          </table:table-cell>
          <table:table-cell office:value-type="float" office:value="1044.9716834471203" table:formula="of:=[.D44]*219474.6" table:style-name="ce1">
            <text:p>1044.971683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39.65004854899996" table:style-name="ce1">
            <text:p>-539.6500485</text:p>
          </table:table-cell>
          <table:table-cell office:value-type="float" office:value="5.6782950000524579E-3" table:formula="of:=[.C45]--539.655726844" table:style-name="ce1">
            <text:p>0.005678295</text:p>
          </table:table-cell>
          <table:table-cell office:value-type="float" office:value="1" table:style-name="ce1">
            <text:p>1</text:p>
          </table:table-cell>
          <table:table-cell office:value-type="float" office:value="1246.2415238185133" table:formula="of:=[.D45]*219474.6" table:style-name="ce1">
            <text:p>1246.241524</text:p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-539.69922953299999" table:style-name="ce1">
            <text:p>-539.6992295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Compare functionals/basis se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cited CS state</text:p>
          </table:table-cell>
          <table:table-cell table:style-name="ce1"/>
          <table:table-cell office:value-type="string" table:style-name="ce1">
            <text:p>Excited state</text:p>
          </table:table-cell>
          <table:table-cell office:value-type="string" table:style-name="ce1">
            <text:p>Transition state</text:p>
          </table:table-cell>
          <table:table-cell office:value-type="string" table:style-name="ce1">
            <text:p>Difference</text:p>
          </table:table-cell>
          <table:table-cell table:number-columns-repeated="2" table:style-name="ce1"/>
          <table:table-cell office:value-type="string" table:style-name="ce1">
            <text:p>Walltime u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06-2X</text:p>
          </table:table-cell>
          <table:table-cell office:value-type="string" table:style-name="ce1">
            <text:p>6-311++G(d,p)</text:p>
          </table:table-cell>
          <table:table-cell office:value-type="float" office:value="-539.65589685800001" table:style-name="ce2">
            <text:p>-539.6558969</text:p>
          </table:table-cell>
          <table:table-cell office:value-type="float" office:value="-539.65568414300003" table:style-name="ce1">
            <text:p>-539.6556841</text:p>
          </table:table-cell>
          <table:table-cell office:value-type="float" office:value="46.685539533536279" table:formula="of:=([.D58]-[.C58])*219474.6" table:style-name="ce1">
            <text:p>46.6855395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d,p)</text:p>
          </table:table-cell>
          <table:table-cell office:value-type="float" office:value="-539.69903683799998" table:style-name="ce2">
            <text:p>-539.6990368</text:p>
          </table:table-cell>
          <table:table-cell office:value-type="float" office:value="-539.69917195200003" table:style-name="ce2">
            <text:p>-539.699172</text:p>
          </table:table-cell>
          <table:table-cell office:value-type="float" office:value="-29.654091114315385" table:formula="of:=([.D59]-[.C59])*219474.6" table:style-name="ce1">
            <text:p>-29.654091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2d,2p)</text:p>
          </table:table-cell>
          <table:table-cell office:value-type="float" office:value="-539.71997762900003" table:style-name="ce2">
            <text:p>-539.7199776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cc-pvtz</text:p>
          </table:table-cell>
          <table:table-cell office:value-type="float" office:value="-539.74844330400003" table:style-name="ce2">
            <text:p>-539.7484433</text:p>
          </table:table-cell>
          <table:table-cell office:value-type="float" office:value="-539.74820405900005" table:style-name="ce2">
            <text:p>-539.7482041</text:p>
          </table:table-cell>
          <table:table-cell office:value-type="float" office:value="52.508200674550949" table:formula="of:=([.D61]-[.C61])*219474.6" table:style-name="ce1">
            <text:p>52.5082006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aug-cc-pvtz</text:p>
          </table:table-cell>
          <table:table-cell table:number-columns-repeated="5" table:style-name="ce1"/>
          <table:table-cell office:value-type="string" table:style-name="ce1">
            <text:p>&gt; 1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rrect is below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nctional</text:p>
          </table:table-cell>
          <table:table-cell office:value-type="string" table:style-name="ce1">
            <text:p>Basis Set</text:p>
          </table:table-cell>
          <table:table-cell office:value-type="string" table:style-name="ce1">
            <text:p>file#</text:p>
          </table:table-cell>
          <table:table-cell office:value-type="string" table:style-name="ce1">
            <text:p>Excited state</text:p>
          </table:table-cell>
          <table:table-cell office:value-type="string" table:style-name="ce1">
            <text:p>Transition state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Walltime used</text:p>
          </table:table-cell>
          <table:table-cell table:style-name="ce1"/>
          <table:table-cell office:value-type="string" table:style-name="ce1">
            <text:p>Symmetry has no effect on excited state search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06-2X</text:p>
          </table:table-cell>
          <table:table-cell office:value-type="string" table:style-name="ce1">
            <text:p>6-311++G(d,p)</text:p>
          </table:table-cell>
          <table:table-cell office:value-type="string" table:style-name="ce1">
            <text:p>exc2</text:p>
          </table:table-cell>
          <table:table-cell office:value-type="float" office:value="-539.65595406700004" table:style-name="ce2">
            <text:p>-539.6559541</text:p>
          </table:table-cell>
          <table:table-cell office:value-type="float" office:value="-539.655726931" table:style-name="ce2">
            <text:p>-539.6557269</text:p>
          </table:table-cell>
          <table:table-cell office:value-type="float" office:value="49.850582753279127" table:formula="of:=([.E68]-[.D68])*219474.6" table:style-name="ce1">
            <text:p>49.8505827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d,p)</text:p>
          </table:table-cell>
          <table:table-cell office:value-type="string" table:style-name="ce1">
            <text:p>h-2</text:p>
          </table:table-cell>
          <table:table-cell office:value-type="float" office:value="-539.69922953299999" table:style-name="ce1">
            <text:p>-539.6992295</text:p>
          </table:table-cell>
          <table:table-cell office:value-type="float" office:value="-539.699213912" table:style-name="ce2">
            <text:p>-539.6992139</text:p>
          </table:table-cell>
          <table:table-cell office:value-type="float" office:value="3.4284127241070794" table:formula="of:=([.E69]-[.D69])*219474.6" table:style-name="ce1">
            <text:p>3.42841272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2d,2p)</text:p>
          </table:table-cell>
          <table:table-cell office:value-type="string" table:style-name="ce1">
            <text:p>h-3</text:p>
          </table:table-cell>
          <table:table-cell office:value-type="float" office:value="-539.72010615800002" table:style-name="ce2">
            <text:p>-539.720106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cc-pvtz</text:p>
          </table:table-cell>
          <table:table-cell office:value-type="string" table:style-name="ce1">
            <text:p>h-4</text:p>
          </table:table-cell>
          <table:table-cell office:value-type="float" office:value="-539.74844330400003" table:style-name="ce2">
            <text:p>-539.7484433</text:p>
          </table:table-cell>
          <table:table-cell office:value-type="float" office:value="-539.74843636599996" table:style-name="ce2">
            <text:p>-539.7484364</text:p>
          </table:table-cell>
          <table:table-cell office:value-type="float" office:value="1.5227147900682667" table:formula="of:=([.E71]-[.D71])*219474.6" table:style-name="ce1">
            <text:p>1.52271479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aug-cc-pvtz</text:p>
          </table:table-cell>
          <table:table-cell office:value-type="string" table:style-name="ce1">
            <text:p>h-5</text:p>
          </table:table-cell>
          <table:table-cell table:number-columns-repeated="4" table:style-name="ce1"/>
          <table:table-cell office:value-type="string" table:style-name="ce1">
            <text:p>&gt; 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06-2X</text:p>
          </table:table-cell>
          <table:table-cell office:value-type="string" table:style-name="ce1">
            <text:p>cc-pvtz</text:p>
          </table:table-cell>
          <table:table-cell office:value-type="string" table:style-name="ce1">
            <text:p>h-6</text:p>
          </table:table-cell>
          <table:table-cell office:value-type="float" office:value="-539.71226831199999" table:style-name="ce2">
            <text:p>-539.7122683</text:p>
          </table:table-cell>
          <table:table-cell office:value-type="float" office:value="-539.71210622199999" table:style-name="ce2">
            <text:p>-539.7121062</text:p>
          </table:table-cell>
          <table:table-cell office:value-type="float" office:value="35.57463791475616" table:formula="of:=([.E73]-[.D73])*219474.6" table:style-name="ce1">
            <text:p>35.57463791</text:p>
          </table:table-cell>
          <table:table-cell office:value-type="string" table:style-name="ce1">
            <text:p>emp=GD3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d,p)</text:p>
          </table:table-cell>
          <table:table-cell office:value-type="string" table:style-name="ce1">
            <text:p>s-2</text:p>
          </table:table-cell>
          <table:table-cell office:value-type="float" office:value="-539.69922953299999" table:style-name="ce2">
            <text:p>-539.6992295</text:p>
          </table:table-cell>
          <table:table-cell table:number-columns-repeated="2" table:style-name="ce1"/>
          <table:table-cell office:value-type="string" table:style-name="ce1">
            <text:p>sym = off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1" draw:style-name="a1" draw:name="Chart 6" svg:x="0.25694in" svg:y="0.0347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1335099997" table:style-name="ce2">
            <text:p>-539.7121134</text:p>
          </table:table-cell>
          <table:table-cell office:value-type="float" office:value="0" table:formula="of:=([.I82]-[.J82])*219474.6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3326400004" table:style-name="ce2">
            <text:p>-539.7121333</text:p>
          </table:table-cell>
          <table:table-cell office:value-type="float" office:value="4.3703977259877549" table:formula="of:=([.I83]-[.J83])*219474.6" table:style-name="ce1">
            <text:p>4.370397726</text:p>
          </table:table-cell>
          <table:table-cell office:value-type="float" office:value="1" table:style-name="ce1">
            <text:p>1</text:p>
          </table:table-cell>
          <table:table-cell office:value-type="float" office:value="4.3703977259877549" table:style-name="ce1">
            <text:p>4.370397726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6299399998" table:style-name="ce2">
            <text:p>-539.712163</text:p>
          </table:table-cell>
          <table:table-cell office:value-type="float" office:value="10.895377570258416" table:formula="of:=([.I84]-[.J84])*219474.6" table:style-name="ce1">
            <text:p>10.89537757</text:p>
          </table:table-cell>
          <table:table-cell office:value-type="float" office:value="2" table:style-name="ce1">
            <text:p>2</text:p>
          </table:table-cell>
          <table:table-cell office:value-type="float" office:value="10.895377570258416" table:style-name="ce1">
            <text:p>10.8953775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9685999995" table:style-name="ce2">
            <text:p>-539.7121969</text:p>
          </table:table-cell>
          <table:table-cell office:value-type="float" office:value="18.328104366620121" table:formula="of:=([.I85]-[.J85])*219474.6" table:style-name="ce1">
            <text:p>18.32810437</text:p>
          </table:table-cell>
          <table:table-cell office:value-type="float" office:value="3" table:style-name="ce1">
            <text:p>3</text:p>
          </table:table-cell>
          <table:table-cell office:value-type="float" office:value="18.328104366620121" table:style-name="ce1">
            <text:p>18.3281043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2988500006" table:style-name="ce2">
            <text:p>-539.7122299</text:p>
          </table:table-cell>
          <table:table-cell office:value-type="float" office:value="25.576253055113852" table:formula="of:=([.I86]-[.J86])*219474.6" table:style-name="ce1">
            <text:p>25.57625306</text:p>
          </table:table-cell>
          <table:table-cell office:value-type="float" office:value="4" table:style-name="ce1">
            <text:p>4</text:p>
          </table:table-cell>
          <table:table-cell office:value-type="float" office:value="25.576253055113852" table:style-name="ce1">
            <text:p>25.57625306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57787" table:style-name="ce2">
            <text:p>-539.7122578</text:p>
          </table:table-cell>
          <table:table-cell office:value-type="float" office:value="31.700033331697252" table:formula="of:=([.I87]-[.J87])*219474.6" table:style-name="ce1">
            <text:p>31.70003333</text:p>
          </table:table-cell>
          <table:table-cell office:value-type="float" office:value="5" table:style-name="ce1">
            <text:p>5</text:p>
          </table:table-cell>
          <table:table-cell office:value-type="float" office:value="31.700033331697252" table:style-name="ce1">
            <text:p>31.70003333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7677900004" table:style-name="ce2">
            <text:p>-539.7122768</text:p>
          </table:table-cell>
          <table:table-cell office:value-type="float" office:value="35.868294942937226" table:formula="of:=([.I88]-[.J88])*219474.6" table:style-name="ce1">
            <text:p>35.86829494</text:p>
          </table:table-cell>
          <table:table-cell office:value-type="float" office:value="6" table:style-name="ce1">
            <text:p>6</text:p>
          </table:table-cell>
          <table:table-cell office:value-type="float" office:value="35.868294942937226" table:style-name="ce1">
            <text:p>35.86829494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8473400004" table:style-name="ce2">
            <text:p>-539.7122847</text:p>
          </table:table-cell>
          <table:table-cell office:value-type="float" office:value="37.614215386145204" table:formula="of:=([.I89]-[.J89])*219474.6" table:style-name="ce1">
            <text:p>37.61421539</text:p>
          </table:table-cell>
          <table:table-cell office:value-type="float" office:value="7" table:style-name="ce1">
            <text:p>7</text:p>
          </table:table-cell>
          <table:table-cell office:value-type="float" office:value="37.614215386145204" table:style-name="ce1">
            <text:p>37.61421539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1338099999" table:style-name="ce2">
            <text:p>-539.7121134</text:p>
          </table:table-cell>
          <table:table-cell office:value-type="float" office:value="6.5842432231647766E-3" table:formula="of:=([.I90]-[.J90])*219474.6" table:style-name="ce1">
            <text:p>0.006584243</text:p>
          </table:table-cell>
          <table:table-cell office:value-type="float" office:value="-1" table:style-name="ce1">
            <text:p>-1</text:p>
          </table:table-cell>
          <table:table-cell office:value-type="float" office:value="6.5842432231647766E-3" table:style-name="ce1">
            <text:p>0.006584243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3326700001" table:style-name="ce2">
            <text:p>-539.7121333</text:p>
          </table:table-cell>
          <table:table-cell office:value-type="float" office:value="4.371056142824659" table:formula="of:=([.I91]-[.J91])*219474.6" table:style-name="ce1">
            <text:p>4.371056143</text:p>
          </table:table-cell>
          <table:table-cell office:value-type="float" office:value="-2" table:style-name="ce1">
            <text:p>-2</text:p>
          </table:table-cell>
          <table:table-cell office:value-type="float" office:value="4.371056142824659" table:style-name="ce1">
            <text:p>4.371056143</text:p>
          </table:table-cell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RC 6 SP calc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t</text:p>
          </table:table-cell>
          <table:table-cell office:value-type="string" table:style-name="ce1">
            <text:p>E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yg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0.6" table:style-name="ce2">
            <text:p>-0.6</text:p>
          </table:table-cell>
          <table:table-cell office:value-type="float" office:value="-539.71196857500001" table:style-name="ce2">
            <text:p>-539.7119686</text:p>
          </table:table-cell>
          <table:table-cell office:value-type="float" office:value="2.7035" table:style-name="ce2">
            <text:p>2.7035</text:p>
          </table:table-cell>
          <table:table-cell office:value-type="float" office:value="-539.81132031728453" table:formula="of:=[.C98]-([.D98]/27.2114)" table:style-name="ce1">
            <text:p>-539.8113203</text:p>
          </table:table-cell>
          <table:table-cell office:value-type="float" office:value="-0.6" table:formula="of:=[.B98]" table:style-name="ce1">
            <text:p>-0.6</text:p>
          </table:table-cell>
          <table:table-cell office:value-type="float" office:value="30.161296890604696" table:formula="of:=([.C98]--539.712106)*219474.6" table:style-name="ce1">
            <text:p>30.16129689</text:p>
          </table:table-cell>
          <table:table-cell office:value-type="float" office:value="-0.6" table:formula="of:=[.B98]" table:style-name="ce1">
            <text:p>-0.6</text:p>
          </table:table-cell>
          <table:table-cell office:value-type="float" office:value="-21775.022600305667" table:formula="of:=([.E98]--539.712106)*219474.6" table:style-name="ce1">
            <text:p>-21775.0226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54999999999999905" table:style-name="ce2">
            <text:p>-0.55</text:p>
          </table:table-cell>
          <table:table-cell office:value-type="float" office:value="-539.71209479100003" table:style-name="ce2">
            <text:p>-539.7120948</text:p>
          </table:table-cell>
          <table:table-cell office:value-type="float" office:value="2.7195999999999998" table:style-name="ce1">
            <text:p>2.7196</text:p>
          </table:table-cell>
          <table:table-cell office:value-type="float" office:value="-539.81203819707252" table:formula="of:=[.C99]-([.D99]/27.2114)" table:style-name="ce1">
            <text:p>-539.8120382</text:p>
          </table:table-cell>
          <table:table-cell office:value-type="float" office:value="-0.54999999999999905" table:formula="of:=[.B99]" table:style-name="ce1">
            <text:p>-0.55</text:p>
          </table:table-cell>
          <table:table-cell office:value-type="float" office:value="2.4600907742851179" table:formula="of:=([.C99]--539.712106)*219474.6" table:style-name="ce1">
            <text:p>2.460090774</text:p>
          </table:table-cell>
          <table:table-cell office:value-type="float" office:value="-0.54999999999999905" table:formula="of:=[.B99]" table:style-name="ce1">
            <text:p>-0.55</text:p>
          </table:table-cell>
          <table:table-cell office:value-type="float" office:value="-21932.578979624777" table:formula="of:=([.E99]--539.712106)*219474.6" table:style-name="ce1">
            <text:p>-21932.57898</text:p>
          </table:table-cell>
          <table:table-cell table:style-name="ce1">
            <draw:frame draw:z-index="3" draw:id="id2" draw:style-name="a2" draw:name="Chart 14" svg:x="1.04861in" svg:y="0.0694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1">
            <text:p>Transition State</text:p>
          </table:table-cell>
          <table:table-cell office:value-type="float" office:value="-539.71210604600003" table:style-name="ce2">
            <text:p>-539.712106</text:p>
          </table:table-cell>
          <table:table-cell office:value-type="float" office:value="2.8224" table:style-name="ce2">
            <text:p>2.8224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99999999999999" table:style-name="ce2">
            <text:p>-0.5</text:p>
          </table:table-cell>
          <table:table-cell office:value-type="float" office:value="-539.71218290499996" table:style-name="ce2">
            <text:p>-539.7121829</text:p>
          </table:table-cell>
          <table:table-cell office:value-type="float" office:value="2.7349999999999999" table:style-name="ce2">
            <text:p>2.735</text:p>
          </table:table-cell>
          <table:table-cell office:value-type="float" office:value="-539.81269225034782" table:formula="of:=[.C100]-([.D100]/27.2114)" table:style-name="ce1">
            <text:p>-539.8126923</text:p>
          </table:table-cell>
          <table:table-cell office:value-type="float" office:value="-0.499999999999999" table:formula="of:=[.B100]" table:style-name="ce1">
            <text:p>-0.5</text:p>
          </table:table-cell>
          <table:table-cell office:value-type="float" office:value="-16.878694116171165" table:formula="of:=([.C100]--539.712106)*219474.6" table:style-name="ce1">
            <text:p>-16.87869412</text:p>
          </table:table-cell>
          <table:table-cell office:value-type="float" office:value="-0.499999999999999" table:formula="of:=[.B100]" table:style-name="ce1">
            <text:p>-0.5</text:p>
          </table:table-cell>
          <table:table-cell office:value-type="float" office:value="-22076.127060599469" table:formula="of:=([.E100]--539.712106)*219474.6" table:style-name="ce1">
            <text:p>-22076.12706</text:p>
          </table:table-cell>
          <table:table-cell table:number-columns-repeated="6" table:style-name="ce1"/>
          <table:table-cell office:value-type="string" table:style-name="ce1">
            <text:p>Reactant State</text:p>
          </table:table-cell>
          <table:table-cell office:value-type="float" office:value="-539.71226770999999" table:style-name="ce2">
            <text:p>-539.7122677</text:p>
          </table:table-cell>
          <table:table-cell office:value-type="float" office:value="2.7713000000000001" table:style-name="ce2">
            <text:p>2.7713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44999999999999901" table:style-name="ce2">
            <text:p>-0.45</text:p>
          </table:table-cell>
          <table:table-cell office:value-type="float" office:value="-539.71223698699998" table:style-name="ce2">
            <text:p>-539.712237</text:p>
          </table:table-cell>
          <table:table-cell office:value-type="float" office:value="2.7496999999999998" table:style-name="ce2">
            <text:p>2.7497</text:p>
          </table:table-cell>
          <table:table-cell office:value-type="float" office:value="-539.81328654711081" table:formula="of:=[.C101]-([.D101]/27.2114)" table:style-name="ce1">
            <text:p>-539.8132865</text:p>
          </table:table-cell>
          <table:table-cell office:value-type="float" office:value="-0.44999999999999901" table:formula="of:=[.B101]" table:style-name="ce1">
            <text:p>-0.45</text:p>
          </table:table-cell>
          <table:table-cell office:value-type="float" office:value="-28.74831943768643" table:formula="of:=([.C101]--539.712106)*219474.6" table:style-name="ce1">
            <text:p>-28.74831944</text:p>
          </table:table-cell>
          <table:table-cell office:value-type="float" office:value="-0.44999999999999901" table:formula="of:=[.B101]" table:style-name="ce1">
            <text:p>-0.45</text:p>
          </table:table-cell>
          <table:table-cell office:value-type="float" office:value="-22206.560104936569" table:formula="of:=([.E101]--539.712106)*219474.6" table:style-name="ce1">
            <text:p>-22206.5601</text:p>
          </table:table-cell>
          <table:table-cell table:number-columns-repeated="6" table:style-name="ce1"/>
          <table:table-cell office:value-type="string" table:style-name="ce1">
            <text:p>Product State</text:p>
          </table:table-cell>
          <table:table-cell office:value-type="float" office:value="-539.71226770199996" table:style-name="ce2">
            <text:p>-539.7122677</text:p>
          </table:table-cell>
          <table:table-cell office:value-type="float" office:value="2.7713000000000001" table:style-name="ce2">
            <text:p>2.7713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0.39999999999999902" table:style-name="ce2">
            <text:p>-0.4</text:p>
          </table:table-cell>
          <table:table-cell office:value-type="float" office:value="-539.71226168500004" table:style-name="ce2">
            <text:p>-539.7122617</text:p>
          </table:table-cell>
          <table:table-cell office:value-type="float" office:value="2.7635000000000001" table:style-name="ce2">
            <text:p>2.7635</text:p>
          </table:table-cell>
          <table:table-cell office:value-type="float" office:value="-539.81381838550055" table:formula="of:=[.C102]-([.D102]/27.2114)" table:style-name="ce1">
            <text:p>-539.8138184</text:p>
          </table:table-cell>
          <table:table-cell office:value-type="float" office:value="-0.39999999999999902" table:formula="of:=[.B102]" table:style-name="ce1">
            <text:p>-0.4</text:p>
          </table:table-cell>
          <table:table-cell office:value-type="float" office:value="-34.168903121897962" table:formula="of:=([.C102]--539.712106)*219474.6" table:style-name="ce1">
            <text:p>-34.16890312</text:p>
          </table:table-cell>
          <table:table-cell office:value-type="float" office:value="-0.39999999999999902" table:formula="of:=[.B102]" table:style-name="ce1">
            <text:p>-0.4</text:p>
          </table:table-cell>
          <table:table-cell office:value-type="float" office:value="-22323.28512279104" table:formula="of:=([.E102]--539.712106)*219474.6" table:style-name="ce1">
            <text:p>-22323.28512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0.34999999999999898" table:style-name="ce2">
            <text:p>-0.35</text:p>
          </table:table-cell>
          <table:table-cell office:value-type="float" office:value="-539.71226223199994" table:style-name="ce2">
            <text:p>-539.7122622</text:p>
          </table:table-cell>
          <table:table-cell office:value-type="float" office:value="2.7761999999999998" table:style-name="ce2">
            <text:p>2.7762</text:p>
          </table:table-cell>
          <table:table-cell office:value-type="float" office:value="-539.81428564865621" table:formula="of:=[.C103]-([.D103]/27.2114)" table:style-name="ce1">
            <text:p>-539.8142856</text:p>
          </table:table-cell>
          <table:table-cell office:value-type="float" office:value="-0.34999999999999898" table:formula="of:=[.B103]" table:style-name="ce1">
            <text:p>-0.35</text:p>
          </table:table-cell>
          <table:table-cell office:value-type="float" office:value="-34.288955706062211" table:formula="of:=([.C103]--539.712106)*219474.6" table:style-name="ce1">
            <text:p>-34.28895571</text:p>
          </table:table-cell>
          <table:table-cell office:value-type="float" office:value="-0.34999999999999898" table:formula="of:=[.B103]" table:style-name="ce1">
            <text:p>-0.35</text:p>
          </table:table-cell>
          <table:table-cell office:value-type="float" office:value="-22425.837516973359" table:formula="of:=([.E103]--539.712106)*219474.6" table:style-name="ce1">
            <text:p>-22425.83752</text:p>
          </table:table-cell>
          <table:table-cell table:number-columns-repeated="7" table:style-name="ce1"/>
          <table:table-cell office:value-type="float" office:value="-35.479385922677672" table:formula="of:=([.Q101]-[.Q99])*219474.6" table:style-name="ce1">
            <text:p>-35.47938592</text:p>
          </table:table-cell>
          <table:table-cell office:value-type="float" office:value="35.481141725860788" table:formula="of:=([.Q99]-[.Q100])*219474.6" table:style-name="ce1">
            <text:p>35.48114173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0.29999999999999899" table:style-name="ce2">
            <text:p>-0.3</text:p>
          </table:table-cell>
          <table:table-cell office:value-type="float" office:value="-539.71224439900004" table:style-name="ce2">
            <text:p>-539.7122444</text:p>
          </table:table-cell>
          <table:table-cell office:value-type="float" office:value="2.7877000000000001" table:style-name="ce2">
            <text:p>2.7877</text:p>
          </table:table-cell>
          <table:table-cell office:value-type="float" office:value="-539.81469043264769" table:formula="of:=[.C104]-([.D104]/27.2114)" table:style-name="ce1">
            <text:p>-539.8146904</text:p>
          </table:table-cell>
          <table:table-cell office:value-type="float" office:value="-0.29999999999999899" table:formula="of:=[.B104]" table:style-name="ce1">
            <text:p>-0.3</text:p>
          </table:table-cell>
          <table:table-cell office:value-type="float" office:value="-30.375065185846029" table:formula="of:=([.C104]--539.712106)*219474.6" table:style-name="ce1">
            <text:p>-30.37506519</text:p>
          </table:table-cell>
          <table:table-cell office:value-type="float" office:value="-0.29999999999999899" table:formula="of:=[.B104]" table:style-name="ce1">
            <text:p>-0.3</text:p>
          </table:table-cell>
          <table:table-cell office:value-type="float" office:value="-22514.677321590865" table:formula="of:=([.E104]--539.712106)*219474.6" table:style-name="ce1">
            <text:p>-22514.67732</text:p>
          </table:table-cell>
          <table:table-cell table:number-columns-repeated="6" table:style-name="ce1"/>
          <table:table-cell office:value-type="string" table:style-name="ce1">
            <text:p>IRC</text:p>
          </table:table-cell>
          <table:table-cell office:value-type="float" office:value="-39.505428000000002" table:formula="of:=-0.00018*219474.6" table:style-name="ce1">
            <text:p>-39.505428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0.249999999999999" table:style-name="ce2">
            <text:p>-0.25</text:p>
          </table:table-cell>
          <table:table-cell office:value-type="float" office:value="-539.71221469299996" table:style-name="ce2">
            <text:p>-539.7122147</text:p>
          </table:table-cell>
          <table:table-cell office:value-type="float" office:value="2.7978999999999998" table:style-name="ce2">
            <text:p>2.7979</text:p>
          </table:table-cell>
          <table:table-cell office:value-type="float" office:value="-539.81503556954431" table:formula="of:=[.C105]-([.D105]/27.2114)" table:style-name="ce1">
            <text:p>-539.8150356</text:p>
          </table:table-cell>
          <table:table-cell office:value-type="float" office:value="-0.249999999999999" table:formula="of:=[.B105]" table:style-name="ce1">
            <text:p>-0.25</text:p>
          </table:table-cell>
          <table:table-cell office:value-type="float" office:value="-23.855352701221978" table:formula="of:=([.C105]--539.712106)*219474.6" table:style-name="ce1">
            <text:p>-23.8553527</text:p>
          </table:table-cell>
          <table:table-cell office:value-type="float" office:value="-0.249999999999999" table:formula="of:=[.B105]" table:style-name="ce1">
            <text:p>-0.25</text:p>
          </table:table-cell>
          <table:table-cell office:value-type="float" office:value="-22590.426103920145" table:formula="of:=([.E105]--539.712106)*219474.6" table:style-name="ce1">
            <text:p>-22590.4261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9999999999999901" table:style-name="ce2">
            <text:p>-0.2</text:p>
          </table:table-cell>
          <table:table-cell office:value-type="float" office:value="-539.71217886099998" table:style-name="ce2">
            <text:p>-539.7121789</text:p>
          </table:table-cell>
          <table:table-cell office:value-type="float" office:value="2.8065000000000002" table:style-name="ce2">
            <text:p>2.8065</text:p>
          </table:table-cell>
          <table:table-cell office:value-type="float" office:value="-539.81531578155534" table:formula="of:=[.C106]-([.D106]/27.2114)" table:style-name="ce1">
            <text:p>-539.8153158</text:p>
          </table:table-cell>
          <table:table-cell office:value-type="float" office:value="-0.19999999999999901" table:formula="of:=[.B106]" table:style-name="ce1">
            <text:p>-0.2</text:p>
          </table:table-cell>
          <table:table-cell office:value-type="float" office:value="-15.991138838307553" table:formula="of:=([.C106]--539.712106)*219474.6" table:style-name="ce1">
            <text:p>-15.99113884</text:p>
          </table:table-cell>
          <table:table-cell office:value-type="float" office:value="-0.19999999999999901" table:formula="of:=[.B106]" table:style-name="ce1">
            <text:p>-0.2</text:p>
          </table:table-cell>
          <table:table-cell office:value-type="float" office:value="-22651.92552295715" table:formula="of:=([.E106]--539.712106)*219474.6" table:style-name="ce1">
            <text:p>-22651.92552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0.149999999999999" table:style-name="ce2">
            <text:p>-0.15</text:p>
          </table:table-cell>
          <table:table-cell office:value-type="float" office:value="-539.71214304099999" table:style-name="ce2">
            <text:p>-539.712143</text:p>
          </table:table-cell>
          <table:table-cell office:value-type="float" office:value="2.8134000000000001" table:style-name="ce2">
            <text:p>2.8134</text:p>
          </table:table-cell>
          <table:table-cell office:value-type="float" office:value="-539.81553353175013" table:formula="of:=[.C107]-([.D107]/27.2114)" table:style-name="ce1">
            <text:p>-539.8155335</text:p>
          </table:table-cell>
          <table:table-cell office:value-type="float" office:value="-0.149999999999999" table:formula="of:=[.B107]" table:style-name="ce1">
            <text:p>-0.15</text:p>
          </table:table-cell>
          <table:table-cell office:value-type="float" office:value="-8.1295586676921179" table:formula="of:=([.C107]--539.712106)*219474.6" table:style-name="ce1">
            <text:p>-8.129558668</text:p>
          </table:table-cell>
          <table:table-cell office:value-type="float" office:value="-0.149999999999999" table:formula="of:=[.B107]" table:style-name="ce1">
            <text:p>-0.15</text:p>
          </table:table-cell>
          <table:table-cell office:value-type="float" office:value="-22699.716159859188" table:formula="of:=([.E107]--539.712106)*219474.6" table:style-name="ce1">
            <text:p>-22699.71616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9.9999999999999506E-2" table:style-name="ce2">
            <text:p>-0.1</text:p>
          </table:table-cell>
          <table:table-cell office:value-type="float" office:value="-539.71213168300005" table:style-name="ce2">
            <text:p>-539.7121317</text:p>
          </table:table-cell>
          <table:table-cell office:value-type="float" office:value="2.8184999999999998" table:style-name="ce2">
            <text:p>2.8185</text:p>
          </table:table-cell>
          <table:table-cell office:value-type="float" office:value="-539.81570959519865" table:formula="of:=[.C108]-([.D108]/27.2114)" table:style-name="ce1">
            <text:p>-539.8157096</text:p>
          </table:table-cell>
          <table:table-cell office:value-type="float" office:value="-9.9999999999999506E-2" table:formula="of:=[.B108]" table:style-name="ce1">
            <text:p>-0.1</text:p>
          </table:table-cell>
          <table:table-cell office:value-type="float" office:value="-5.6367661745215178" table:formula="of:=([.C108]--539.712106)*219474.6" table:style-name="ce1">
            <text:p>-5.636766175</text:p>
          </table:table-cell>
          <table:table-cell office:value-type="float" office:value="-9.9999999999999506E-2" table:formula="of:=[.B108]" table:style-name="ce1">
            <text:p>-0.1</text:p>
          </table:table-cell>
          <table:table-cell office:value-type="float" office:value="-22738.357614797918" table:formula="of:=([.E108]--539.712106)*219474.6" table:style-name="ce1">
            <text:p>-22738.35761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4.9999999999999399E-2" table:style-name="ce2">
            <text:p>-0.05</text:p>
          </table:table-cell>
          <table:table-cell office:value-type="float" office:value="-539.71211266700004" table:style-name="ce2">
            <text:p>-539.7121127</text:p>
          </table:table-cell>
          <table:table-cell office:value-type="float" office:value="2.8214999999999999" table:style-name="ce2">
            <text:p>2.8215</text:p>
          </table:table-cell>
          <table:table-cell office:value-type="float" office:value="-539.81580082710946" table:formula="of:=[.C109]-([.D109]/27.2114)" table:style-name="ce1">
            <text:p>-539.8158008</text:p>
          </table:table-cell>
          <table:table-cell office:value-type="float" office:value="-4.9999999999999399E-2" table:formula="of:=[.B109]" table:style-name="ce1">
            <text:p>-0.05</text:p>
          </table:table-cell>
          <table:table-cell office:value-type="float" office:value="-1.4632371786835621" table:formula="of:=([.C109]--539.712106)*219474.6" table:style-name="ce1">
            <text:p>-1.463237179</text:p>
          </table:table-cell>
          <table:table-cell office:value-type="float" office:value="-4.9999999999999399E-2" table:formula="of:=[.B109]" table:style-name="ce1">
            <text:p>-0.05</text:p>
          </table:table-cell>
          <table:table-cell office:value-type="float" office:value="-22758.380701928218" table:formula="of:=([.E109]--539.712106)*219474.6" table:style-name="ce1">
            <text:p>-22758.3807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5511151231257797E-16" table:style-name="ce3">
            <text:p>5.55E-16</text:p>
          </table:table-cell>
          <table:table-cell office:value-type="float" office:value="-539.71210607900002" table:style-name="ce2">
            <text:p>-539.7121061</text:p>
          </table:table-cell>
          <table:table-cell office:value-type="float" office:value="2.8226" table:style-name="ce2">
            <text:p>2.8226</text:p>
          </table:table-cell>
          <table:table-cell office:value-type="float" office:value="-539.81583466334337" table:formula="of:=[.C110]-([.D110]/27.2114)" table:style-name="ce1">
            <text:p>-539.8158347</text:p>
          </table:table-cell>
          <table:table-cell office:value-type="float" office:value="0" table:style-name="ce1">
            <text:p>0</text:p>
          </table:table-cell>
          <table:table-cell office:value-type="float" office:value="-1.7338509649471236E-2" table:formula="of:=([.C110]--539.712106)*219474.6" table:style-name="ce1">
            <text:p>-0.01733851</text:p>
          </table:table-cell>
          <table:table-cell office:value-type="float" office:value="0" table:style-name="ce1">
            <text:p>0</text:p>
          </table:table-cell>
          <table:table-cell office:value-type="float" office:value="-22765.806895831283" table:formula="of:=([.E110]--539.712106)*219474.6" table:style-name="ce1">
            <text:p>-22765.8069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.00000000000006E-2" table:style-name="ce2">
            <text:p>0.05</text:p>
          </table:table-cell>
          <table:table-cell office:value-type="float" office:value="-539.71211240599996" table:style-name="ce2">
            <text:p>-539.7121124</text:p>
          </table:table-cell>
          <table:table-cell office:value-type="float" office:value="2.8214999999999999" table:style-name="ce2">
            <text:p>2.8215</text:p>
          </table:table-cell>
          <table:table-cell office:value-type="float" office:value="-539.81580056610937" table:formula="of:=[.C111]-([.D111]/27.2114)" table:style-name="ce1">
            <text:p>-539.8158006</text:p>
          </table:table-cell>
          <table:table-cell office:value-type="float" office:value="5.00000000000006E-2" table:formula="of:=[.B111]" table:style-name="ce1">
            <text:p>0.05</text:p>
          </table:table-cell>
          <table:table-cell office:value-type="float" office:value="-1.4059542900885391" table:formula="of:=([.C111]--539.712106)*219474.6" table:style-name="ce1">
            <text:p>-1.40595429</text:p>
          </table:table-cell>
          <table:table-cell office:value-type="float" office:value="5.00000000000006E-2" table:formula="of:=[.B111]" table:style-name="ce1">
            <text:p>0.05</text:p>
          </table:table-cell>
          <table:table-cell office:value-type="float" office:value="-22758.323419039625" table:formula="of:=([.E111]--539.712106)*219474.6" table:style-name="ce1">
            <text:p>-22758.32342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" table:style-name="ce2">
            <text:p>0.1</text:p>
          </table:table-cell>
          <table:table-cell office:value-type="float" office:value="-539.71213004699996" table:style-name="ce2">
            <text:p>-539.71213</text:p>
          </table:table-cell>
          <table:table-cell office:value-type="float" office:value="2.8184999999999998" table:style-name="ce2">
            <text:p>2.8185</text:p>
          </table:table-cell>
          <table:table-cell office:value-type="float" office:value="-539.81570795919856" table:formula="of:=[.C112]-([.D112]/27.2114)" table:style-name="ce1">
            <text:p>-539.815708</text:p>
          </table:table-cell>
          <table:table-cell office:value-type="float" office:value="0.1" table:formula="of:=[.B112]" table:style-name="ce1">
            <text:p>0.1</text:p>
          </table:table-cell>
          <table:table-cell office:value-type="float" office:value="-5.2777057085694876" table:formula="of:=([.C112]--539.712106)*219474.6" table:style-name="ce1">
            <text:p>-5.277705709</text:p>
          </table:table-cell>
          <table:table-cell office:value-type="float" office:value="0.1" table:formula="of:=[.B112]" table:style-name="ce1">
            <text:p>0.1</text:p>
          </table:table-cell>
          <table:table-cell office:value-type="float" office:value="-22737.998554331967" table:formula="of:=([.E112]--539.712106)*219474.6" table:style-name="ce1">
            <text:p>-22737.99855</text:p>
          </table:table-cell>
          <table:table-cell table:number-columns-repeated="1637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5" table:style-name="ce2">
            <text:p>0.15</text:p>
          </table:table-cell>
          <table:table-cell office:value-type="float" office:value="-539.71213796999996" table:style-name="ce2">
            <text:p>-539.712138</text:p>
          </table:table-cell>
          <table:table-cell office:value-type="float" office:value="2.8134999999999999" table:style-name="ce2">
            <text:p>2.8135</text:p>
          </table:table-cell>
          <table:table-cell office:value-type="float" office:value="-539.81553213568054" table:formula="of:=[.C113]-([.D113]/27.2114)" table:style-name="ce1">
            <text:p>-539.8155321</text:p>
          </table:table-cell>
          <table:table-cell office:value-type="float" office:value="0.15" table:formula="of:=[.B113]" table:style-name="ce1">
            <text:p>0.15</text:p>
          </table:table-cell>
          <table:table-cell office:value-type="float" office:value="-7.0166029639963652" table:formula="of:=([.C113]--539.712106)*219474.6" table:style-name="ce1">
            <text:p>-7.016602964</text:p>
          </table:table-cell>
          <table:table-cell office:value-type="float" office:value="0.15" table:formula="of:=[.B113]" table:style-name="ce1">
            <text:p>0.15</text:p>
          </table:table-cell>
          <table:table-cell office:value-type="float" office:value="-22699.409758043828" table:formula="of:=([.E113]--539.712106)*219474.6" table:style-name="ce1">
            <text:p>-22699.40976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2" table:style-name="ce2">
            <text:p>0.2</text:p>
          </table:table-cell>
          <table:table-cell office:value-type="float" office:value="-539.71216718400001" table:style-name="ce2">
            <text:p>-539.7121672</text:p>
          </table:table-cell>
          <table:table-cell office:value-type="float" office:value="2.8067000000000002" table:style-name="ce2">
            <text:p>2.8067</text:p>
          </table:table-cell>
          <table:table-cell office:value-type="float" office:value="-539.81531145441613" table:formula="of:=[.C114]-([.D114]/27.2114)" table:style-name="ce1">
            <text:p>-539.8153115</text:p>
          </table:table-cell>
          <table:table-cell office:value-type="float" office:value="0.2" table:formula="of:=[.B114]" table:style-name="ce1">
            <text:p>0.2</text:p>
          </table:table-cell>
          <table:table-cell office:value-type="float" office:value="-13.42833393960491" table:formula="of:=([.C114]--539.712106)*219474.6" table:style-name="ce1">
            <text:p>-13.42833394</text:p>
          </table:table-cell>
          <table:table-cell office:value-type="float" office:value="0.2" table:formula="of:=[.B114]" table:style-name="ce1">
            <text:p>0.2</text:p>
          </table:table-cell>
          <table:table-cell office:value-type="float" office:value="-22650.975825810168" table:formula="of:=([.E114]--539.712106)*219474.6" table:style-name="ce1">
            <text:p>-22650.97583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25" table:style-name="ce2">
            <text:p>0.25</text:p>
          </table:table-cell>
          <table:table-cell office:value-type="float" office:value="-539.71219333199997" table:style-name="ce2">
            <text:p>-539.7121933</text:p>
          </table:table-cell>
          <table:table-cell office:value-type="float" office:value="2.7982999999999998" table:style-name="ce2">
            <text:p>2.7983</text:p>
          </table:table-cell>
          <table:table-cell office:value-type="float" office:value="-539.81502890826584" table:formula="of:=[.C115]-([.D115]/27.2114)" table:style-name="ce1">
            <text:p>-539.8150289</text:p>
          </table:table-cell>
          <table:table-cell office:value-type="float" office:value="0.25" table:formula="of:=[.B115]" table:style-name="ce1">
            <text:p>0.25</text:p>
          </table:table-cell>
          <table:table-cell office:value-type="float" office:value="-19.1671557718043" table:formula="of:=([.C115]--539.712106)*219474.6" table:style-name="ce1">
            <text:p>-19.16715577</text:p>
          </table:table-cell>
          <table:table-cell office:value-type="float" office:value="0.25" table:formula="of:=[.B115]" table:style-name="ce1">
            <text:p>0.25</text:p>
          </table:table-cell>
          <table:table-cell office:value-type="float" office:value="-22588.964122494173" table:formula="of:=([.E115]--539.712106)*219474.6" table:style-name="ce1">
            <text:p>-22588.96412</text:p>
          </table:table-cell>
          <table:table-cell/>
          <table:table-cell table:style-name="ce1">
            <draw:frame draw:z-index="4" draw:id="id3" draw:style-name="a3" draw:name="Chart 15" svg:x="0.03472in" svg:y="0.1666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" table:style-name="ce2">
            <text:p>0.3</text:p>
          </table:table-cell>
          <table:table-cell office:value-type="float" office:value="-539.712210003" table:style-name="ce2">
            <text:p>-539.71221</text:p>
          </table:table-cell>
          <table:table-cell office:value-type="float" office:value="2.7885" table:style-name="ce2">
            <text:p>2.7885</text:p>
          </table:table-cell>
          <table:table-cell office:value-type="float" office:value="-539.81468543609049" table:formula="of:=[.C116]-([.D116]/27.2114)" table:style-name="ce1">
            <text:p>-539.8146854</text:p>
          </table:table-cell>
          <table:table-cell office:value-type="float" office:value="0.3" table:formula="of:=[.B116]" table:style-name="ce1">
            <text:p>0.3</text:p>
          </table:table-cell>
          <table:table-cell office:value-type="float" office:value="-22.826016834062536" table:formula="of:=([.C116]--539.712106)*219474.6" table:style-name="ce1">
            <text:p>-22.82601683</text:p>
          </table:table-cell>
          <table:table-cell office:value-type="float" office:value="0.3" table:formula="of:=[.B116]" table:style-name="ce1">
            <text:p>0.3</text:p>
          </table:table-cell>
          <table:table-cell office:value-type="float" office:value="-22513.580704196072" table:formula="of:=([.E116]--539.712106)*219474.6" table:style-name="ce1">
            <text:p>-22513.5807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35" table:style-name="ce2">
            <text:p>0.35</text:p>
          </table:table-cell>
          <table:table-cell office:value-type="float" office:value="-539.71221075200003" table:style-name="ce2">
            <text:p>-539.7122108</text:p>
          </table:table-cell>
          <table:table-cell office:value-type="float" office:value="2.7772999999999999" table:style-name="ce2">
            <text:p>2.7773</text:p>
          </table:table-cell>
          <table:table-cell office:value-type="float" office:value="-539.81427459289023" table:formula="of:=[.C117]-([.D117]/27.2114)" table:style-name="ce1">
            <text:p>-539.8142746</text:p>
          </table:table-cell>
          <table:table-cell office:value-type="float" office:value="0.35" table:formula="of:=[.B117]" table:style-name="ce1">
            <text:p>0.35</text:p>
          </table:table-cell>
          <table:table-cell office:value-type="float" office:value="-22.990403317605821" table:formula="of:=([.C117]--539.712106)*219474.6" table:style-name="ce1">
            <text:p>-22.99040332</text:p>
          </table:table-cell>
          <table:table-cell office:value-type="float" office:value="0.35" table:formula="of:=[.B117]" table:style-name="ce1">
            <text:p>0.35</text:p>
          </table:table-cell>
          <table:table-cell office:value-type="float" office:value="-22423.411057157002" table:formula="of:=([.E117]--539.712106)*219474.6" table:style-name="ce1">
            <text:p>-22423.41106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4" table:style-name="ce2">
            <text:p>0.4</text:p>
          </table:table-cell>
          <table:table-cell office:value-type="float" office:value="-539.71218938599998" table:style-name="ce2">
            <text:p>-539.7121894</text:p>
          </table:table-cell>
          <table:table-cell office:value-type="float" office:value="2.7650000000000001" table:style-name="ce2">
            <text:p>2.765</text:p>
          </table:table-cell>
          <table:table-cell office:value-type="float" office:value="-539.81380121045595" table:formula="of:=[.C118]-([.D118]/27.2114)" table:style-name="ce1">
            <text:p>-539.8138012</text:p>
          </table:table-cell>
          <table:table-cell office:value-type="float" office:value="0.4" table:formula="of:=[.B118]" table:style-name="ce1">
            <text:p>0.4</text:p>
          </table:table-cell>
          <table:table-cell office:value-type="float" office:value="-18.30110900184193" table:formula="of:=([.C118]--539.712106)*219474.6" table:style-name="ce1">
            <text:p>-18.301109</text:p>
          </table:table-cell>
          <table:table-cell office:value-type="float" office:value="0.4" table:formula="of:=[.B118]" table:style-name="ce1">
            <text:p>0.4</text:p>
          </table:table-cell>
          <table:table-cell office:value-type="float" office:value="-22319.515636746528" table:formula="of:=([.E118]--539.712106)*219474.6" table:style-name="ce1">
            <text:p>-22319.5156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45" table:style-name="ce2">
            <text:p>0.45</text:p>
          </table:table-cell>
          <table:table-cell office:value-type="float" office:value="-539.712140245" table:style-name="ce2">
            <text:p>-539.7121402</text:p>
          </table:table-cell>
          <table:table-cell office:value-type="float" office:value="2.7517999999999998" table:style-name="ce2">
            <text:p>2.7518</text:p>
          </table:table-cell>
          <table:table-cell office:value-type="float" office:value="-539.81326697864836" table:formula="of:=[.C119]-([.D119]/27.2114)" table:style-name="ce1">
            <text:p>-539.813267</text:p>
          </table:table-cell>
          <table:table-cell office:value-type="float" office:value="0.45" table:formula="of:=[.B119]" table:style-name="ce1">
            <text:p>0.45</text:p>
          </table:table-cell>
          <table:table-cell office:value-type="float" office:value="-7.5159076883400759" table:formula="of:=([.C119]--539.712106)*219474.6" table:style-name="ce1">
            <text:p>-7.515907688</text:p>
          </table:table-cell>
          <table:table-cell office:value-type="float" office:value="0.45" table:formula="of:=[.B119]" table:style-name="ce1">
            <text:p>0.45</text:p>
          </table:table-cell>
          <table:table-cell office:value-type="float" office:value="-22202.265324468033" table:formula="of:=([.E119]--539.712106)*219474.6" table:style-name="ce1">
            <text:p>-22202.2653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00000000000001" table:style-name="ce2">
            <text:p>0.5</text:p>
          </table:table-cell>
          <table:table-cell office:value-type="float" office:value="-539.712058222" table:style-name="ce2">
            <text:p>-539.7120582</text:p>
          </table:table-cell>
          <table:table-cell office:value-type="float" office:value="2.7376999999999998" table:style-name="ce2">
            <text:p>2.7377</text:p>
          </table:table-cell>
          <table:table-cell office:value-type="float" office:value="-539.81266679046757" table:formula="of:=[.C120]-([.D120]/27.2114)" table:style-name="ce1">
            <text:p>-539.8126668</text:p>
          </table:table-cell>
          <table:table-cell office:value-type="float" office:value="0.500000000000001" table:formula="of:=[.B120]" table:style-name="ce1">
            <text:p>0.5</text:p>
          </table:table-cell>
          <table:table-cell office:value-type="float" office:value="10.486057428443837" table:formula="of:=([.C120]--539.712106)*219474.6" table:style-name="ce1">
            <text:p>10.48605743</text:p>
          </table:table-cell>
          <table:table-cell office:value-type="float" office:value="0.500000000000001" table:formula="of:=[.B120]" table:style-name="ce1">
            <text:p>0.5</text:p>
          </table:table-cell>
          <table:table-cell office:value-type="float" office:value="-22070.539263565886" table:formula="of:=([.E120]--539.712106)*219474.6" table:style-name="ce1">
            <text:p>-22070.53926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55000000000000104" table:style-name="ce2">
            <text:p>0.55</text:p>
          </table:table-cell>
          <table:table-cell office:value-type="float" office:value="-539.71193879299994" table:style-name="ce2">
            <text:p>-539.7119388</text:p>
          </table:table-cell>
          <table:table-cell office:value-type="float" office:value="2.7229000000000001" table:style-name="ce2">
            <text:p>2.7229</text:p>
          </table:table-cell>
          <table:table-cell office:value-type="float" office:value="-539.81200347177423" table:formula="of:=[.C121]-([.D121]/27.2114)" table:style-name="ce1">
            <text:p>-539.8120035</text:p>
          </table:table-cell>
          <table:table-cell office:value-type="float" office:value="0.55000000000000104" table:formula="of:=[.B121]" table:style-name="ce1">
            <text:p>0.55</text:p>
          </table:table-cell>
          <table:table-cell office:value-type="float" office:value="36.697689443089942" table:formula="of:=([.C121]--539.712106)*219474.6" table:style-name="ce1">
            <text:p>36.69768944</text:p>
          </table:table-cell>
          <table:table-cell office:value-type="float" office:value="0.55000000000000104" table:formula="of:=[.B121]" table:style-name="ce1">
            <text:p>0.55</text:p>
          </table:table-cell>
          <table:table-cell office:value-type="float" office:value="-21924.957658672269" table:formula="of:=([.E121]--539.712106)*219474.6" table:style-name="ce1">
            <text:p>-21924.95766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60000000000000098" table:style-name="ce2">
            <text:p>0.6</text:p>
          </table:table-cell>
          <table:table-cell office:value-type="float" office:value="-539.71177799899999" table:style-name="ce2">
            <text:p>-539.711778</text:p>
          </table:table-cell>
          <table:table-cell office:value-type="float" office:value="2.7073999999999998" table:style-name="ce2">
            <text:p>2.7074</text:p>
          </table:table-cell>
          <table:table-cell office:value-type="float" office:value="-539.81127306356848" table:formula="of:=[.C122]-([.D122]/27.2114)" table:style-name="ce1">
            <text:p>-539.8112731</text:p>
          </table:table-cell>
          <table:table-cell office:value-type="float" office:value="0.60000000000000098" table:formula="of:=[.B122]" table:style-name="ce1">
            <text:p>0.6</text:p>
          </table:table-cell>
          <table:table-cell office:value-type="float" office:value="71.987888265187195" table:formula="of:=([.C122]--539.712106)*219474.6" table:style-name="ce1">
            <text:p>71.98788827</text:p>
          </table:table-cell>
          <table:table-cell office:value-type="float" office:value="0.60000000000000098" table:formula="of:=[.B122]" table:style-name="ce1">
            <text:p>0.6</text:p>
          </table:table-cell>
          <table:table-cell office:value-type="float" office:value="-21764.651609877597" table:formula="of:=([.E122]--539.712106)*219474.6" table:style-name="ce1">
            <text:p>-21764.651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</text:p>
          </table:table-cell>
          <table:table-cell office:value-type="float" office:value="0" table:style-name="ce2">
            <text:p>0</text:p>
          </table:table-cell>
          <table:table-cell office:value-type="float" office:value="-539.71210607900002" table:style-name="ce2">
            <text:p>-539.7121061</text:p>
          </table:table-cell>
          <table:table-cell office:value-type="float" office:value="2.8226" table:style-name="ce2">
            <text:p>2.8226</text:p>
          </table:table-cell>
          <table:table-cell office:value-type="float" office:value="-539.81583466334337" table:formula="of:=[.C123]-([.D123]/27.2114)" table:style-name="ce1">
            <text:p>-539.8158347</text:p>
          </table:table-cell>
          <table:table-cell office:value-type="float" office:value="0" table:formula="of:=[.B123]" table:style-name="ce1">
            <text:p>0</text:p>
          </table:table-cell>
          <table:table-cell office:value-type="float" office:value="-1.7338509649471236E-2" table:formula="of:=([.C123]--539.712106)*219474.6" table:style-name="ce1">
            <text:p>-0.01733851</text:p>
          </table:table-cell>
          <table:table-cell office:value-type="float" office:value="0" table:formula="of:=[.B123]" table:style-name="ce1">
            <text:p>0</text:p>
          </table:table-cell>
          <table:table-cell office:value-type="float" office:value="-22765.806895831283" table:formula="of:=([.E123]--539.712106)*219474.6" table:style-name="ce1">
            <text:p>-22765.806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-539.71211240599996" table:style-name="ce2">
            <text:p>-539.7121124</text:p>
          </table:table-cell>
          <table:table-cell office:value-type="float" office:value="2.8214999999999999" table:style-name="ce2">
            <text:p>2.8215</text:p>
          </table:table-cell>
          <table:table-cell office:value-type="float" office:value="-539.81580056610937" table:formula="of:=[.C124]-([.D124]/27.2114)" table:style-name="ce1">
            <text:p>-539.8158006</text:p>
          </table:table-cell>
          <table:table-cell office:value-type="float" office:value="0.05" table:formula="of:=[.B124]" table:style-name="ce1">
            <text:p>0.05</text:p>
          </table:table-cell>
          <table:table-cell office:value-type="float" office:value="-1.4059542900885391" table:formula="of:=([.C124]--539.712106)*219474.6" table:style-name="ce1">
            <text:p>-1.40595429</text:p>
          </table:table-cell>
          <table:table-cell office:value-type="float" office:value="0.05" table:formula="of:=[.B124]" table:style-name="ce1">
            <text:p>0.05</text:p>
          </table:table-cell>
          <table:table-cell office:value-type="float" office:value="-22758.323419039625" table:formula="of:=([.E124]--539.712106)*219474.6" table:style-name="ce1">
            <text:p>-22758.32342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5" table:style-name="ce2">
            <text:p>0.15</text:p>
          </table:table-cell>
          <table:table-cell office:value-type="float" office:value="-539.71213004699996" table:style-name="ce2">
            <text:p>-539.71213</text:p>
          </table:table-cell>
          <table:table-cell table:style-name="ce1"/>
          <table:table-cell office:value-type="float" office:value="-539.71213004699996" table:formula="of:=[.C125]-([.D125]/27.2114)" table:style-name="ce1">
            <text:p>-539.71213</text:p>
          </table:table-cell>
          <table:table-cell office:value-type="float" office:value="0.15" table:formula="of:=[.B125]" table:style-name="ce1">
            <text:p>0.15</text:p>
          </table:table-cell>
          <table:table-cell office:value-type="float" office:value="-5.2777057085694876" table:formula="of:=([.C125]--539.712106)*219474.6" table:style-name="ce1">
            <text:p>-5.277705709</text:p>
          </table:table-cell>
          <table:table-cell office:value-type="float" office:value="0.15" table:formula="of:=[.B125]" table:style-name="ce1">
            <text:p>0.15</text:p>
          </table:table-cell>
          <table:table-cell office:value-type="float" office:value="-5.2777057085694876" table:formula="of:=([.E125]--539.712106)*219474.6" table:style-name="ce1">
            <text:p>-5.27770570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" table:style-name="ce2">
            <text:p>0.2</text:p>
          </table:table-cell>
          <table:table-cell table:number-columns-repeated="2" table:style-name="ce1"/>
          <table:table-cell office:value-type="float" office:value="0" table:formula="of:=[.C126]-([.D126]/27.2114)" table:style-name="ce1">
            <text:p>0</text:p>
          </table:table-cell>
          <table:table-cell office:value-type="float" office:value="0.2" table:formula="of:=[.B126]" table:style-name="ce1">
            <text:p>0.2</text:p>
          </table:table-cell>
          <table:table-cell office:value-type="float" office:value="118453098.57950759" table:formula="of:=([.C126]--539.712106)*219474.6" table:style-name="ce1">
            <text:p>118453098.6</text:p>
          </table:table-cell>
          <table:table-cell office:value-type="float" office:value="0.2" table:formula="of:=[.B126]" table:style-name="ce1">
            <text:p>0.2</text:p>
          </table:table-cell>
          <table:table-cell office:value-type="float" office:value="118453098.57950759" table:formula="of:=([.E126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5" table:style-name="ce2">
            <text:p>0.25</text:p>
          </table:table-cell>
          <table:table-cell table:number-columns-repeated="2" table:style-name="ce1"/>
          <table:table-cell office:value-type="float" office:value="0" table:formula="of:=[.C127]-([.D127]/27.2114)" table:style-name="ce1">
            <text:p>0</text:p>
          </table:table-cell>
          <table:table-cell office:value-type="float" office:value="0.25" table:formula="of:=[.B127]" table:style-name="ce1">
            <text:p>0.25</text:p>
          </table:table-cell>
          <table:table-cell office:value-type="float" office:value="118453098.57950759" table:formula="of:=([.C127]--539.712106)*219474.6" table:style-name="ce1">
            <text:p>118453098.6</text:p>
          </table:table-cell>
          <table:table-cell office:value-type="float" office:value="0.25" table:formula="of:=[.B127]" table:style-name="ce1">
            <text:p>0.25</text:p>
          </table:table-cell>
          <table:table-cell office:value-type="float" office:value="118453098.57950759" table:formula="of:=([.E127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" table:style-name="ce2">
            <text:p>0.3</text:p>
          </table:table-cell>
          <table:table-cell table:number-columns-repeated="2" table:style-name="ce1"/>
          <table:table-cell office:value-type="float" office:value="0" table:formula="of:=[.C128]-([.D128]/27.2114)" table:style-name="ce1">
            <text:p>0</text:p>
          </table:table-cell>
          <table:table-cell office:value-type="float" office:value="0.3" table:formula="of:=[.B128]" table:style-name="ce1">
            <text:p>0.3</text:p>
          </table:table-cell>
          <table:table-cell office:value-type="float" office:value="118453098.57950759" table:formula="of:=([.C128]--539.712106)*219474.6" table:style-name="ce1">
            <text:p>118453098.6</text:p>
          </table:table-cell>
          <table:table-cell office:value-type="float" office:value="0.3" table:formula="of:=[.B128]" table:style-name="ce1">
            <text:p>0.3</text:p>
          </table:table-cell>
          <table:table-cell office:value-type="float" office:value="118453098.57950759" table:formula="of:=([.E128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5" table:style-name="ce2">
            <text:p>0.35</text:p>
          </table:table-cell>
          <table:table-cell table:number-columns-repeated="2" table:style-name="ce1"/>
          <table:table-cell office:value-type="float" office:value="0" table:formula="of:=[.C129]-([.D129]/27.2114)" table:style-name="ce1">
            <text:p>0</text:p>
          </table:table-cell>
          <table:table-cell office:value-type="float" office:value="0.35" table:formula="of:=[.B129]" table:style-name="ce1">
            <text:p>0.35</text:p>
          </table:table-cell>
          <table:table-cell office:value-type="float" office:value="118453098.57950759" table:formula="of:=([.C129]--539.712106)*219474.6" table:style-name="ce1">
            <text:p>118453098.6</text:p>
          </table:table-cell>
          <table:table-cell office:value-type="float" office:value="0.35" table:formula="of:=[.B129]" table:style-name="ce1">
            <text:p>0.35</text:p>
          </table:table-cell>
          <table:table-cell office:value-type="float" office:value="118453098.57950759" table:formula="of:=([.E129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" table:style-name="ce2">
            <text:p>0.4</text:p>
          </table:table-cell>
          <table:table-cell table:number-columns-repeated="2" table:style-name="ce1"/>
          <table:table-cell office:value-type="float" office:value="0" table:formula="of:=[.C130]-([.D130]/27.2114)" table:style-name="ce1">
            <text:p>0</text:p>
          </table:table-cell>
          <table:table-cell office:value-type="float" office:value="0.4" table:formula="of:=[.B130]" table:style-name="ce1">
            <text:p>0.4</text:p>
          </table:table-cell>
          <table:table-cell office:value-type="float" office:value="118453098.57950759" table:formula="of:=([.C130]--539.712106)*219474.6" table:style-name="ce1">
            <text:p>118453098.6</text:p>
          </table:table-cell>
          <table:table-cell office:value-type="float" office:value="0.4" table:formula="of:=[.B130]" table:style-name="ce1">
            <text:p>0.4</text:p>
          </table:table-cell>
          <table:table-cell office:value-type="float" office:value="118453098.57950759" table:formula="of:=([.E130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5" table:style-name="ce2">
            <text:p>0.45</text:p>
          </table:table-cell>
          <table:table-cell table:number-columns-repeated="2" table:style-name="ce1"/>
          <table:table-cell office:value-type="float" office:value="0" table:formula="of:=[.C131]-([.D131]/27.2114)" table:style-name="ce1">
            <text:p>0</text:p>
          </table:table-cell>
          <table:table-cell office:value-type="float" office:value="0.45" table:formula="of:=[.B131]" table:style-name="ce1">
            <text:p>0.45</text:p>
          </table:table-cell>
          <table:table-cell office:value-type="float" office:value="118453098.57950759" table:formula="of:=([.C131]--539.712106)*219474.6" table:style-name="ce1">
            <text:p>118453098.6</text:p>
          </table:table-cell>
          <table:table-cell office:value-type="float" office:value="0.45" table:formula="of:=[.B131]" table:style-name="ce1">
            <text:p>0.45</text:p>
          </table:table-cell>
          <table:table-cell office:value-type="float" office:value="118453098.57950759" table:formula="of:=([.E131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" table:style-name="ce2">
            <text:p>0.5</text:p>
          </table:table-cell>
          <table:table-cell table:number-columns-repeated="2" table:style-name="ce1"/>
          <table:table-cell office:value-type="float" office:value="0" table:formula="of:=[.C132]-([.D132]/27.2114)" table:style-name="ce1">
            <text:p>0</text:p>
          </table:table-cell>
          <table:table-cell office:value-type="float" office:value="0.5" table:formula="of:=[.B132]" table:style-name="ce1">
            <text:p>0.5</text:p>
          </table:table-cell>
          <table:table-cell office:value-type="float" office:value="118453098.57950759" table:formula="of:=([.C132]--539.712106)*219474.6" table:style-name="ce1">
            <text:p>118453098.6</text:p>
          </table:table-cell>
          <table:table-cell office:value-type="float" office:value="0.5" table:formula="of:=[.B132]" table:style-name="ce1">
            <text:p>0.5</text:p>
          </table:table-cell>
          <table:table-cell office:value-type="float" office:value="118453098.57950759" table:formula="of:=([.E132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5000000000000004" table:style-name="ce2">
            <text:p>0.55</text:p>
          </table:table-cell>
          <table:table-cell table:number-columns-repeated="2" table:style-name="ce1"/>
          <table:table-cell office:value-type="float" office:value="0" table:formula="of:=[.C133]-([.D133]/27.2114)" table:style-name="ce1">
            <text:p>0</text:p>
          </table:table-cell>
          <table:table-cell office:value-type="float" office:value="0.55000000000000004" table:formula="of:=[.B133]" table:style-name="ce1">
            <text:p>0.55</text:p>
          </table:table-cell>
          <table:table-cell office:value-type="float" office:value="118453098.57950759" table:formula="of:=([.C133]--539.712106)*219474.6" table:style-name="ce1">
            <text:p>118453098.6</text:p>
          </table:table-cell>
          <table:table-cell office:value-type="float" office:value="0.55000000000000004" table:formula="of:=[.B133]" table:style-name="ce1">
            <text:p>0.55</text:p>
          </table:table-cell>
          <table:table-cell office:value-type="float" office:value="118453098.57950759" table:formula="of:=([.E133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" table:style-name="ce2">
            <text:p>0.6</text:p>
          </table:table-cell>
          <table:table-cell table:number-columns-repeated="2" table:style-name="ce1"/>
          <table:table-cell office:value-type="float" office:value="0" table:formula="of:=[.C134]-([.D134]/27.2114)" table:style-name="ce1">
            <text:p>0</text:p>
          </table:table-cell>
          <table:table-cell office:value-type="float" office:value="0.6" table:formula="of:=[.B134]" table:style-name="ce1">
            <text:p>0.6</text:p>
          </table:table-cell>
          <table:table-cell office:value-type="float" office:value="118453098.57950759" table:formula="of:=([.C134]--539.712106)*219474.6" table:style-name="ce1">
            <text:p>118453098.6</text:p>
          </table:table-cell>
          <table:table-cell office:value-type="float" office:value="0.6" table:formula="of:=[.B134]" table:style-name="ce1">
            <text:p>0.6</text:p>
          </table:table-cell>
          <table:table-cell office:value-type="float" office:value="118453098.57950759" table:formula="of:=([.E134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65" table:style-name="ce2">
            <text:p>0.65</text:p>
          </table:table-cell>
          <table:table-cell table:number-columns-repeated="2" table:style-name="ce1"/>
          <table:table-cell office:value-type="float" office:value="0" table:formula="of:=[.C135]-([.D135]/27.2114)" table:style-name="ce1">
            <text:p>0</text:p>
          </table:table-cell>
          <table:table-cell office:value-type="float" office:value="0.65" table:formula="of:=[.B135]" table:style-name="ce1">
            <text:p>0.65</text:p>
          </table:table-cell>
          <table:table-cell office:value-type="float" office:value="118453098.57950759" table:formula="of:=([.C135]--539.712106)*219474.6" table:style-name="ce1">
            <text:p>118453098.6</text:p>
          </table:table-cell>
          <table:table-cell office:value-type="float" office:value="0.65" table:formula="of:=[.B135]" table:style-name="ce1">
            <text:p>0.65</text:p>
          </table:table-cell>
          <table:table-cell office:value-type="float" office:value="118453098.57950759" table:formula="of:=([.E135]--539.712106)*219474.6" table:style-name="ce1">
            <text:p>118453098.6</text:p>
          </table:table-cell>
          <table:table-cell table:number-columns-repeated="16375"/>
        </table:table-row>
        <table:table-row table:number-rows-repeated="1048441" table:style-name="ro1">
          <table:table-cell table:number-columns-repeated="16384"/>
        </table:table-row>
      </table:table>
      <table:table table:name="PRT" table:style-name="ta2">
        <table:table-column table:style-name="co2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older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rx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t</text:p>
          </table:table-cell>
          <table:table-cell office:value-type="string" table:style-name="ce1">
            <text:p>E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yg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2" table:style-name="ce1">
            <text:p>-2</text:p>
          </table:table-cell>
          <table:table-cell office:value-type="float" office:value="-539.71140179700001" table:style-name="ce2">
            <text:p>-539.7114018</text:p>
          </table:table-cell>
          <table:table-cell office:value-type="float" office:value="2.6556999999999999" table:style-name="ce1">
            <text:p>2.6557</text:p>
          </table:table-cell>
          <table:table-cell office:value-type="float" office:value="-539.80899692257242" table:formula="of:=[.D4]-([.E4]/27.2114)" table:style-name="ce1">
            <text:p>-539.8089969</text:p>
          </table:table-cell>
          <table:table-cell office:value-type="float" office:value="-2" table:formula="of:=[.C4]" table:style-name="ce1">
            <text:p>-2</text:p>
          </table:table-cell>
          <table:table-cell office:value-type="float" office:value="154.55467173087669" table:formula="of:=([.D4]--539.712106)*219474.6" table:style-name="ce1">
            <text:p>154.5546717</text:p>
          </table:table-cell>
          <table:table-cell office:value-type="float" office:value="-2" table:formula="of:=[.C4]" table:style-name="ce1">
            <text:p>-2</text:p>
          </table:table-cell>
          <table:table-cell office:value-type="float" office:value="-21265.096475223851" table:formula="of:=([.F4]--539.712106)*219474.6" table:style-name="ce1">
            <text:p>-21265.0964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1.9" table:style-name="ce1">
            <text:p>-1.9</text:p>
          </table:table-cell>
          <table:table-cell office:value-type="float" office:value="-539.71159134899995" table:style-name="ce1">
            <text:p>-539.7115913</text:p>
          </table:table-cell>
          <table:table-cell office:value-type="float" office:value="2.6686999999999999" table:style-name="ce1">
            <text:p>2.6687</text:p>
          </table:table-cell>
          <table:table-cell office:value-type="float" office:value="-539.80966421551909" table:formula="of:=[.D5]-([.E5]/27.2114)" table:style-name="ce1">
            <text:p>-539.8096642</text:p>
          </table:table-cell>
          <table:table-cell office:value-type="float" office:value="-1.9" table:formula="of:=[.C5]" table:style-name="ce1">
            <text:p>-1.9</text:p>
          </table:table-cell>
          <table:table-cell office:value-type="float" office:value="112.95282236528942" table:formula="of:=([.D5]--539.712106)*219474.6" table:style-name="ce1">
            <text:p>112.9528224</text:p>
          </table:table-cell>
          <table:table-cell office:value-type="float" office:value="-1.9" table:formula="of:=[.C5]" table:style-name="ce1">
            <text:p>-1.9</text:p>
          </table:table-cell>
          <table:table-cell office:value-type="float" office:value="-21411.550327777753" table:formula="of:=([.F5]--539.712106)*219474.6" table:style-name="ce1">
            <text:p>-21411.5503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1.8" table:style-name="ce1">
            <text:p>-1.8</text:p>
          </table:table-cell>
          <table:table-cell office:value-type="float" office:value="-539.71175488599999" table:style-name="ce2">
            <text:p>-539.7117549</text:p>
          </table:table-cell>
          <table:table-cell office:value-type="float" office:value="2.6815000000000002" table:style-name="ce1">
            <text:p>2.6815</text:p>
          </table:table-cell>
          <table:table-cell office:value-type="float" office:value="-539.81029814360522" table:formula="of:=[.D6]-([.E6]/27.2114)" table:style-name="ce1">
            <text:p>-539.8102981</text:p>
          </table:table-cell>
          <table:table-cell office:value-type="float" office:value="-1.8" table:formula="of:=[.C6]" table:style-name="ce1">
            <text:p>-1.8</text:p>
          </table:table-cell>
          <table:table-cell office:value-type="float" office:value="77.060604694430936" table:formula="of:=([.D6]--539.712106)*219474.6" table:style-name="ce1">
            <text:p>77.06060469</text:p>
          </table:table-cell>
          <table:table-cell office:value-type="float" office:value="-1.8" table:formula="of:=[.C6]" table:style-name="ce1">
            <text:p>-1.8</text:p>
          </table:table-cell>
          <table:table-cell office:value-type="float" office:value="-21550.681440910157" table:formula="of:=([.F6]--539.712106)*219474.6" table:style-name="ce1">
            <text:p>-21550.6814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.7" table:style-name="ce1">
            <text:p>-1.7</text:p>
          </table:table-cell>
          <table:table-cell office:value-type="float" office:value="-539.71189343699996" table:style-name="ce1">
            <text:p>-539.7118934</text:p>
          </table:table-cell>
          <table:table-cell office:value-type="float" office:value="2.694" table:style-name="ce2">
            <text:p>2.694</text:p>
          </table:table-cell>
          <table:table-cell office:value-type="float" office:value="-539.81089606090029" table:formula="of:=[.D7]-([.E7]/27.2114)" table:style-name="ce1">
            <text:p>-539.8108961</text:p>
          </table:table-cell>
          <table:table-cell office:value-type="float" office:value="-1.7" table:formula="of:=[.C7]" table:style-name="ce1">
            <text:p>-1.7</text:p>
          </table:table-cell>
          <table:table-cell office:value-type="float" office:value="46.652179397813896" table:formula="of:=([.D7]--539.712106)*219474.6" table:style-name="ce1">
            <text:p>46.6521794</text:p>
          </table:table-cell>
          <table:table-cell office:value-type="float" office:value="-1.7" table:formula="of:=[.C7]" table:style-name="ce1">
            <text:p>-1.7</text:p>
          </table:table-cell>
          <table:table-cell office:value-type="float" office:value="-21681.909100078159" table:formula="of:=([.F7]--539.712106)*219474.6" table:style-name="ce1">
            <text:p>-21681.909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.6" table:style-name="ce1">
            <text:p>-1.6</text:p>
          </table:table-cell>
          <table:table-cell office:value-type="float" office:value="-539.71199876100002" table:style-name="ce2">
            <text:p>-539.7119988</text:p>
          </table:table-cell>
          <table:table-cell office:value-type="float" office:value="2.7061999999999999" table:style-name="ce2">
            <text:p>2.7062</text:p>
          </table:table-cell>
          <table:table-cell office:value-type="float" office:value="-539.81144972640425" table:formula="of:=[.D8]-([.E8]/27.2114)" table:style-name="ce1">
            <text:p>-539.8114497</text:p>
          </table:table-cell>
          <table:table-cell office:value-type="float" office:value="-1.6" table:formula="of:=[.C8]" table:style-name="ce1">
            <text:p>-1.6</text:p>
          </table:table-cell>
          <table:table-cell office:value-type="float" office:value="23.5362366142155" table:formula="of:=([.D8]--539.712106)*219474.6" table:style-name="ce1">
            <text:p>23.53623661</text:p>
          </table:table-cell>
          <table:table-cell office:value-type="float" office:value="-1.6" table:formula="of:=[.C8]" table:style-name="ce1">
            <text:p>-1.6</text:p>
          </table:table-cell>
          <table:table-cell office:value-type="float" office:value="-21803.424615093085" table:formula="of:=([.F8]--539.712106)*219474.6" table:style-name="ce1">
            <text:p>-21803.4246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1.5" table:style-name="ce1">
            <text:p>-1.5</text:p>
          </table:table-cell>
          <table:table-cell office:value-type="float" office:value="-539.71209049000004" table:style-name="ce2">
            <text:p>-539.7120905</text:p>
          </table:table-cell>
          <table:table-cell office:value-type="float" office:value="2.7181000000000002" table:style-name="ce2">
            <text:p>2.7181</text:p>
          </table:table-cell>
          <table:table-cell office:value-type="float" office:value="-539.81197877211707" table:formula="of:=[.D9]-([.E9]/27.2114)" table:style-name="ce1">
            <text:p>-539.8119788</text:p>
          </table:table-cell>
          <table:table-cell office:value-type="float" office:value="-1.5" table:formula="of:=[.C9]" table:style-name="ce1">
            <text:p>-1.5</text:p>
          </table:table-cell>
          <table:table-cell office:value-type="float" office:value="3.4040510266765067" table:formula="of:=([.D9]--539.712106)*219474.6" table:style-name="ce1">
            <text:p>3.404051027</text:p>
          </table:table-cell>
          <table:table-cell office:value-type="float" office:value="-1.5" table:formula="of:=[.C9]" table:style-name="ce1">
            <text:p>-1.5</text:p>
          </table:table-cell>
          <table:table-cell office:value-type="float" office:value="-21919.536711296842" table:formula="of:=([.F9]--539.712106)*219474.6" table:style-name="ce1">
            <text:p>-21919.5367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1.4" table:style-name="ce1">
            <text:p>-1.4</text:p>
          </table:table-cell>
          <table:table-cell office:value-type="float" office:value="-539.71216121600003" table:style-name="ce2">
            <text:p>-539.7121612</text:p>
          </table:table-cell>
          <table:table-cell office:value-type="float" office:value="2.7296999999999998" table:style-name="ce2">
            <text:p>2.7297</text:p>
          </table:table-cell>
          <table:table-cell office:value-type="float" office:value="-539.81247579003889" table:formula="of:=[.D10]-([.E10]/27.2114)" table:style-name="ce1">
            <text:p>-539.8124758</text:p>
          </table:table-cell>
          <table:table-cell office:value-type="float" office:value="-1.4" table:formula="of:=[.C10]" table:style-name="ce1">
            <text:p>-1.4</text:p>
          </table:table-cell>
          <table:table-cell office:value-type="float" office:value="-12.11850953071073" table:formula="of:=([.D10]--539.712106)*219474.6" table:style-name="ce1">
            <text:p>-12.11850953</text:p>
          </table:table-cell>
          <table:table-cell office:value-type="float" office:value="-1.4" table:formula="of:=[.C10]" table:style-name="ce1">
            <text:p>-1.4</text:p>
          </table:table-cell>
          <table:table-cell office:value-type="float" office:value="-22028.619520880289" table:formula="of:=([.F10]--539.712106)*219474.6" table:style-name="ce1">
            <text:p>-22028.6195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.3" table:style-name="ce1">
            <text:p>-1.3</text:p>
          </table:table-cell>
          <table:table-cell office:value-type="float" office:value="-539.71221241299997" table:style-name="ce1">
            <text:p>-539.7122124</text:p>
          </table:table-cell>
          <table:table-cell office:value-type="float" office:value="2.7408000000000001" table:style-name="ce2">
            <text:p>2.7408</text:p>
          </table:table-cell>
          <table:table-cell office:value-type="float" office:value="-539.8129349043088" table:formula="of:=[.D11]-([.E11]/27.2114)" table:style-name="ce1">
            <text:p>-539.8129349</text:p>
          </table:table-cell>
          <table:table-cell office:value-type="float" office:value="-1.3" table:formula="of:=[.C11]" table:style-name="ce1">
            <text:p>-1.3</text:p>
          </table:table-cell>
          <table:table-cell office:value-type="float" office:value="-23.354950615483428" table:formula="of:=([.D11]--539.712106)*219474.6" table:style-name="ce1">
            <text:p>-23.35495062</text:p>
          </table:table-cell>
          <table:table-cell office:value-type="float" office:value="-1.3" table:formula="of:=[.C11]" table:style-name="ce1">
            <text:p>-1.3</text:p>
          </table:table-cell>
          <table:table-cell office:value-type="float" office:value="-22129.383441624286" table:formula="of:=([.F11]--539.712106)*219474.6" table:style-name="ce1">
            <text:p>-22129.3834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1.2" table:style-name="ce1">
            <text:p>-1.2</text:p>
          </table:table-cell>
          <table:table-cell office:value-type="float" office:value="-539.71224587400002" table:style-name="ce1">
            <text:p>-539.7122459</text:p>
          </table:table-cell>
          <table:table-cell office:value-type="float" office:value="2.7515000000000001" table:style-name="ce2">
            <text:p>2.7515</text:p>
          </table:table-cell>
          <table:table-cell office:value-type="float" office:value="-539.81336158285728" table:formula="of:=[.D12]-([.E12]/27.2114)" table:style-name="ce1">
            <text:p>-539.8133616</text:p>
          </table:table-cell>
          <table:table-cell office:value-type="float" office:value="-1.2" table:formula="of:=[.C12]" table:style-name="ce1">
            <text:p>-1.2</text:p>
          </table:table-cell>
          <table:table-cell office:value-type="float" office:value="-30.698790215662211" table:formula="of:=([.D12]--539.712106)*219474.6" table:style-name="ce1">
            <text:p>-30.69879022</text:p>
          </table:table-cell>
          <table:table-cell office:value-type="float" office:value="-1.2" table:formula="of:=[.C12]" table:style-name="ce1">
            <text:p>-1.2</text:p>
          </table:table-cell>
          <table:table-cell office:value-type="float" office:value="-22223.028545380246" table:formula="of:=([.F12]--539.712106)*219474.6" table:style-name="ce1">
            <text:p>-22223.0285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539.71226361799995" table:style-name="ce2">
            <text:p>-539.7122636</text:p>
          </table:table-cell>
          <table:table-cell office:value-type="float" office:value="2.7616999999999998" table:style-name="ce1">
            <text:p>2.7617</text:p>
          </table:table-cell>
          <table:table-cell office:value-type="float" office:value="-539.81375416975402" table:formula="of:=[.D13]-([.E13]/27.2114)" table:style-name="ce1">
            <text:p>-539.8137542</text:p>
          </table:table-cell>
          <table:table-cell office:value-type="float" office:value="-1.1000000000000001" table:formula="of:=[.C13]" table:style-name="ce1">
            <text:p>-1.1</text:p>
          </table:table-cell>
          <table:table-cell office:value-type="float" office:value="-34.593147503439241" table:formula="of:=([.D13]--539.712106)*219474.6" table:style-name="ce1">
            <text:p>-34.5931475</text:p>
          </table:table-cell>
          <table:table-cell office:value-type="float" office:value="-1.1000000000000001" table:formula="of:=[.C13]" table:style-name="ce1">
            <text:p>-1.1</text:p>
          </table:table-cell>
          <table:table-cell office:value-type="float" office:value="-22309.191397506878" table:formula="of:=([.F13]--539.712106)*219474.6" table:style-name="ce1">
            <text:p>-22309.19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duct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-539.71226770199996" table:style-name="ce2">
            <text:p>-539.7122677</text:p>
          </table:table-cell>
          <table:table-cell office:value-type="float" office:value="2.7713000000000001" table:style-name="ce1">
            <text:p>2.7713</text:p>
          </table:table-cell>
          <table:table-cell office:value-type="float" office:value="-539.81411104706854" table:formula="of:=[.D14]-([.E14]/27.2114)" table:style-name="ce1">
            <text:p>-539.814111</text:p>
          </table:table-cell>
          <table:table-cell office:value-type="float" office:value="-1" table:formula="of:=[.C14]" table:style-name="ce1">
            <text:p>-1</text:p>
          </table:table-cell>
          <table:table-cell office:value-type="float" office:value="-35.489481772267077" table:formula="of:=([.D14]--539.712106)*219474.6" table:style-name="ce1">
            <text:p>-35.48948177</text:p>
          </table:table-cell>
          <table:table-cell office:value-type="float" office:value="-1" table:formula="of:=[.C14]" table:style-name="ce1">
            <text:p>-1</text:p>
          </table:table-cell>
          <table:table-cell office:value-type="float" office:value="-22387.516903359388" table:formula="of:=([.F14]--539.712106)*219474.6" table:style-name="ce1">
            <text:p>-22387.5169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0.9" table:style-name="ce1">
            <text:p>-0.9</text:p>
          </table:table-cell>
          <table:table-cell office:value-type="float" office:value="-539.71226043900003" table:style-name="ce1">
            <text:p>-539.7122604</text:p>
          </table:table-cell>
          <table:table-cell office:value-type="float" office:value="2.7803" table:style-name="ce2">
            <text:p>2.7803</text:p>
          </table:table-cell>
          <table:table-cell office:value-type="float" office:value="-539.81443452780104" table:formula="of:=[.D15]-([.E15]/27.2114)" table:style-name="ce1">
            <text:p>-539.8144345</text:p>
          </table:table-cell>
          <table:table-cell office:value-type="float" office:value="-0.9" table:formula="of:=[.C15]" table:style-name="ce1">
            <text:p>-0.9</text:p>
          </table:table-cell>
          <table:table-cell office:value-type="float" office:value="-33.89543776794433" table:formula="of:=([.D15]--539.712106)*219474.6" table:style-name="ce1">
            <text:p>-33.89543777</text:p>
          </table:table-cell>
          <table:table-cell office:value-type="float" office:value="-0.9" table:formula="of:=[.C15]" table:style-name="ce1">
            <text:p>-0.9</text:p>
          </table:table-cell>
          <table:table-cell office:value-type="float" office:value="-22458.51270773348" table:formula="of:=([.F15]--539.712106)*219474.6" table:style-name="ce1">
            <text:p>-22458.51271</text:p>
          </table:table-cell>
          <table:table-cell table:style-name="ce1">
            <draw:frame draw:z-index="1" draw:id="id4" draw:style-name="a4" draw:name="Chart 8" svg:x="0.70139in" svg:y="0.06944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0.8" table:style-name="ce1">
            <text:p>-0.8</text:p>
          </table:table-cell>
          <table:table-cell office:value-type="float" office:value="-539.71224427799996" table:style-name="ce1">
            <text:p>-539.7122443</text:p>
          </table:table-cell>
          <table:table-cell office:value-type="float" office:value="2.7887" table:style-name="ce2">
            <text:p>2.7887</text:p>
          </table:table-cell>
          <table:table-cell office:value-type="float" office:value="-539.81472706095121" table:formula="of:=[.D16]-([.E16]/27.2114)" table:style-name="ce1">
            <text:p>-539.8147271</text:p>
          </table:table-cell>
          <table:table-cell office:value-type="float" office:value="-0.8" table:formula="of:=[.C16]" table:style-name="ce1">
            <text:p>-0.8</text:p>
          </table:table-cell>
          <table:table-cell office:value-type="float" office:value="-30.348508740674401" table:formula="of:=([.D16]--539.712106)*219474.6" table:style-name="ce1">
            <text:p>-30.34850874</text:p>
          </table:table-cell>
          <table:table-cell office:value-type="float" office:value="-0.8" table:formula="of:=[.C16]" table:style-name="ce1">
            <text:p>-0.8</text:p>
          </table:table-cell>
          <table:table-cell office:value-type="float" office:value="-22522.716303854409" table:formula="of:=([.F16]--539.712106)*219474.6" table:style-name="ce1">
            <text:p>-22522.716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0.7" table:style-name="ce1">
            <text:p>-0.7</text:p>
          </table:table-cell>
          <table:table-cell office:value-type="float" office:value="-539.71222179400002" table:style-name="ce1">
            <text:p>-539.7122218</text:p>
          </table:table-cell>
          <table:table-cell office:value-type="float" office:value="2.7961999999999998" table:style-name="ce2">
            <text:p>2.7962</text:p>
          </table:table-cell>
          <table:table-cell office:value-type="float" office:value="-539.81498019672824" table:formula="of:=[.D17]-([.E17]/27.2114)" table:style-name="ce1">
            <text:p>-539.8149802</text:p>
          </table:table-cell>
          <table:table-cell office:value-type="float" office:value="-0.7" table:formula="of:=[.C17]" table:style-name="ce1">
            <text:p>-0.7</text:p>
          </table:table-cell>
          <table:table-cell office:value-type="float" office:value="-25.413841847032653" table:formula="of:=([.D17]--539.712106)*219474.6" table:style-name="ce1">
            <text:p>-25.41384185</text:p>
          </table:table-cell>
          <table:table-cell office:value-type="float" office:value="-0.7" table:formula="of:=[.C17]" table:style-name="ce1">
            <text:p>-0.7</text:p>
          </table:table-cell>
          <table:table-cell office:value-type="float" office:value="-22578.273177263636" table:formula="of:=([.F17]--539.712106)*219474.6" table:style-name="ce1">
            <text:p>-22578.2731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0.6" table:style-name="ce1">
            <text:p>-0.6</text:p>
          </table:table-cell>
          <table:table-cell office:value-type="float" office:value="-539.71219556599999" table:style-name="ce2">
            <text:p>-539.7121956</text:p>
          </table:table-cell>
          <table:table-cell office:value-type="float" office:value="2.8029999999999999" table:style-name="ce2">
            <text:p>2.803</text:p>
          </table:table-cell>
          <table:table-cell office:value-type="float" office:value="-539.81520386399279" table:formula="of:=[.D18]-([.E18]/27.2114)" table:style-name="ce1">
            <text:p>-539.8152039</text:p>
          </table:table-cell>
          <table:table-cell office:value-type="float" office:value="-0.6" table:formula="of:=[.C18]" table:style-name="ce1">
            <text:p>-0.6</text:p>
          </table:table-cell>
          <table:table-cell office:value-type="float" office:value="-19.657462032904824" table:formula="of:=([.D18]--539.712106)*219474.6" table:style-name="ce1">
            <text:p>-19.65746203</text:p>
          </table:table-cell>
          <table:table-cell office:value-type="float" office:value="-0.6" table:formula="of:=[.C18]" table:style-name="ce1">
            <text:p>-0.6</text:p>
          </table:table-cell>
          <table:table-cell office:value-type="float" office:value="-22627.362460683729" table:formula="of:=([.F18]--539.712106)*219474.6" table:style-name="ce1">
            <text:p>-22627.3624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0.5" table:style-name="ce1">
            <text:p>-0.5</text:p>
          </table:table-cell>
          <table:table-cell office:value-type="float" office:value="-539.71216849300004" table:style-name="ce1">
            <text:p>-539.7121685</text:p>
          </table:table-cell>
          <table:table-cell office:value-type="float" office:value="2.8088000000000002" table:style-name="ce2">
            <text:p>2.8088</text:p>
          </table:table-cell>
          <table:table-cell office:value-type="float" office:value="-539.81538993695369" table:formula="of:=[.D19]-([.E19]/27.2114)" table:style-name="ce1">
            <text:p>-539.8153899</text:p>
          </table:table-cell>
          <table:table-cell office:value-type="float" office:value="-0.5" table:formula="of:=[.C19]" table:style-name="ce1">
            <text:p>-0.5</text:p>
          </table:table-cell>
          <table:table-cell office:value-type="float" office:value="-13.715626196841777" table:formula="of:=([.D19]--539.712106)*219474.6" table:style-name="ce1">
            <text:p>-13.7156262</text:p>
          </table:table-cell>
          <table:table-cell office:value-type="float" office:value="-0.5" table:formula="of:=[.C19]" table:style-name="ce1">
            <text:p>-0.5</text:p>
          </table:table-cell>
          <table:table-cell office:value-type="float" office:value="-22668.20074934822" table:formula="of:=([.F19]--539.712106)*219474.6" table:style-name="ce1">
            <text:p>-22668.2007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0.4" table:style-name="ce1">
            <text:p>-0.4</text:p>
          </table:table-cell>
          <table:table-cell office:value-type="float" office:value="-539.71215944599999" table:style-name="ce2">
            <text:p>-539.7121594</text:p>
          </table:table-cell>
          <table:table-cell office:value-type="float" office:value="2.8136999999999999" table:style-name="ce1">
            <text:p>2.8137</text:p>
          </table:table-cell>
          <table:table-cell office:value-type="float" office:value="-539.81556096154122" table:formula="of:=[.D20]-([.E20]/27.2114)" table:style-name="ce1">
            <text:p>-539.815561</text:p>
          </table:table-cell>
          <table:table-cell office:value-type="float" office:value="-0.4" table:formula="of:=[.C20]" table:style-name="ce1">
            <text:p>-0.4</text:p>
          </table:table-cell>
          <table:table-cell office:value-type="float" office:value="-11.730039479960487" table:formula="of:=([.D20]--539.712106)*219474.6" table:style-name="ce1">
            <text:p>-11.73003948</text:p>
          </table:table-cell>
          <table:table-cell office:value-type="float" office:value="-0.4" table:formula="of:=[.C20]" table:style-name="ce1">
            <text:p>-0.4</text:p>
          </table:table-cell>
          <table:table-cell office:value-type="float" office:value="-22705.736302286565" table:formula="of:=([.F20]--539.712106)*219474.6" table:style-name="ce1">
            <text:p>-22705.736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0.3" table:style-name="ce1">
            <text:p>-0.3</text:p>
          </table:table-cell>
          <table:table-cell office:value-type="float" office:value="-539.71213732000001" table:style-name="ce2">
            <text:p>-539.7121373</text:p>
          </table:table-cell>
          <table:table-cell office:value-type="float" office:value="2.8174999999999999" table:style-name="ce2">
            <text:p>2.8175</text:p>
          </table:table-cell>
          <table:table-cell office:value-type="float" office:value="-539.81567848289501" table:formula="of:=[.D21]-([.E21]/27.2114)" table:style-name="ce1">
            <text:p>-539.8156785</text:p>
          </table:table-cell>
          <table:table-cell office:value-type="float" office:value="-0.3" table:formula="of:=[.C21]" table:style-name="ce1">
            <text:p>-0.3</text:p>
          </table:table-cell>
          <table:table-cell office:value-type="float" office:value="-6.8739444855846612" table:formula="of:=([.D21]--539.712106)*219474.6" table:style-name="ce1">
            <text:p>-6.873944486</text:p>
          </table:table-cell>
          <table:table-cell office:value-type="float" office:value="-0.3" table:formula="of:=[.C21]" table:style-name="ce1">
            <text:p>-0.3</text:p>
          </table:table-cell>
          <table:table-cell office:value-type="float" office:value="-22731.52925440027" table:formula="of:=([.F21]--539.712106)*219474.6" table:style-name="ce1">
            <text:p>-22731.529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0.2" table:style-name="ce1">
            <text:p>-0.2</text:p>
          </table:table-cell>
          <table:table-cell office:value-type="float" office:value="-539.71212028000002" table:style-name="ce2">
            <text:p>-539.7121203</text:p>
          </table:table-cell>
          <table:table-cell office:value-type="float" office:value="2.8203" table:style-name="ce1">
            <text:p>2.8203</text:p>
          </table:table-cell>
          <table:table-cell office:value-type="float" office:value="-539.81576434094507" table:formula="of:=[.D22]-([.E22]/27.2114)" table:style-name="ce1">
            <text:p>-539.8157643</text:p>
          </table:table-cell>
          <table:table-cell office:value-type="float" office:value="-0.2" table:formula="of:=[.C22]" table:style-name="ce1">
            <text:p>-0.2</text:p>
          </table:table-cell>
          <table:table-cell office:value-type="float" office:value="-3.1340973040404836" table:formula="of:=([.D22]--539.712106)*219474.6" table:style-name="ce1">
            <text:p>-3.134097304</text:p>
          </table:table-cell>
          <table:table-cell office:value-type="float" office:value="-0.2" table:formula="of:=[.C22]" table:style-name="ce1">
            <text:p>-0.2</text:p>
          </table:table-cell>
          <table:table-cell office:value-type="float" office:value="-22750.37291559314" table:formula="of:=([.F22]--539.712106)*219474.6" table:style-name="ce1">
            <text:p>-22750.3729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0.1" table:style-name="ce1">
            <text:p>-0.1</text:p>
          </table:table-cell>
          <table:table-cell office:value-type="float" office:value="-539.712109618" table:style-name="ce1">
            <text:p>-539.7121096</text:p>
          </table:table-cell>
          <table:table-cell office:value-type="float" office:value="2.8218999999999999" table:style-name="ce2">
            <text:p>2.8219</text:p>
          </table:table-cell>
          <table:table-cell office:value-type="float" office:value="-539.81581247783083" table:formula="of:=[.D23]-([.E23]/27.2114)" table:style-name="ce1">
            <text:p>-539.8158125</text:p>
          </table:table-cell>
          <table:table-cell office:value-type="float" office:value="-0.1" table:formula="of:=[.C23]" table:style-name="ce1">
            <text:p>-0.1</text:p>
          </table:table-cell>
          <table:table-cell office:value-type="float" office:value="-0.79405911391961581" table:formula="of:=([.D23]--539.712106)*219474.6" table:style-name="ce1">
            <text:p>-0.794059114</text:p>
          </table:table-cell>
          <table:table-cell office:value-type="float" office:value="-0.1" table:formula="of:=[.C23]" table:style-name="ce1">
            <text:p>-0.1</text:p>
          </table:table-cell>
          <table:table-cell office:value-type="float" office:value="-22760.937739341949" table:formula="of:=([.F23]--539.712106)*219474.6" table:style-name="ce1">
            <text:p>-22760.937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duc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9.71210604600003" table:style-name="ce2">
            <text:p>-539.712106</text:p>
          </table:table-cell>
          <table:table-cell office:value-type="float" office:value="2.8224" table:style-name="ce2">
            <text:p>2.8224</text:p>
          </table:table-cell>
          <table:table-cell office:value-type="float" office:value="-539.81582728048261" table:formula="of:=[.D24]-([.E24]/27.2114)" table:style-name="ce1">
            <text:p>-539.8158273</text:p>
          </table:table-cell>
          <table:table-cell office:value-type="float" office:value="0" table:formula="of:=[.C24]" table:style-name="ce1">
            <text:p>0</text:p>
          </table:table-cell>
          <table:table-cell office:value-type="float" office:value="-1.0095849589401951E-2" table:formula="of:=([.D24]--539.712106)*219474.6" table:style-name="ce1">
            <text:p>-0.01009585</text:p>
          </table:table-cell>
          <table:table-cell office:value-type="float" office:value="0" table:formula="of:=[.C24]" table:style-name="ce1">
            <text:p>0</text:p>
          </table:table-cell>
          <table:table-cell office:value-type="float" office:value="-22764.186545419499" table:formula="of:=([.F24]--539.712106)*219474.6" table:style-name="ce1">
            <text:p>-22764.186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acta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9.71210604600003" table:style-name="ce2">
            <text:p>-539.712106</text:p>
          </table:table-cell>
          <table:table-cell office:value-type="float" office:value="2.8224" table:style-name="ce1">
            <text:p>2.8224</text:p>
          </table:table-cell>
          <table:table-cell office:value-type="float" office:value="-539.81582728048261" table:formula="of:=[.D25]-([.E25]/27.2114)" table:style-name="ce1">
            <text:p>-539.8158273</text:p>
          </table:table-cell>
          <table:table-cell office:value-type="float" office:value="0" table:formula="of:=[.C25]" table:style-name="ce1">
            <text:p>0</text:p>
          </table:table-cell>
          <table:table-cell office:value-type="float" office:value="-1.0095849589401951E-2" table:formula="of:=([.D25]--539.712106)*219474.6" table:style-name="ce1">
            <text:p>-0.01009585</text:p>
          </table:table-cell>
          <table:table-cell office:value-type="float" office:value="0" table:formula="of:=[.C25]" table:style-name="ce1">
            <text:p>0</text:p>
          </table:table-cell>
          <table:table-cell office:value-type="float" office:value="-22764.186545419499" table:formula="of:=([.F25]--539.712106)*219474.6" table:style-name="ce1">
            <text:p>-22764.1865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-539.71210961899999" table:style-name="ce2">
            <text:p>-539.7121096</text:p>
          </table:table-cell>
          <table:table-cell office:value-type="float" office:value="2.8218999999999999" table:style-name="ce2">
            <text:p>2.8219</text:p>
          </table:table-cell>
          <table:table-cell office:value-type="float" office:value="-539.81581247883082" table:formula="of:=[.D26]-([.E26]/27.2114)" table:style-name="ce1">
            <text:p>-539.8158125</text:p>
          </table:table-cell>
          <table:table-cell office:value-type="float" office:value="0.1" table:formula="of:=[.C26]" table:style-name="ce1">
            <text:p>0.1</text:p>
          </table:table-cell>
          <table:table-cell office:value-type="float" office:value="-0.79427858619858405" table:formula="of:=([.D26]--539.712106)*219474.6" table:style-name="ce1">
            <text:p>-0.794278586</text:p>
          </table:table-cell>
          <table:table-cell office:value-type="float" office:value="0.1" table:formula="of:=[.C26]" table:style-name="ce1">
            <text:p>0.1</text:p>
          </table:table-cell>
          <table:table-cell office:value-type="float" office:value="-22760.937958814229" table:formula="of:=([.F26]--539.712106)*219474.6" table:style-name="ce1">
            <text:p>-22760.9379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-539.71212028399998" table:style-name="ce2">
            <text:p>-539.7121203</text:p>
          </table:table-cell>
          <table:table-cell office:value-type="float" office:value="2.8203" table:style-name="ce2">
            <text:p>2.8203</text:p>
          </table:table-cell>
          <table:table-cell office:value-type="float" office:value="-539.81576434494502" table:formula="of:=[.D27]-([.E27]/27.2114)" table:style-name="ce1">
            <text:p>-539.8157643</text:p>
          </table:table-cell>
          <table:table-cell office:value-type="float" office:value="0.2" table:formula="of:=[.C27]" table:style-name="ce1">
            <text:p>0.2</text:p>
          </table:table-cell>
          <table:table-cell office:value-type="float" office:value="-3.1349751931563561" table:formula="of:=([.D27]--539.712106)*219474.6" table:style-name="ce1">
            <text:p>-3.134975193</text:p>
          </table:table-cell>
          <table:table-cell office:value-type="float" office:value="0.2" table:formula="of:=[.C27]" table:style-name="ce1">
            <text:p>0.2</text:p>
          </table:table-cell>
          <table:table-cell office:value-type="float" office:value="-22750.373793482257" table:formula="of:=([.F27]--539.712106)*219474.6" table:style-name="ce1">
            <text:p>-22750.37379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-539.71213732800004" table:style-name="ce2">
            <text:p>-539.7121373</text:p>
          </table:table-cell>
          <table:table-cell office:value-type="float" office:value="2.8174999999999999" table:style-name="ce2">
            <text:p>2.8175</text:p>
          </table:table-cell>
          <table:table-cell office:value-type="float" office:value="-539.81567849089504" table:formula="of:=[.D28]-([.E28]/27.2114)" table:style-name="ce1">
            <text:p>-539.8156785</text:p>
          </table:table-cell>
          <table:table-cell office:value-type="float" office:value="0.3" table:formula="of:=[.C28]" table:style-name="ce1">
            <text:p>0.3</text:p>
          </table:table-cell>
          <table:table-cell office:value-type="float" office:value="-6.8757002887677805" table:formula="of:=([.D28]--539.712106)*219474.6" table:style-name="ce1">
            <text:p>-6.875700289</text:p>
          </table:table-cell>
          <table:table-cell office:value-type="float" office:value="0.3" table:formula="of:=[.C28]" table:style-name="ce1">
            <text:p>0.3</text:p>
          </table:table-cell>
          <table:table-cell office:value-type="float" office:value="-22731.531010203453" table:formula="of:=([.F28]--539.712106)*219474.6" table:style-name="ce1">
            <text:p>-22731.5310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-539.71215945899996" table:style-name="ce2">
            <text:p>-539.7121595</text:p>
          </table:table-cell>
          <table:table-cell office:value-type="float" office:value="2.8136999999999999" table:style-name="ce2">
            <text:p>2.8137</text:p>
          </table:table-cell>
          <table:table-cell office:value-type="float" office:value="-539.8155609745412" table:formula="of:=[.D29]-([.E29]/27.2114)" table:style-name="ce1">
            <text:p>-539.815561</text:p>
          </table:table-cell>
          <table:table-cell office:value-type="float" office:value="0.4" table:formula="of:=[.C29]" table:style-name="ce1">
            <text:p>0.4</text:p>
          </table:table-cell>
          <table:table-cell office:value-type="float" office:value="-11.732892644538447" table:formula="of:=([.D29]--539.712106)*219474.6" table:style-name="ce1">
            <text:p>-11.73289264</text:p>
          </table:table-cell>
          <table:table-cell office:value-type="float" office:value="0.4" table:formula="of:=[.C29]" table:style-name="ce1">
            <text:p>0.4</text:p>
          </table:table-cell>
          <table:table-cell office:value-type="float" office:value="-22705.739155451141" table:formula="of:=([.F29]--539.712106)*219474.6" table:style-name="ce1">
            <text:p>-22705.7391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-539.71216851500003" table:style-name="ce2">
            <text:p>-539.7121685</text:p>
          </table:table-cell>
          <table:table-cell office:value-type="float" office:value="2.8088000000000002" table:style-name="ce2">
            <text:p>2.8088</text:p>
          </table:table-cell>
          <table:table-cell office:value-type="float" office:value="-539.81538995895369" table:formula="of:=[.D30]-([.E30]/27.2114)" table:style-name="ce1">
            <text:p>-539.81539</text:p>
          </table:table-cell>
          <table:table-cell office:value-type="float" office:value="0.5" table:formula="of:=[.C30]" table:style-name="ce1">
            <text:p>0.5</text:p>
          </table:table-cell>
          <table:table-cell office:value-type="float" office:value="-13.720454636881824" table:formula="of:=([.D30]--539.712106)*219474.6" table:style-name="ce1">
            <text:p>-13.72045464</text:p>
          </table:table-cell>
          <table:table-cell office:value-type="float" office:value="0.5" table:formula="of:=[.C30]" table:style-name="ce1">
            <text:p>0.5</text:p>
          </table:table-cell>
          <table:table-cell office:value-type="float" office:value="-22668.20557778826" table:formula="of:=([.F30]--539.712106)*219474.6" table:style-name="ce1">
            <text:p>-22668.2055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" table:style-name="ce1">
            <text:p>0.6</text:p>
          </table:table-cell>
          <table:table-cell office:value-type="float" office:value="-539.71219563499994" table:style-name="ce2">
            <text:p>-539.7121956</text:p>
          </table:table-cell>
          <table:table-cell office:value-type="float" office:value="2.8029000000000002" table:style-name="ce2">
            <text:p>2.8029</text:p>
          </table:table-cell>
          <table:table-cell office:value-type="float" office:value="-539.8152002580623" table:formula="of:=[.D31]-([.E31]/27.2114)" table:style-name="ce1">
            <text:p>-539.8152003</text:p>
          </table:table-cell>
          <table:table-cell office:value-type="float" office:value="0.6" table:formula="of:=[.C31]" table:style-name="ce1">
            <text:p>0.6</text:p>
          </table:table-cell>
          <table:table-cell office:value-type="float" office:value="-19.672605769861867" table:formula="of:=([.D31]--539.712106)*219474.6" table:style-name="ce1">
            <text:p>-19.67260577</text:p>
          </table:table-cell>
          <table:table-cell office:value-type="float" office:value="0.6" table:formula="of:=[.C31]" table:style-name="ce1">
            <text:p>0.6</text:p>
          </table:table-cell>
          <table:table-cell office:value-type="float" office:value="-22626.571050532348" table:formula="of:=([.F31]--539.712106)*219474.6" table:style-name="ce1">
            <text:p>-22626.57105</text:p>
          </table:table-cell>
          <table:table-cell/>
          <table:table-cell table:style-name="ce1">
            <draw:frame draw:z-index="2" draw:id="id5" draw:style-name="a5" draw:name="Chart 9" svg:x="0.02083in" svg:y="0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" table:style-name="ce1">
            <text:p>0.7</text:p>
          </table:table-cell>
          <table:table-cell office:value-type="float" office:value="-539.71222186600005" table:style-name="ce2">
            <text:p>-539.7122219</text:p>
          </table:table-cell>
          <table:table-cell office:value-type="float" office:value="2.7961999999999998" table:style-name="ce2">
            <text:p>2.7962</text:p>
          </table:table-cell>
          <table:table-cell office:value-type="float" office:value="-539.81498026872828" table:formula="of:=[.D32]-([.E32]/27.2114)" table:style-name="ce1">
            <text:p>-539.8149803</text:p>
          </table:table-cell>
          <table:table-cell office:value-type="float" office:value="0.7" table:formula="of:=[.C32]" table:style-name="ce1">
            <text:p>0.7</text:p>
          </table:table-cell>
          <table:table-cell office:value-type="float" office:value="-25.429644025777975" table:formula="of:=([.D32]--539.712106)*219474.6" table:style-name="ce1">
            <text:p>-25.42964403</text:p>
          </table:table-cell>
          <table:table-cell office:value-type="float" office:value="0.7" table:formula="of:=[.C32]" table:style-name="ce1">
            <text:p>0.7</text:p>
          </table:table-cell>
          <table:table-cell office:value-type="float" office:value="-22578.288979442383" table:formula="of:=([.F32]--539.712106)*219474.6" table:style-name="ce1">
            <text:p>-22578.2889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style-name="ce1">
            <text:p>0.8</text:p>
          </table:table-cell>
          <table:table-cell office:value-type="float" office:value="-539.71224433199995" table:style-name="ce2">
            <text:p>-539.7122443</text:p>
          </table:table-cell>
          <table:table-cell office:value-type="float" office:value="2.7887" table:style-name="ce2">
            <text:p>2.7887</text:p>
          </table:table-cell>
          <table:table-cell office:value-type="float" office:value="-539.81472711495121" table:formula="of:=[.D33]-([.E33]/27.2114)" table:style-name="ce1">
            <text:p>-539.8147271</text:p>
          </table:table-cell>
          <table:table-cell office:value-type="float" office:value="0.8" table:formula="of:=[.C33]" table:style-name="ce1">
            <text:p>0.8</text:p>
          </table:table-cell>
          <table:table-cell office:value-type="float" office:value="-30.360360368495549" table:formula="of:=([.D33]--539.712106)*219474.6" table:style-name="ce1">
            <text:p>-30.36036037</text:p>
          </table:table-cell>
          <table:table-cell office:value-type="float" office:value="0.8" table:formula="of:=[.C33]" table:style-name="ce1">
            <text:p>0.8</text:p>
          </table:table-cell>
          <table:table-cell office:value-type="float" office:value="-22522.728155482229" table:formula="of:=([.F33]--539.712106)*219474.6" table:style-name="ce1">
            <text:p>-22522.7281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style-name="ce1">
            <text:p>0.9</text:p>
          </table:table-cell>
          <table:table-cell office:value-type="float" office:value="-539.71226047499999" table:style-name="ce2">
            <text:p>-539.7122605</text:p>
          </table:table-cell>
          <table:table-cell office:value-type="float" office:value="2.7803" table:style-name="ce2">
            <text:p>2.7803</text:p>
          </table:table-cell>
          <table:table-cell office:value-type="float" office:value="-539.814434563801" table:formula="of:=[.D34]-([.E34]/27.2114)" table:style-name="ce1">
            <text:p>-539.8144346</text:p>
          </table:table-cell>
          <table:table-cell office:value-type="float" office:value="0.9" table:formula="of:=[.C34]" table:style-name="ce1">
            <text:p>0.9</text:p>
          </table:table-cell>
          <table:table-cell office:value-type="float" office:value="-33.903338844841301" table:formula="of:=([.D34]--539.712106)*219474.6" table:style-name="ce1">
            <text:p>-33.90333884</text:p>
          </table:table-cell>
          <table:table-cell office:value-type="float" office:value="0.9" table:formula="of:=[.C34]" table:style-name="ce1">
            <text:p>0.9</text:p>
          </table:table-cell>
          <table:table-cell office:value-type="float" office:value="-22458.520608810377" table:formula="of:=([.F34]--539.712106)*219474.6" table:style-name="ce1">
            <text:p>-22458.520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actant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-539.71226770999999" table:style-name="ce2">
            <text:p>-539.7122677</text:p>
          </table:table-cell>
          <table:table-cell office:value-type="float" office:value="2.7713000000000001" table:style-name="ce2">
            <text:p>2.7713</text:p>
          </table:table-cell>
          <table:table-cell office:value-type="float" office:value="-539.81411105506857" table:formula="of:=[.D35]-([.E35]/27.2114)" table:style-name="ce1">
            <text:p>-539.8141111</text:p>
          </table:table-cell>
          <table:table-cell office:value-type="float" office:value="1" table:formula="of:=[.C35]" table:style-name="ce1">
            <text:p>1</text:p>
          </table:table-cell>
          <table:table-cell office:value-type="float" office:value="-35.491237575450192" table:formula="of:=([.D35]--539.712106)*219474.6" table:style-name="ce1">
            <text:p>-35.49123758</text:p>
          </table:table-cell>
          <table:table-cell office:value-type="float" office:value="1" table:formula="of:=[.C35]" table:style-name="ce1">
            <text:p>1</text:p>
          </table:table-cell>
          <table:table-cell office:value-type="float" office:value="-22387.518659162572" table:formula="of:=([.F35]--539.712106)*219474.6" table:style-name="ce1">
            <text:p>-22387.5186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539.71226360699995" table:style-name="ce2">
            <text:p>-539.7122636</text:p>
          </table:table-cell>
          <table:table-cell office:value-type="float" office:value="2.7616999999999998" table:style-name="ce2">
            <text:p>2.7617</text:p>
          </table:table-cell>
          <table:table-cell office:value-type="float" office:value="-539.81375415875402" table:formula="of:=[.D36]-([.E36]/27.2114)" table:style-name="ce1">
            <text:p>-539.8137542</text:p>
          </table:table-cell>
          <table:table-cell office:value-type="float" office:value="1.1000000000000001" table:formula="of:=[.C36]" table:style-name="ce1">
            <text:p>1.1</text:p>
          </table:table-cell>
          <table:table-cell office:value-type="float" office:value="-34.590733283419219" table:formula="of:=([.D36]--539.712106)*219474.6" table:style-name="ce1">
            <text:p>-34.59073328</text:p>
          </table:table-cell>
          <table:table-cell office:value-type="float" office:value="1.1000000000000001" table:formula="of:=[.C36]" table:style-name="ce1">
            <text:p>1.1</text:p>
          </table:table-cell>
          <table:table-cell office:value-type="float" office:value="-22309.188983286858" table:formula="of:=([.F36]--539.712106)*219474.6" table:style-name="ce1">
            <text:p>-22309.1889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" table:style-name="ce1">
            <text:p>1.2</text:p>
          </table:table-cell>
          <table:table-cell office:value-type="float" office:value="-539.71224583799994" table:style-name="ce2">
            <text:p>-539.7122458</text:p>
          </table:table-cell>
          <table:table-cell office:value-type="float" office:value="2.7515000000000001" table:style-name="ce2">
            <text:p>2.7515</text:p>
          </table:table-cell>
          <table:table-cell office:value-type="float" office:value="-539.81336154685721" table:formula="of:=[.D37]-([.E37]/27.2114)" table:style-name="ce1">
            <text:p>-539.8133615</text:p>
          </table:table-cell>
          <table:table-cell office:value-type="float" office:value="1.2" table:formula="of:=[.C37]" table:style-name="ce1">
            <text:p>1.2</text:p>
          </table:table-cell>
          <table:table-cell office:value-type="float" office:value="-30.690889113813864" table:formula="of:=([.D37]--539.712106)*219474.6" table:style-name="ce1">
            <text:p>-30.69088911</text:p>
          </table:table-cell>
          <table:table-cell office:value-type="float" office:value="1.2" table:formula="of:=[.C37]" table:style-name="ce1">
            <text:p>1.2</text:p>
          </table:table-cell>
          <table:table-cell office:value-type="float" office:value="-22223.0206442784" table:formula="of:=([.F37]--539.712106)*219474.6" table:style-name="ce1">
            <text:p>-22223.0206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style-name="ce1">
            <text:p>1.3</text:p>
          </table:table-cell>
          <table:table-cell office:value-type="float" office:value="-539.712212346" table:style-name="ce2">
            <text:p>-539.7122123</text:p>
          </table:table-cell>
          <table:table-cell office:value-type="float" office:value="2.7408000000000001" table:style-name="ce2">
            <text:p>2.7408</text:p>
          </table:table-cell>
          <table:table-cell office:value-type="float" office:value="-539.81293483730883" table:formula="of:=[.D38]-([.E38]/27.2114)" table:style-name="ce1">
            <text:p>-539.8129348</text:p>
          </table:table-cell>
          <table:table-cell office:value-type="float" office:value="1.3" table:formula="of:=[.C38]" table:style-name="ce1">
            <text:p>1.3</text:p>
          </table:table-cell>
          <table:table-cell office:value-type="float" office:value="-23.34024582308432" table:formula="of:=([.D38]--539.712106)*219474.6" table:style-name="ce1">
            <text:p>-23.34024582</text:p>
          </table:table-cell>
          <table:table-cell office:value-type="float" office:value="1.3" table:formula="of:=[.C38]" table:style-name="ce1">
            <text:p>1.3</text:p>
          </table:table-cell>
          <table:table-cell office:value-type="float" office:value="-22129.36873683189" table:formula="of:=([.F38]--539.712106)*219474.6" table:style-name="ce1">
            <text:p>-22129.3687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" table:style-name="ce1">
            <text:p>1.4</text:p>
          </table:table-cell>
          <table:table-cell office:value-type="float" office:value="-539.71216110900002" table:style-name="ce2">
            <text:p>-539.7121611</text:p>
          </table:table-cell>
          <table:table-cell office:value-type="float" office:value="2.7296" table:style-name="ce2">
            <text:p>2.7296</text:p>
          </table:table-cell>
          <table:table-cell office:value-type="float" office:value="-539.81247200810844" table:formula="of:=[.D39]-([.E39]/27.2114)" table:style-name="ce1">
            <text:p>-539.812472</text:p>
          </table:table-cell>
          <table:table-cell office:value-type="float" office:value="1.4" table:formula="of:=[.C39]" table:style-name="ce1">
            <text:p>1.4</text:p>
          </table:table-cell>
          <table:table-cell office:value-type="float" office:value="-12.095025747347405" table:formula="of:=([.D39]--539.712106)*219474.6" table:style-name="ce1">
            <text:p>-12.09502575</text:p>
          </table:table-cell>
          <table:table-cell office:value-type="float" office:value="1.4" table:formula="of:=[.C39]" table:style-name="ce1">
            <text:p>1.4</text:p>
          </table:table-cell>
          <table:table-cell office:value-type="float" office:value="-22027.789483208588" table:formula="of:=([.F39]--539.712106)*219474.6" table:style-name="ce1">
            <text:p>-22027.7894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style-name="ce1">
            <text:p>1.5</text:p>
          </table:table-cell>
          <table:table-cell office:value-type="float" office:value="-539.71209037699998" table:style-name="ce2">
            <text:p>-539.7120904</text:p>
          </table:table-cell>
          <table:table-cell office:value-type="float" office:value="2.7181000000000002" table:style-name="ce2">
            <text:p>2.7181</text:p>
          </table:table-cell>
          <table:table-cell office:value-type="float" office:value="-539.81197865911702" table:formula="of:=[.D40]-([.E40]/27.2114)" table:style-name="ce1">
            <text:p>-539.8119787</text:p>
          </table:table-cell>
          <table:table-cell office:value-type="float" office:value="1.5" table:formula="of:=[.C40]" table:style-name="ce1">
            <text:p>1.5</text:p>
          </table:table-cell>
          <table:table-cell office:value-type="float" office:value="3.4288516686650157" table:formula="of:=([.D40]--539.712106)*219474.6" table:style-name="ce1">
            <text:p>3.428851669</text:p>
          </table:table-cell>
          <table:table-cell office:value-type="float" office:value="1.5" table:formula="of:=[.C40]" table:style-name="ce1">
            <text:p>1.5</text:p>
          </table:table-cell>
          <table:table-cell office:value-type="float" office:value="-21919.511910654852" table:formula="of:=([.F40]--539.712106)*219474.6" table:style-name="ce1">
            <text:p>-21919.5119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style-name="ce1">
            <text:p>1.6</text:p>
          </table:table-cell>
          <table:table-cell office:value-type="float" office:value="-539.71199854999998" table:style-name="ce2">
            <text:p>-539.7119986</text:p>
          </table:table-cell>
          <table:table-cell office:value-type="float" office:value="2.7061999999999999" table:style-name="ce2">
            <text:p>2.7062</text:p>
          </table:table-cell>
          <table:table-cell office:value-type="float" office:value="-539.81144951540421" table:formula="of:=[.D41]-([.E41]/27.2114)" table:style-name="ce1">
            <text:p>-539.8114495</text:p>
          </table:table-cell>
          <table:table-cell office:value-type="float" office:value="1.6" table:formula="of:=[.C41]" table:style-name="ce1">
            <text:p>1.6</text:p>
          </table:table-cell>
          <table:table-cell office:value-type="float" office:value="23.582545764105248" table:formula="of:=([.D41]--539.712106)*219474.6" table:style-name="ce1">
            <text:p>23.58254576</text:p>
          </table:table-cell>
          <table:table-cell office:value-type="float" office:value="1.6" table:formula="of:=[.C41]" table:style-name="ce1">
            <text:p>1.6</text:p>
          </table:table-cell>
          <table:table-cell office:value-type="float" office:value="-21803.378305943195" table:formula="of:=([.F41]--539.712106)*219474.6" table:style-name="ce1">
            <text:p>-21803.3783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" table:style-name="ce1">
            <text:p>1.7</text:p>
          </table:table-cell>
          <table:table-cell office:value-type="float" office:value="-539.711893143" table:style-name="ce2">
            <text:p>-539.7118931</text:p>
          </table:table-cell>
          <table:table-cell office:value-type="float" office:value="2.6939000000000002" table:style-name="ce2">
            <text:p>2.6939</text:p>
          </table:table-cell>
          <table:table-cell office:value-type="float" office:value="-539.81089209196989" table:formula="of:=[.D42]-([.E42]/27.2114)" table:style-name="ce1">
            <text:p>-539.8108921</text:p>
          </table:table-cell>
          <table:table-cell office:value-type="float" office:value="1.7" table:formula="of:=[.C42]" table:style-name="ce1">
            <text:p>1.7</text:p>
          </table:table-cell>
          <table:table-cell office:value-type="float" office:value="46.716704921517611" table:formula="of:=([.D42]--539.712106)*219474.6" table:style-name="ce1">
            <text:p>46.71670492</text:p>
          </table:table-cell>
          <table:table-cell office:value-type="float" office:value="1.7" table:formula="of:=[.C42]" table:style-name="ce1">
            <text:p>1.7</text:p>
          </table:table-cell>
          <table:table-cell office:value-type="float" office:value="-21681.038020666118" table:formula="of:=([.F42]--539.712106)*219474.6" table:style-name="ce1">
            <text:p>-21681.0380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style-name="ce1">
            <text:p>1.8</text:p>
          </table:table-cell>
          <table:table-cell office:value-type="float" office:value="-539.71175451900001" table:style-name="ce2">
            <text:p>-539.7117545</text:p>
          </table:table-cell>
          <table:table-cell office:value-type="float" office:value="2.6814" table:style-name="ce2">
            <text:p>2.6814</text:p>
          </table:table-cell>
          <table:table-cell office:value-type="float" office:value="-539.81029410167491" table:formula="of:=[.D43]-([.E43]/27.2114)" table:style-name="ce1">
            <text:p>-539.8102941</text:p>
          </table:table-cell>
          <table:table-cell office:value-type="float" office:value="1.8" table:formula="of:=[.C43]" table:style-name="ce1">
            <text:p>1.8</text:p>
          </table:table-cell>
          <table:table-cell office:value-type="float" office:value="77.141151869158946" table:formula="of:=([.D43]--539.712106)*219474.6" table:style-name="ce1">
            <text:p>77.14115187</text:p>
          </table:table-cell>
          <table:table-cell office:value-type="float" office:value="1.8" table:formula="of:=[.C43]" table:style-name="ce1">
            <text:p>1.8</text:p>
          </table:table-cell>
          <table:table-cell office:value-type="float" office:value="-21549.794339872042" table:formula="of:=([.F43]--539.712106)*219474.6" table:style-name="ce1">
            <text:p>-21549.7943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" table:style-name="ce1">
            <text:p>1.9</text:p>
          </table:table-cell>
          <table:table-cell office:value-type="float" office:value="-539.71159090200001" table:style-name="ce2">
            <text:p>-539.7115909</text:p>
          </table:table-cell>
          <table:table-cell office:value-type="float" office:value="2.6686999999999999" table:style-name="ce2">
            <text:p>2.6687</text:p>
          </table:table-cell>
          <table:table-cell office:value-type="float" office:value="-539.80966376851916" table:formula="of:=[.D44]-([.E44]/27.2114)" table:style-name="ce1">
            <text:p>-539.8096638</text:p>
          </table:table-cell>
          <table:table-cell office:value-type="float" office:value="1.9" table:formula="of:=[.C44]" table:style-name="ce1">
            <text:p>1.9</text:p>
          </table:table-cell>
          <table:table-cell office:value-type="float" office:value="113.0509274969945" table:formula="of:=([.D44]--539.712106)*219474.6" table:style-name="ce1">
            <text:p>113.0509275</text:p>
          </table:table-cell>
          <table:table-cell office:value-type="float" office:value="1.9" table:formula="of:=[.C44]" table:style-name="ce1">
            <text:p>1.9</text:p>
          </table:table-cell>
          <table:table-cell office:value-type="float" office:value="-21411.45222264605" table:formula="of:=([.F44]--539.712106)*219474.6" table:style-name="ce1">
            <text:p>-21411.4522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-539.71140126099999" table:style-name="ce2">
            <text:p>-539.7114013</text:p>
          </table:table-cell>
          <table:table-cell office:value-type="float" office:value="2.6556000000000002" table:style-name="ce2">
            <text:p>2.6556</text:p>
          </table:table-cell>
          <table:table-cell office:value-type="float" office:value="-539.80899271164196" table:formula="of:=[.D45]-([.E45]/27.2114)" table:style-name="ce1">
            <text:p>-539.8089927</text:p>
          </table:table-cell>
          <table:table-cell office:value-type="float" office:value="2" table:formula="of:=[.C45]" table:style-name="ce1">
            <text:p>2</text:p>
          </table:table-cell>
          <table:table-cell office:value-type="float" office:value="154.67231011997228" table:formula="of:=([.D45]--539.712106)*219474.6" table:style-name="ce1">
            <text:p>154.6723101</text:p>
          </table:table-cell>
          <table:table-cell office:value-type="float" office:value="2" table:formula="of:=[.C45]" table:style-name="ce1">
            <text:p>2</text:p>
          </table:table-cell>
          <table:table-cell office:value-type="float" office:value="-21264.172282946416" table:formula="of:=([.F45]--539.712106)*219474.6" table:style-name="ce1">
            <text:p>-21264.17228</text:p>
          </table:table-cell>
          <table:table-cell table:number-columns-repeated="16374"/>
        </table:table-row>
        <table:table-row table:number-rows-repeated="1048531" table:style-name="ro1">
          <table:table-cell table:number-columns-repeated="16384"/>
        </table:table-row>
      </table:table>
      <table:table table:name="IRC6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office:value-type="string" table:style-name="ce1">
            <text:p>Energy</text:p>
          </table:table-cell>
          <table:table-cell office:value-type="string" table:style-name="ce1">
            <text:p>RxCoord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Y1</text:p>
          </table:table-cell>
          <table:table-cell office:value-type="string" table:style-name="ce1">
            <text:p>Z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1.8000000000000001E-4" table:style-name="ce1">
            <text:p>-0.00018</text:p>
          </table:table-cell>
          <table:table-cell office:value-type="float" office:value="-0.38540000000000002" table:style-name="ce1">
            <text:p>-0.3854</text:p>
          </table:table-cell>
          <table:table-cell office:value-type="float" office:value="2.4809000000000001" table:style-name="ce1">
            <text:p>2.4809</text:p>
          </table:table-cell>
          <table:table-cell office:value-type="float" office:value="1.3690800000000001" table:style-name="ce1">
            <text:p>1.3690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38540000000000002" table:style-name="ce1">
            <text:p>-0.3854</text:p>
          </table:table-cell>
          <table:table-cell office:value-type="float" office:value="-1.8000000000000001E-4" table:style-name="ce1">
            <text:p>-0.0001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1.7000000000000001E-4" table:style-name="ce1">
            <text:p>-0.00017</text:p>
          </table:table-cell>
          <table:table-cell office:value-type="float" office:value="-0.3377" table:style-name="ce1">
            <text:p>-0.3377</text:p>
          </table:table-cell>
          <table:table-cell office:value-type="float" office:value="2.4819900000000001" table:style-name="ce1">
            <text:p>2.48199</text:p>
          </table:table-cell>
          <table:table-cell office:value-type="float" office:value="1.3693200000000001" table:style-name="ce1">
            <text:p>1.3693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3377" table:style-name="ce1">
            <text:p>-0.3377</text:p>
          </table:table-cell>
          <table:table-cell office:value-type="float" office:value="-1.7000000000000001E-4" table:style-name="ce1">
            <text:p>-0.000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1.4999999999999999E-4" table:style-name="ce1">
            <text:p>-0.00015</text:p>
          </table:table-cell>
          <table:table-cell office:value-type="float" office:value="-0.28947000000000001" table:style-name="ce1">
            <text:p>-0.28947</text:p>
          </table:table-cell>
          <table:table-cell office:value-type="float" office:value="2.4832999999999998" table:style-name="ce1">
            <text:p>2.4833</text:p>
          </table:table-cell>
          <table:table-cell office:value-type="float" office:value="1.36934" table:style-name="ce1">
            <text:p>1.369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28947000000000001" table:style-name="ce1">
            <text:p>-0.28947</text:p>
          </table:table-cell>
          <table:table-cell office:value-type="float" office:value="-1.4999999999999999E-4" table:style-name="ce1">
            <text:p>-0.00015</text:p>
          </table:table-cell>
          <table:table-cell/>
          <table:table-cell table:style-name="ce1">
            <draw:frame draw:z-index="1" draw:id="id6" draw:style-name="a6" draw:name="Chart 3" svg:x="0.29861in" svg:y="0.04861in" svg:width="9.04861in" svg:height="5.4236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1.2E-4" table:style-name="ce1">
            <text:p>-0.00012</text:p>
          </table:table-cell>
          <table:table-cell office:value-type="float" office:value="-0.24123" table:style-name="ce1">
            <text:p>-0.24123</text:p>
          </table:table-cell>
          <table:table-cell office:value-type="float" office:value="2.4846699999999999" table:style-name="ce1">
            <text:p>2.48467</text:p>
          </table:table-cell>
          <table:table-cell office:value-type="float" office:value="1.3692899999999999" table:style-name="ce1">
            <text:p>1.3692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24123" table:style-name="ce1">
            <text:p>-0.24123</text:p>
          </table:table-cell>
          <table:table-cell office:value-type="float" office:value="-1.2E-4" table:style-name="ce1">
            <text:p>-0.0001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-0.19298999999999999" table:style-name="ce1">
            <text:p>-0.19299</text:p>
          </table:table-cell>
          <table:table-cell office:value-type="float" office:value="2.4861200000000001" table:style-name="ce1">
            <text:p>2.48612</text:p>
          </table:table-cell>
          <table:table-cell office:value-type="float" office:value="1.3692200000000001" table:style-name="ce1">
            <text:p>1.369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19298999999999999" table:style-name="ce1">
            <text:p>-0.19299</text:p>
          </table:table-cell>
          <table:table-cell office:value-type="float" office:value="-9.0000000000000006E-5" table:style-name="ce1">
            <text:p>-0.0000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-0.14474000000000001" table:style-name="ce1">
            <text:p>-0.14474</text:p>
          </table:table-cell>
          <table:table-cell office:value-type="float" office:value="2.4876299999999998" table:style-name="ce1">
            <text:p>2.48763</text:p>
          </table:table-cell>
          <table:table-cell office:value-type="float" office:value="1.36917" table:style-name="ce1">
            <text:p>1.3691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14474000000000001" table:style-name="ce1">
            <text:p>-0.14474</text:p>
          </table:table-cell>
          <table:table-cell office:value-type="float" office:value="-6.0000000000000002E-5" table:style-name="ce1">
            <text:p>-0.000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-9.6490000000000006E-2" table:style-name="ce1">
            <text:p>-0.09649</text:p>
          </table:table-cell>
          <table:table-cell office:value-type="float" office:value="2.48922" table:style-name="ce1">
            <text:p>2.48922</text:p>
          </table:table-cell>
          <table:table-cell office:value-type="float" office:value="1.36914" table:style-name="ce1">
            <text:p>1.3691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9.6490000000000006E-2" table:style-name="ce1">
            <text:p>-0.09649</text:p>
          </table:table-cell>
          <table:table-cell office:value-type="float" office:value="-3.0000000000000001E-5" table:style-name="ce1">
            <text:p>-0.000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4.8259999999999997E-2" table:style-name="ce1">
            <text:p>-0.04826</text:p>
          </table:table-cell>
          <table:table-cell office:value-type="float" office:value="2.49091" table:style-name="ce1">
            <text:p>2.49091</text:p>
          </table:table-cell>
          <table:table-cell office:value-type="float" office:value="1.3691199999999999" table:style-name="ce1">
            <text:p>1.369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4.8259999999999997E-2" table:style-name="ce1">
            <text:p>-0.04826</text:p>
          </table:table-cell>
          <table:table-cell office:value-type="float" office:value="-1.0000000000000001E-5" table:style-name="ce1">
            <text:p>-0.000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926499999999998" table:style-name="ce1">
            <text:p>2.49265</text:p>
          </table:table-cell>
          <table:table-cell office:value-type="float" office:value="1.36911" table:style-name="ce1">
            <text:p>1.3691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4.8250000000000001E-2" table:style-name="ce1">
            <text:p>0.04825</text:p>
          </table:table-cell>
          <table:table-cell office:value-type="float" office:value="2.4944000000000002" table:style-name="ce1">
            <text:p>2.4944</text:p>
          </table:table-cell>
          <table:table-cell office:value-type="float" office:value="1.36907" table:style-name="ce1">
            <text:p>1.3690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8250000000000001E-2" table:style-name="ce1">
            <text:p>0.04825</text:p>
          </table:table-cell>
          <table:table-cell office:value-type="float" office:value="-1.0000000000000001E-5" table:style-name="ce1">
            <text:p>-0.000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2.4961700000000002" table:style-name="ce1">
            <text:p>2.49617</text:p>
          </table:table-cell>
          <table:table-cell office:value-type="float" office:value="1.369" table:style-name="ce1">
            <text:p>1.36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6479999999999996E-2" table:style-name="ce1">
            <text:p>0.09648</text:p>
          </table:table-cell>
          <table:table-cell office:value-type="float" office:value="-3.0000000000000001E-5" table:style-name="ce1">
            <text:p>-0.000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0.14473" table:style-name="ce1">
            <text:p>0.14473</text:p>
          </table:table-cell>
          <table:table-cell office:value-type="float" office:value="2.4980099999999998" table:style-name="ce1">
            <text:p>2.49801</text:p>
          </table:table-cell>
          <table:table-cell office:value-type="float" office:value="1.3689" table:style-name="ce1">
            <text:p>1.368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4473" table:style-name="ce1">
            <text:p>0.14473</text:p>
          </table:table-cell>
          <table:table-cell office:value-type="float" office:value="-6.0000000000000002E-5" table:style-name="ce1">
            <text:p>-0.000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0.19298000000000001" table:style-name="ce1">
            <text:p>0.19298</text:p>
          </table:table-cell>
          <table:table-cell office:value-type="float" office:value="2.4998900000000002" table:style-name="ce1">
            <text:p>2.49989</text:p>
          </table:table-cell>
          <table:table-cell office:value-type="float" office:value="1.36873" table:style-name="ce1">
            <text:p>1.368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9298000000000001" table:style-name="ce1">
            <text:p>0.19298</text:p>
          </table:table-cell>
          <table:table-cell office:value-type="float" office:value="-9.0000000000000006E-5" table:style-name="ce1">
            <text:p>-0.0000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1.2E-4" table:style-name="ce1">
            <text:p>-0.00012</text:p>
          </table:table-cell>
          <table:table-cell office:value-type="float" office:value="0.24121999999999999" table:style-name="ce1">
            <text:p>0.24122</text:p>
          </table:table-cell>
          <table:table-cell office:value-type="float" office:value="2.5017999999999998" table:style-name="ce1">
            <text:p>2.5018</text:p>
          </table:table-cell>
          <table:table-cell office:value-type="float" office:value="1.36852" table:style-name="ce1">
            <text:p>1.3685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4121999999999999" table:style-name="ce1">
            <text:p>0.24122</text:p>
          </table:table-cell>
          <table:table-cell office:value-type="float" office:value="-1.2E-4" table:style-name="ce1">
            <text:p>-0.0001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1.4999999999999999E-4" table:style-name="ce1">
            <text:p>-0.00015</text:p>
          </table:table-cell>
          <table:table-cell office:value-type="float" office:value="0.28946" table:style-name="ce1">
            <text:p>0.28946</text:p>
          </table:table-cell>
          <table:table-cell office:value-type="float" office:value="2.5037699999999998" table:style-name="ce1">
            <text:p>2.50377</text:p>
          </table:table-cell>
          <table:table-cell office:value-type="float" office:value="1.3682700000000001" table:style-name="ce1">
            <text:p>1.3682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8946" table:style-name="ce1">
            <text:p>0.28946</text:p>
          </table:table-cell>
          <table:table-cell office:value-type="float" office:value="-1.4999999999999999E-4" table:style-name="ce1">
            <text:p>-0.0001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1.7000000000000001E-4" table:style-name="ce1">
            <text:p>-0.00017</text:p>
          </table:table-cell>
          <table:table-cell office:value-type="float" office:value="0.33768999999999999" table:style-name="ce1">
            <text:p>0.33769</text:p>
          </table:table-cell>
          <table:table-cell office:value-type="float" office:value="2.5058500000000001" table:style-name="ce1">
            <text:p>2.50585</text:p>
          </table:table-cell>
          <table:table-cell office:value-type="float" office:value="1.36802" table:style-name="ce1">
            <text:p>1.368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3768999999999999" table:style-name="ce1">
            <text:p>0.33769</text:p>
          </table:table-cell>
          <table:table-cell office:value-type="float" office:value="-1.7000000000000001E-4" table:style-name="ce1">
            <text:p>-0.000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1.8000000000000001E-4" table:style-name="ce1">
            <text:p>-0.00018</text:p>
          </table:table-cell>
          <table:table-cell office:value-type="float" office:value="0.38540000000000002" table:style-name="ce1">
            <text:p>0.3854</text:p>
          </table:table-cell>
          <table:table-cell office:value-type="float" office:value="2.5083099999999998" table:style-name="ce1">
            <text:p>2.50831</text:p>
          </table:table-cell>
          <table:table-cell office:value-type="float" office:value="1.36788" table:style-name="ce1">
            <text:p>1.3678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8540000000000002" table:style-name="ce1">
            <text:p>0.3854</text:p>
          </table:table-cell>
          <table:table-cell office:value-type="float" office:value="-1.8000000000000001E-4" table:style-name="ce1">
            <text:p>-0.00018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X2</text:p>
          </table:table-cell>
          <table:table-cell office:value-type="string" table:style-name="ce1">
            <text:p>Y2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Y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.6859999999999999" table:style-name="ce1">
            <text:p>3.686</text:p>
          </table:table-cell>
          <table:table-cell office:value-type="float" office:value="0.67327000000000004" table:style-name="ce1">
            <text:p>0.67327</text:p>
          </table:table-cell>
          <table:table-cell office:value-type="float" office:value="0" table:style-name="ce1">
            <text:p>0</text:p>
          </table:table-cell>
          <table:table-cell office:value-type="float" office:value="3.67991" table:style-name="ce1">
            <text:p>3.67991</text:p>
          </table:table-cell>
          <table:table-cell office:value-type="float" office:value="-0.71852000000000005" table:style-name="ce1">
            <text:p>-0.7185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3.68763" table:style-name="ce1">
            <text:p>3.68763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" table:style-name="ce1">
            <text:p>0</text:p>
          </table:table-cell>
          <table:table-cell office:value-type="float" office:value="3.6796099999999998" table:style-name="ce1">
            <text:p>3.67961</text:p>
          </table:table-cell>
          <table:table-cell office:value-type="float" office:value="-0.71680999999999995" table:style-name="ce1">
            <text:p>-0.7168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3.68954" table:style-name="ce1">
            <text:p>3.68954</text:p>
          </table:table-cell>
          <table:table-cell office:value-type="float" office:value="0.67554000000000003" table:style-name="ce1">
            <text:p>0.67554</text:p>
          </table:table-cell>
          <table:table-cell office:value-type="float" office:value="0" table:style-name="ce1">
            <text:p>0</text:p>
          </table:table-cell>
          <table:table-cell office:value-type="float" office:value="3.6796500000000001" table:style-name="ce1">
            <text:p>3.67965</text:p>
          </table:table-cell>
          <table:table-cell office:value-type="float" office:value="-0.71516000000000002" table:style-name="ce1">
            <text:p>-0.715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.6915300000000002" table:style-name="ce1">
            <text:p>3.69153</text:p>
          </table:table-cell>
          <table:table-cell office:value-type="float" office:value="0.67649999999999999" table:style-name="ce1">
            <text:p>0.6765</text:p>
          </table:table-cell>
          <table:table-cell office:value-type="float" office:value="0" table:style-name="ce1">
            <text:p>0</text:p>
          </table:table-cell>
          <table:table-cell office:value-type="float" office:value="3.6799499999999998" table:style-name="ce1">
            <text:p>3.67995</text:p>
          </table:table-cell>
          <table:table-cell office:value-type="float" office:value="-0.71350999999999998" table:style-name="ce1">
            <text:p>-0.7135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3.69354" table:style-name="ce1">
            <text:p>3.69354</text:p>
          </table:table-cell>
          <table:table-cell office:value-type="float" office:value="0.6774" table:style-name="ce1">
            <text:p>0.6774</text:p>
          </table:table-cell>
          <table:table-cell office:value-type="float" office:value="0" table:style-name="ce1">
            <text:p>0</text:p>
          </table:table-cell>
          <table:table-cell office:value-type="float" office:value="3.6804600000000001" table:style-name="ce1">
            <text:p>3.68046</text:p>
          </table:table-cell>
          <table:table-cell office:value-type="float" office:value="-0.71184999999999998" table:style-name="ce1">
            <text:p>-0.7118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3.6955399999999998" table:style-name="ce1">
            <text:p>3.69554</text:p>
          </table:table-cell>
          <table:table-cell office:value-type="float" office:value="0.67825000000000002" table:style-name="ce1">
            <text:p>0.67825</text:p>
          </table:table-cell>
          <table:table-cell office:value-type="float" office:value="0" table:style-name="ce1">
            <text:p>0</text:p>
          </table:table-cell>
          <table:table-cell office:value-type="float" office:value="3.68113" table:style-name="ce1">
            <text:p>3.68113</text:p>
          </table:table-cell>
          <table:table-cell office:value-type="float" office:value="-0.71018000000000003" table:style-name="ce1">
            <text:p>-0.71018</text:p>
          </table:table-cell>
          <table:table-cell table:style-name="ce1"/>
          <table:table-cell office:value-type="float" office:value="-4.770000000000002E-2" table:formula="of:=[.D2]-[.D3]" table:style-name="ce1">
            <text:p>-0.047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3.6975199999999999" table:style-name="ce1">
            <text:p>3.69752</text:p>
          </table:table-cell>
          <table:table-cell office:value-type="float" office:value="0.67905000000000004" table:style-name="ce1">
            <text:p>0.67905</text:p>
          </table:table-cell>
          <table:table-cell office:value-type="float" office:value="0" table:style-name="ce1">
            <text:p>0</text:p>
          </table:table-cell>
          <table:table-cell office:value-type="float" office:value="3.68194" table:style-name="ce1">
            <text:p>3.68194</text:p>
          </table:table-cell>
          <table:table-cell office:value-type="float" office:value="-0.70850000000000002" table:style-name="ce1">
            <text:p>-0.7085</text:p>
          </table:table-cell>
          <table:table-cell table:style-name="ce1"/>
          <table:table-cell office:value-type="float" office:value="-4.8229999999999995E-2" table:formula="of:=[.D3]-[.D4]" table:style-name="ce1">
            <text:p>-0.0482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.6995200000000001" table:style-name="ce1">
            <text:p>3.69952</text:p>
          </table:table-cell>
          <table:table-cell office:value-type="float" office:value="0.67986000000000002" table:style-name="ce1">
            <text:p>0.67986</text:p>
          </table:table-cell>
          <table:table-cell office:value-type="float" office:value="0" table:style-name="ce1">
            <text:p>0</text:p>
          </table:table-cell>
          <table:table-cell office:value-type="float" office:value="3.6828699999999999" table:style-name="ce1">
            <text:p>3.68287</text:p>
          </table:table-cell>
          <table:table-cell office:value-type="float" office:value="-0.70682" table:style-name="ce1">
            <text:p>-0.70682</text:p>
          </table:table-cell>
          <table:table-cell table:style-name="ce1"/>
          <table:table-cell office:value-type="float" office:value="-4.8240000000000005E-2" table:formula="of:=[.D4]-[.D5]" table:style-name="ce1">
            <text:p>-0.0482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3.7015099999999999" table:style-name="ce1">
            <text:p>3.70151</text:p>
          </table:table-cell>
          <table:table-cell office:value-type="float" office:value="0.68067" table:style-name="ce1">
            <text:p>0.68067</text:p>
          </table:table-cell>
          <table:table-cell office:value-type="float" office:value="0" table:style-name="ce1">
            <text:p>0</text:p>
          </table:table-cell>
          <table:table-cell office:value-type="float" office:value="3.6838600000000001" table:style-name="ce1">
            <text:p>3.68386</text:p>
          </table:table-cell>
          <table:table-cell office:value-type="float" office:value="-0.70515000000000005" table:style-name="ce1">
            <text:p>-0.70515</text:p>
          </table:table-cell>
          <table:table-cell table:style-name="ce1"/>
          <table:table-cell office:value-type="float" office:value="-4.8240000000000005E-2" table:formula="of:=[.D5]-[.D6]" table:style-name="ce1">
            <text:p>-0.0482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3.7034199999999999" table:style-name="ce1">
            <text:p>3.70342</text:p>
          </table:table-cell>
          <table:table-cell office:value-type="float" office:value="0.68145999999999995" table:style-name="ce1">
            <text:p>0.68146</text:p>
          </table:table-cell>
          <table:table-cell office:value-type="float" office:value="0" table:style-name="ce1">
            <text:p>0</text:p>
          </table:table-cell>
          <table:table-cell office:value-type="float" office:value="3.68479" table:style-name="ce1">
            <text:p>3.68479</text:p>
          </table:table-cell>
          <table:table-cell office:value-type="float" office:value="-0.70350999999999997" table:style-name="ce1">
            <text:p>-0.70351</text:p>
          </table:table-cell>
          <table:table-cell table:style-name="ce1"/>
          <table:table-cell office:value-type="float" office:value="-4.8249999999999987E-2" table:formula="of:=[.D6]-[.D7]" table:style-name="ce1">
            <text:p>-0.048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3.7053400000000001" table:style-name="ce1">
            <text:p>3.70534</text:p>
          </table:table-cell>
          <table:table-cell office:value-type="float" office:value="0.68228" table:style-name="ce1">
            <text:p>0.68228</text:p>
          </table:table-cell>
          <table:table-cell office:value-type="float" office:value="0" table:style-name="ce1">
            <text:p>0</text:p>
          </table:table-cell>
          <table:table-cell office:value-type="float" office:value="3.6856800000000001" table:style-name="ce1">
            <text:p>3.68568</text:p>
          </table:table-cell>
          <table:table-cell office:value-type="float" office:value="-0.70189000000000001" table:style-name="ce1">
            <text:p>-0.70189</text:p>
          </table:table-cell>
          <table:table-cell table:style-name="ce1"/>
          <table:table-cell office:value-type="float" office:value="-4.8250000000000001E-2" table:formula="of:=[.D7]-[.D8]" table:style-name="ce1">
            <text:p>-0.048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3.70736" table:style-name="ce1">
            <text:p>3.70736</text:p>
          </table:table-cell>
          <table:table-cell office:value-type="float" office:value="0.68315999999999999" table:style-name="ce1">
            <text:p>0.68316</text:p>
          </table:table-cell>
          <table:table-cell office:value-type="float" office:value="0" table:style-name="ce1">
            <text:p>0</text:p>
          </table:table-cell>
          <table:table-cell office:value-type="float" office:value="3.6865600000000001" table:style-name="ce1">
            <text:p>3.68656</text:p>
          </table:table-cell>
          <table:table-cell office:value-type="float" office:value="-0.70028999999999997" table:style-name="ce1">
            <text:p>-0.70029</text:p>
          </table:table-cell>
          <table:table-cell table:style-name="ce1"/>
          <table:table-cell office:value-type="float" office:value="-4.8230000000000009E-2" table:formula="of:=[.D8]-[.D9]" table:style-name="ce1">
            <text:p>-0.0482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3.70947" table:style-name="ce1">
            <text:p>3.70947</text:p>
          </table:table-cell>
          <table:table-cell office:value-type="float" office:value="0.68408000000000002" table:style-name="ce1">
            <text:p>0.68408</text:p>
          </table:table-cell>
          <table:table-cell office:value-type="float" office:value="0" table:style-name="ce1">
            <text:p>0</text:p>
          </table:table-cell>
          <table:table-cell office:value-type="float" office:value="3.68737" table:style-name="ce1">
            <text:p>3.68737</text:p>
          </table:table-cell>
          <table:table-cell office:value-type="float" office:value="-0.69872999999999996" table:style-name="ce1">
            <text:p>-0.69873</text:p>
          </table:table-cell>
          <table:table-cell table:style-name="ce1"/>
          <table:table-cell office:value-type="float" office:value="-4.8259999999999997E-2" table:formula="of:=[.D9]-[.D10]" table:style-name="ce1">
            <text:p>-0.0482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3.7116600000000002" table:style-name="ce1">
            <text:p>3.71166</text:p>
          </table:table-cell>
          <table:table-cell office:value-type="float" office:value="0.68503000000000003" table:style-name="ce1">
            <text:p>0.68503</text:p>
          </table:table-cell>
          <table:table-cell office:value-type="float" office:value="0" table:style-name="ce1">
            <text:p>0</text:p>
          </table:table-cell>
          <table:table-cell office:value-type="float" office:value="3.6880600000000001" table:style-name="ce1">
            <text:p>3.68806</text:p>
          </table:table-cell>
          <table:table-cell office:value-type="float" office:value="-0.69723000000000002" table:style-name="ce1">
            <text:p>-0.69723</text:p>
          </table:table-cell>
          <table:table-cell table:style-name="ce1"/>
          <table:table-cell office:value-type="float" office:value="-4.8250000000000001E-2" table:formula="of:=[.D10]-[.D11]" table:style-name="ce1">
            <text:p>-0.0482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3.71394" table:style-name="ce1">
            <text:p>3.71394</text:p>
          </table:table-cell>
          <table:table-cell office:value-type="float" office:value="0.68598000000000003" table:style-name="ce1">
            <text:p>0.68598</text:p>
          </table:table-cell>
          <table:table-cell office:value-type="float" office:value="0" table:style-name="ce1">
            <text:p>0</text:p>
          </table:table-cell>
          <table:table-cell office:value-type="float" office:value="3.6886100000000002" table:style-name="ce1">
            <text:p>3.68861</text:p>
          </table:table-cell>
          <table:table-cell office:value-type="float" office:value="-0.69579999999999997" table:style-name="ce1">
            <text:p>-0.6958</text:p>
          </table:table-cell>
          <table:table-cell table:style-name="ce1"/>
          <table:table-cell office:value-type="float" office:value="-4.8229999999999995E-2" table:formula="of:=[.D11]-[.D12]" table:style-name="ce1">
            <text:p>-0.048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.7163300000000001" table:style-name="ce1">
            <text:p>3.71633</text:p>
          </table:table-cell>
          <table:table-cell office:value-type="float" office:value="0.68688000000000005" table:style-name="ce1">
            <text:p>0.68688</text:p>
          </table:table-cell>
          <table:table-cell office:value-type="float" office:value="0" table:style-name="ce1">
            <text:p>0</text:p>
          </table:table-cell>
          <table:table-cell office:value-type="float" office:value="3.68899" table:style-name="ce1">
            <text:p>3.68899</text:p>
          </table:table-cell>
          <table:table-cell office:value-type="float" office:value="-0.69450000000000001" table:style-name="ce1">
            <text:p>-0.6945</text:p>
          </table:table-cell>
          <table:table-cell table:style-name="ce1"/>
          <table:table-cell office:value-type="float" office:value="-4.8250000000000001E-2" table:formula="of:=[.D12]-[.D13]" table:style-name="ce1">
            <text:p>-0.0482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3.71888" table:style-name="ce1">
            <text:p>3.71888</text:p>
          </table:table-cell>
          <table:table-cell office:value-type="float" office:value="0.68737999999999999" table:style-name="ce1">
            <text:p>0.68738</text:p>
          </table:table-cell>
          <table:table-cell office:value-type="float" office:value="0" table:style-name="ce1">
            <text:p>0</text:p>
          </table:table-cell>
          <table:table-cell office:value-type="float" office:value="3.68912" table:style-name="ce1">
            <text:p>3.68912</text:p>
          </table:table-cell>
          <table:table-cell office:value-type="float" office:value="-0.69367999999999996" table:style-name="ce1">
            <text:p>-0.69368</text:p>
          </table:table-cell>
          <table:table-cell table:style-name="ce1"/>
          <table:table-cell office:value-type="float" office:value="-4.8250000000000015E-2" table:formula="of:=[.D13]-[.D14]" table:style-name="ce1">
            <text:p>-0.0482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string" table:style-name="ce1">
            <text:p>Z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Y4</text:p>
          </table:table-cell>
          <table:table-cell office:value-type="string" table:style-name="ce1">
            <text:p>Z4</text:p>
          </table:table-cell>
          <table:table-cell office:value-type="string" table:style-name="ce1">
            <text:p>X5</text:p>
          </table:table-cell>
          <table:table-cell table:style-name="ce1"/>
          <table:table-cell office:value-type="float" office:value="-4.8239999999999977E-2" table:formula="of:=[.D14]-[.D15]" table:style-name="ce1">
            <text:p>-0.048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4788700000000001" table:style-name="ce1">
            <text:p>2.47887</text:p>
          </table:table-cell>
          <table:table-cell office:value-type="float" office:value="-1.4082300000000001" table:style-name="ce1">
            <text:p>-1.40823</text:p>
          </table:table-cell>
          <table:table-cell office:value-type="float" office:value="0" table:style-name="ce1">
            <text:p>0</text:p>
          </table:table-cell>
          <table:table-cell office:value-type="float" office:value="-2.4476800000000001" table:style-name="ce1">
            <text:p>-2.44768</text:p>
          </table:table-cell>
          <table:table-cell table:style-name="ce1"/>
          <table:table-cell office:value-type="float" office:value="-4.8240000000000005E-2" table:formula="of:=[.D15]-[.D16]" table:style-name="ce1">
            <text:p>-0.048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.4771100000000001" table:style-name="ce1">
            <text:p>2.47711</text:p>
          </table:table-cell>
          <table:table-cell office:value-type="float" office:value="-1.4067700000000001" table:style-name="ce1">
            <text:p>-1.40677</text:p>
          </table:table-cell>
          <table:table-cell office:value-type="float" office:value="0" table:style-name="ce1">
            <text:p>0</text:p>
          </table:table-cell>
          <table:table-cell office:value-type="float" office:value="-2.44956" table:style-name="ce1">
            <text:p>-2.44956</text:p>
          </table:table-cell>
          <table:table-cell table:style-name="ce1"/>
          <table:table-cell office:value-type="float" office:value="-4.8229999999999995E-2" table:formula="of:=[.D16]-[.D17]" table:style-name="ce1">
            <text:p>-0.048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.4752299999999998" table:style-name="ce1">
            <text:p>2.47523</text:p>
          </table:table-cell>
          <table:table-cell office:value-type="float" office:value="-1.4053500000000001" table:style-name="ce1">
            <text:p>-1.40535</text:p>
          </table:table-cell>
          <table:table-cell office:value-type="float" office:value="0" table:style-name="ce1">
            <text:p>0</text:p>
          </table:table-cell>
          <table:table-cell office:value-type="float" office:value="-2.4513400000000001" table:style-name="ce1">
            <text:p>-2.45134</text:p>
          </table:table-cell>
          <table:table-cell table:style-name="ce1"/>
          <table:table-cell office:value-type="float" office:value="-4.771000000000003E-2" table:formula="of:=[.D17]-[.D18]" table:style-name="ce1">
            <text:p>-0.0477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.4733299999999998" table:style-name="ce1">
            <text:p>2.47333</text:p>
          </table:table-cell>
          <table:table-cell office:value-type="float" office:value="-1.40402" table:style-name="ce1">
            <text:p>-1.40402</text:p>
          </table:table-cell>
          <table:table-cell office:value-type="float" office:value="0" table:style-name="ce1">
            <text:p>0</text:p>
          </table:table-cell>
          <table:table-cell office:value-type="float" office:value="-2.4531499999999999" table:style-name="ce1">
            <text:p>-2.4531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.4713799999999999" table:style-name="ce1">
            <text:p>2.47138</text:p>
          </table:table-cell>
          <table:table-cell office:value-type="float" office:value="-1.40279" table:style-name="ce1">
            <text:p>-1.40279</text:p>
          </table:table-cell>
          <table:table-cell office:value-type="float" office:value="0" table:style-name="ce1">
            <text:p>0</text:p>
          </table:table-cell>
          <table:table-cell office:value-type="float" office:value="-2.4550200000000002" table:style-name="ce1">
            <text:p>-2.4550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.4693700000000001" table:style-name="ce1">
            <text:p>2.46937</text:p>
          </table:table-cell>
          <table:table-cell office:value-type="float" office:value="-1.40167" table:style-name="ce1">
            <text:p>-1.40167</text:p>
          </table:table-cell>
          <table:table-cell office:value-type="float" office:value="0" table:style-name="ce1">
            <text:p>0</text:p>
          </table:table-cell>
          <table:table-cell office:value-type="float" office:value="-2.45696" table:style-name="ce1">
            <text:p>-2.4569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.46732" table:style-name="ce1">
            <text:p>2.46732</text:p>
          </table:table-cell>
          <table:table-cell office:value-type="float" office:value="-1.40065" table:style-name="ce1">
            <text:p>-1.40065</text:p>
          </table:table-cell>
          <table:table-cell office:value-type="float" office:value="0" table:style-name="ce1">
            <text:p>0</text:p>
          </table:table-cell>
          <table:table-cell office:value-type="float" office:value="-2.4589799999999999" table:style-name="ce1">
            <text:p>-2.4589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.4652599999999998" table:style-name="ce1">
            <text:p>2.46526</text:p>
          </table:table-cell>
          <table:table-cell office:value-type="float" office:value="-1.3997200000000001" table:style-name="ce1">
            <text:p>-1.39972</text:p>
          </table:table-cell>
          <table:table-cell office:value-type="float" office:value="0" table:style-name="ce1">
            <text:p>0</text:p>
          </table:table-cell>
          <table:table-cell office:value-type="float" office:value="-2.4610599999999998" table:style-name="ce1">
            <text:p>-2.4610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.4631599999999998" table:style-name="ce1">
            <text:p>2.46316</text:p>
          </table:table-cell>
          <table:table-cell office:value-type="float" office:value="-1.39886" table:style-name="ce1">
            <text:p>-1.39886</text:p>
          </table:table-cell>
          <table:table-cell office:value-type="float" office:value="0" table:style-name="ce1">
            <text:p>0</text:p>
          </table:table-cell>
          <table:table-cell office:value-type="float" office:value="-2.4631599999999998" table:style-name="ce1">
            <text:p>-2.463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.4610699999999999" table:style-name="ce1">
            <text:p>2.46107</text:p>
          </table:table-cell>
          <table:table-cell office:value-type="float" office:value="-1.39794" table:style-name="ce1">
            <text:p>-1.39794</text:p>
          </table:table-cell>
          <table:table-cell office:value-type="float" office:value="0" table:style-name="ce1">
            <text:p>0</text:p>
          </table:table-cell>
          <table:table-cell office:value-type="float" office:value="-2.4652699999999999" table:style-name="ce1">
            <text:p>-2.4652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.4589799999999999" table:style-name="ce1">
            <text:p>2.45898</text:p>
          </table:table-cell>
          <table:table-cell office:value-type="float" office:value="-1.3970199999999999" table:style-name="ce1">
            <text:p>-1.39702</text:p>
          </table:table-cell>
          <table:table-cell office:value-type="float" office:value="0" table:style-name="ce1">
            <text:p>0</text:p>
          </table:table-cell>
          <table:table-cell office:value-type="float" office:value="-2.46732" table:style-name="ce1">
            <text:p>-2.4673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.4569700000000001" table:style-name="ce1">
            <text:p>2.45697</text:p>
          </table:table-cell>
          <table:table-cell office:value-type="float" office:value="-1.3960699999999999" table:style-name="ce1">
            <text:p>-1.39607</text:p>
          </table:table-cell>
          <table:table-cell office:value-type="float" office:value="0" table:style-name="ce1">
            <text:p>0</text:p>
          </table:table-cell>
          <table:table-cell office:value-type="float" office:value="-2.4693700000000001" table:style-name="ce1">
            <text:p>-2.469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.4550200000000002" table:style-name="ce1">
            <text:p>2.45502</text:p>
          </table:table-cell>
          <table:table-cell office:value-type="float" office:value="-1.3950499999999999" table:style-name="ce1">
            <text:p>-1.39505</text:p>
          </table:table-cell>
          <table:table-cell office:value-type="float" office:value="0" table:style-name="ce1">
            <text:p>0</text:p>
          </table:table-cell>
          <table:table-cell office:value-type="float" office:value="-2.4713799999999999" table:style-name="ce1">
            <text:p>-2.4713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.4531499999999999" table:style-name="ce1">
            <text:p>2.45315</text:p>
          </table:table-cell>
          <table:table-cell office:value-type="float" office:value="-1.39392" table:style-name="ce1">
            <text:p>-1.39392</text:p>
          </table:table-cell>
          <table:table-cell office:value-type="float" office:value="0" table:style-name="ce1">
            <text:p>0</text:p>
          </table:table-cell>
          <table:table-cell office:value-type="float" office:value="-2.4733299999999998" table:style-name="ce1">
            <text:p>-2.473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.4513500000000001" table:style-name="ce1">
            <text:p>2.45135</text:p>
          </table:table-cell>
          <table:table-cell office:value-type="float" office:value="-1.3927" table:style-name="ce1">
            <text:p>-1.3927</text:p>
          </table:table-cell>
          <table:table-cell office:value-type="float" office:value="0" table:style-name="ce1">
            <text:p>0</text:p>
          </table:table-cell>
          <table:table-cell office:value-type="float" office:value="-2.4752299999999998" table:style-name="ce1">
            <text:p>-2.475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.44956" table:style-name="ce1">
            <text:p>2.44956</text:p>
          </table:table-cell>
          <table:table-cell office:value-type="float" office:value="-1.39137" table:style-name="ce1">
            <text:p>-1.39137</text:p>
          </table:table-cell>
          <table:table-cell office:value-type="float" office:value="0" table:style-name="ce1">
            <text:p>0</text:p>
          </table:table-cell>
          <table:table-cell office:value-type="float" office:value="-2.4771100000000001" table:style-name="ce1">
            <text:p>-2.477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.4476800000000001" table:style-name="ce1">
            <text:p>2.44768</text:p>
          </table:table-cell>
          <table:table-cell office:value-type="float" office:value="-1.39" table:style-name="ce1">
            <text:p>-1.39</text:p>
          </table:table-cell>
          <table:table-cell office:value-type="float" office:value="0" table:style-name="ce1">
            <text:p>0</text:p>
          </table:table-cell>
          <table:table-cell office:value-type="float" office:value="-2.4788800000000002" table:style-name="ce1">
            <text:p>-2.47888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5</text:p>
          </table:table-cell>
          <table:table-cell office:value-type="string" table:style-name="ce1">
            <text:p>Z5</text:p>
          </table:table-cell>
          <table:table-cell office:value-type="string" table:style-name="ce1">
            <text:p>X6</text:p>
          </table:table-cell>
          <table:table-cell office:value-type="string" table:style-name="ce1">
            <text:p>Y6</text:p>
          </table:table-cell>
          <table:table-cell office:value-type="string" table:style-name="ce1">
            <text:p>Z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1.39" table:style-name="ce1">
            <text:p>-1.39</text:p>
          </table:table-cell>
          <table:table-cell office:value-type="float" office:value="0" table:style-name="ce1">
            <text:p>0</text:p>
          </table:table-cell>
          <table:table-cell office:value-type="float" office:value="-3.68912" table:style-name="ce1">
            <text:p>-3.68912</text:p>
          </table:table-cell>
          <table:table-cell office:value-type="float" office:value="-0.69367999999999996" table:style-name="ce1">
            <text:p>-0.6936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1.39137" table:style-name="ce1">
            <text:p>-1.39137</text:p>
          </table:table-cell>
          <table:table-cell office:value-type="float" office:value="0" table:style-name="ce1">
            <text:p>0</text:p>
          </table:table-cell>
          <table:table-cell office:value-type="float" office:value="-3.68899" table:style-name="ce1">
            <text:p>-3.68899</text:p>
          </table:table-cell>
          <table:table-cell office:value-type="float" office:value="-0.69450000000000001" table:style-name="ce1">
            <text:p>-0.694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1.3927" table:style-name="ce1">
            <text:p>-1.3927</text:p>
          </table:table-cell>
          <table:table-cell office:value-type="float" office:value="0" table:style-name="ce1">
            <text:p>0</text:p>
          </table:table-cell>
          <table:table-cell office:value-type="float" office:value="-3.6886100000000002" table:style-name="ce1">
            <text:p>-3.68861</text:p>
          </table:table-cell>
          <table:table-cell office:value-type="float" office:value="-0.69579999999999997" table:style-name="ce1">
            <text:p>-0.695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1.39392" table:style-name="ce1">
            <text:p>-1.39392</text:p>
          </table:table-cell>
          <table:table-cell office:value-type="float" office:value="0" table:style-name="ce1">
            <text:p>0</text:p>
          </table:table-cell>
          <table:table-cell office:value-type="float" office:value="-3.6880500000000001" table:style-name="ce1">
            <text:p>-3.68805</text:p>
          </table:table-cell>
          <table:table-cell office:value-type="float" office:value="-0.69723000000000002" table:style-name="ce1">
            <text:p>-0.6972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1.3950499999999999" table:style-name="ce1">
            <text:p>-1.39505</text:p>
          </table:table-cell>
          <table:table-cell office:value-type="float" office:value="0" table:style-name="ce1">
            <text:p>0</text:p>
          </table:table-cell>
          <table:table-cell office:value-type="float" office:value="-3.68736" table:style-name="ce1">
            <text:p>-3.68736</text:p>
          </table:table-cell>
          <table:table-cell office:value-type="float" office:value="-0.69872999999999996" table:style-name="ce1">
            <text:p>-0.6987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1.3960699999999999" table:style-name="ce1">
            <text:p>-1.39607</text:p>
          </table:table-cell>
          <table:table-cell office:value-type="float" office:value="0" table:style-name="ce1">
            <text:p>0</text:p>
          </table:table-cell>
          <table:table-cell office:value-type="float" office:value="-3.6865600000000001" table:style-name="ce1">
            <text:p>-3.68656</text:p>
          </table:table-cell>
          <table:table-cell office:value-type="float" office:value="-0.70028999999999997" table:style-name="ce1">
            <text:p>-0.7002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1.3970199999999999" table:style-name="ce1">
            <text:p>-1.39702</text:p>
          </table:table-cell>
          <table:table-cell office:value-type="float" office:value="0" table:style-name="ce1">
            <text:p>0</text:p>
          </table:table-cell>
          <table:table-cell office:value-type="float" office:value="-3.6856800000000001" table:style-name="ce1">
            <text:p>-3.68568</text:p>
          </table:table-cell>
          <table:table-cell office:value-type="float" office:value="-0.70189000000000001" table:style-name="ce1">
            <text:p>-0.7018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1.39794" table:style-name="ce1">
            <text:p>-1.39794</text:p>
          </table:table-cell>
          <table:table-cell office:value-type="float" office:value="0" table:style-name="ce1">
            <text:p>0</text:p>
          </table:table-cell>
          <table:table-cell office:value-type="float" office:value="-3.6847799999999999" table:style-name="ce1">
            <text:p>-3.68478</text:p>
          </table:table-cell>
          <table:table-cell office:value-type="float" office:value="-0.70350999999999997" table:style-name="ce1">
            <text:p>-0.703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1.39886" table:style-name="ce1">
            <text:p>-1.39886</text:p>
          </table:table-cell>
          <table:table-cell office:value-type="float" office:value="0" table:style-name="ce1">
            <text:p>0</text:p>
          </table:table-cell>
          <table:table-cell office:value-type="float" office:value="-3.6838600000000001" table:style-name="ce1">
            <text:p>-3.68386</text:p>
          </table:table-cell>
          <table:table-cell office:value-type="float" office:value="-0.70515000000000005" table:style-name="ce1">
            <text:p>-0.7051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1.3997200000000001" table:style-name="ce1">
            <text:p>-1.39972</text:p>
          </table:table-cell>
          <table:table-cell office:value-type="float" office:value="0" table:style-name="ce1">
            <text:p>0</text:p>
          </table:table-cell>
          <table:table-cell office:value-type="float" office:value="-3.68289" table:style-name="ce1">
            <text:p>-3.68289</text:p>
          </table:table-cell>
          <table:table-cell office:value-type="float" office:value="-0.70682" table:style-name="ce1">
            <text:p>-0.7068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1.40065" table:style-name="ce1">
            <text:p>-1.40065</text:p>
          </table:table-cell>
          <table:table-cell office:value-type="float" office:value="0" table:style-name="ce1">
            <text:p>0</text:p>
          </table:table-cell>
          <table:table-cell office:value-type="float" office:value="-3.6819500000000001" table:style-name="ce1">
            <text:p>-3.68195</text:p>
          </table:table-cell>
          <table:table-cell office:value-type="float" office:value="-0.70850000000000002" table:style-name="ce1">
            <text:p>-0.708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1.40167" table:style-name="ce1">
            <text:p>-1.40167</text:p>
          </table:table-cell>
          <table:table-cell office:value-type="float" office:value="0" table:style-name="ce1">
            <text:p>0</text:p>
          </table:table-cell>
          <table:table-cell office:value-type="float" office:value="-3.6811400000000001" table:style-name="ce1">
            <text:p>-3.68114</text:p>
          </table:table-cell>
          <table:table-cell office:value-type="float" office:value="-0.71018000000000003" table:style-name="ce1">
            <text:p>-0.7101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1.40279" table:style-name="ce1">
            <text:p>-1.40279</text:p>
          </table:table-cell>
          <table:table-cell office:value-type="float" office:value="0" table:style-name="ce1">
            <text:p>0</text:p>
          </table:table-cell>
          <table:table-cell office:value-type="float" office:value="-3.6804600000000001" table:style-name="ce1">
            <text:p>-3.68046</text:p>
          </table:table-cell>
          <table:table-cell office:value-type="float" office:value="-0.71184999999999998" table:style-name="ce1">
            <text:p>-0.7118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1.40402" table:style-name="ce1">
            <text:p>-1.40402</text:p>
          </table:table-cell>
          <table:table-cell office:value-type="float" office:value="0" table:style-name="ce1">
            <text:p>0</text:p>
          </table:table-cell>
          <table:table-cell office:value-type="float" office:value="-3.6799499999999998" table:style-name="ce1">
            <text:p>-3.67995</text:p>
          </table:table-cell>
          <table:table-cell office:value-type="float" office:value="-0.71350999999999998" table:style-name="ce1">
            <text:p>-0.713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1.4053500000000001" table:style-name="ce1">
            <text:p>-1.40535</text:p>
          </table:table-cell>
          <table:table-cell office:value-type="float" office:value="0" table:style-name="ce1">
            <text:p>0</text:p>
          </table:table-cell>
          <table:table-cell office:value-type="float" office:value="-3.6796600000000002" table:style-name="ce1">
            <text:p>-3.67966</text:p>
          </table:table-cell>
          <table:table-cell office:value-type="float" office:value="-0.71516000000000002" table:style-name="ce1">
            <text:p>-0.715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1.4067700000000001" table:style-name="ce1">
            <text:p>-1.40677</text:p>
          </table:table-cell>
          <table:table-cell office:value-type="float" office:value="0" table:style-name="ce1">
            <text:p>0</text:p>
          </table:table-cell>
          <table:table-cell office:value-type="float" office:value="-3.6796099999999998" table:style-name="ce1">
            <text:p>-3.67961</text:p>
          </table:table-cell>
          <table:table-cell office:value-type="float" office:value="-0.71680999999999995" table:style-name="ce1">
            <text:p>-0.7168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1.4082300000000001" table:style-name="ce1">
            <text:p>-1.40823</text:p>
          </table:table-cell>
          <table:table-cell office:value-type="float" office:value="0" table:style-name="ce1">
            <text:p>0</text:p>
          </table:table-cell>
          <table:table-cell office:value-type="float" office:value="-3.67991" table:style-name="ce1">
            <text:p>-3.67991</text:p>
          </table:table-cell>
          <table:table-cell office:value-type="float" office:value="-0.71852000000000005" table:style-name="ce1">
            <text:p>-0.7185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7</text:p>
          </table:table-cell>
          <table:table-cell office:value-type="string" table:style-name="ce1">
            <text:p>Y7</text:p>
          </table:table-cell>
          <table:table-cell office:value-type="string" table:style-name="ce1">
            <text:p>Z7</text:p>
          </table:table-cell>
          <table:table-cell office:value-type="string" table:style-name="ce1">
            <text:p>X8</text:p>
          </table:table-cell>
          <table:table-cell office:value-type="string" table:style-name="ce1">
            <text:p>Y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3.71888" table:style-name="ce1">
            <text:p>-3.71888</text:p>
          </table:table-cell>
          <table:table-cell office:value-type="float" office:value="0.68737999999999999" table:style-name="ce1">
            <text:p>0.68738</text:p>
          </table:table-cell>
          <table:table-cell office:value-type="float" office:value="0" table:style-name="ce1">
            <text:p>0</text:p>
          </table:table-cell>
          <table:table-cell office:value-type="float" office:value="-2.5083099999999998" table:style-name="ce1">
            <text:p>-2.50831</text:p>
          </table:table-cell>
          <table:table-cell office:value-type="float" office:value="1.36788" table:style-name="ce1">
            <text:p>1.3678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3.7163300000000001" table:style-name="ce1">
            <text:p>-3.71633</text:p>
          </table:table-cell>
          <table:table-cell office:value-type="float" office:value="0.68688000000000005" table:style-name="ce1">
            <text:p>0.68688</text:p>
          </table:table-cell>
          <table:table-cell office:value-type="float" office:value="0" table:style-name="ce1">
            <text:p>0</text:p>
          </table:table-cell>
          <table:table-cell office:value-type="float" office:value="-2.5058500000000001" table:style-name="ce1">
            <text:p>-2.50585</text:p>
          </table:table-cell>
          <table:table-cell office:value-type="float" office:value="1.36802" table:style-name="ce1">
            <text:p>1.3680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3.71394" table:style-name="ce1">
            <text:p>-3.71394</text:p>
          </table:table-cell>
          <table:table-cell office:value-type="float" office:value="0.68598000000000003" table:style-name="ce1">
            <text:p>0.68598</text:p>
          </table:table-cell>
          <table:table-cell office:value-type="float" office:value="0" table:style-name="ce1">
            <text:p>0</text:p>
          </table:table-cell>
          <table:table-cell office:value-type="float" office:value="-2.5037600000000002" table:style-name="ce1">
            <text:p>-2.50376</text:p>
          </table:table-cell>
          <table:table-cell office:value-type="float" office:value="1.3682700000000001" table:style-name="ce1">
            <text:p>1.368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3.7116600000000002" table:style-name="ce1">
            <text:p>-3.71166</text:p>
          </table:table-cell>
          <table:table-cell office:value-type="float" office:value="0.68503000000000003" table:style-name="ce1">
            <text:p>0.68503</text:p>
          </table:table-cell>
          <table:table-cell office:value-type="float" office:value="0" table:style-name="ce1">
            <text:p>0</text:p>
          </table:table-cell>
          <table:table-cell office:value-type="float" office:value="-2.5017999999999998" table:style-name="ce1">
            <text:p>-2.5018</text:p>
          </table:table-cell>
          <table:table-cell office:value-type="float" office:value="1.36852" table:style-name="ce1">
            <text:p>1.3685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3.70946" table:style-name="ce1">
            <text:p>-3.70946</text:p>
          </table:table-cell>
          <table:table-cell office:value-type="float" office:value="0.68408000000000002" table:style-name="ce1">
            <text:p>0.68408</text:p>
          </table:table-cell>
          <table:table-cell office:value-type="float" office:value="0" table:style-name="ce1">
            <text:p>0</text:p>
          </table:table-cell>
          <table:table-cell office:value-type="float" office:value="-2.4998900000000002" table:style-name="ce1">
            <text:p>-2.49989</text:p>
          </table:table-cell>
          <table:table-cell office:value-type="float" office:value="1.36873" table:style-name="ce1">
            <text:p>1.368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3.70736" table:style-name="ce1">
            <text:p>-3.70736</text:p>
          </table:table-cell>
          <table:table-cell office:value-type="float" office:value="0.68315999999999999" table:style-name="ce1">
            <text:p>0.68316</text:p>
          </table:table-cell>
          <table:table-cell office:value-type="float" office:value="0" table:style-name="ce1">
            <text:p>0</text:p>
          </table:table-cell>
          <table:table-cell office:value-type="float" office:value="-2.4980099999999998" table:style-name="ce1">
            <text:p>-2.49801</text:p>
          </table:table-cell>
          <table:table-cell office:value-type="float" office:value="1.3689" table:style-name="ce1">
            <text:p>1.368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3.70533" table:style-name="ce1">
            <text:p>-3.70533</text:p>
          </table:table-cell>
          <table:table-cell office:value-type="float" office:value="0.68228" table:style-name="ce1">
            <text:p>0.68228</text:p>
          </table:table-cell>
          <table:table-cell office:value-type="float" office:value="0" table:style-name="ce1">
            <text:p>0</text:p>
          </table:table-cell>
          <table:table-cell office:value-type="float" office:value="-2.4961700000000002" table:style-name="ce1">
            <text:p>-2.49617</text:p>
          </table:table-cell>
          <table:table-cell office:value-type="float" office:value="1.369" table:style-name="ce1">
            <text:p>1.3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3.7033999999999998" table:style-name="ce1">
            <text:p>-3.7034</text:p>
          </table:table-cell>
          <table:table-cell office:value-type="float" office:value="0.68145" table:style-name="ce1">
            <text:p>0.68145</text:p>
          </table:table-cell>
          <table:table-cell office:value-type="float" office:value="0" table:style-name="ce1">
            <text:p>0</text:p>
          </table:table-cell>
          <table:table-cell office:value-type="float" office:value="-2.4943900000000001" table:style-name="ce1">
            <text:p>-2.49439</text:p>
          </table:table-cell>
          <table:table-cell office:value-type="float" office:value="1.36907" table:style-name="ce1">
            <text:p>1.3690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3.7015099999999999" table:style-name="ce1">
            <text:p>-3.70151</text:p>
          </table:table-cell>
          <table:table-cell office:value-type="float" office:value="0.68067" table:style-name="ce1">
            <text:p>0.68067</text:p>
          </table:table-cell>
          <table:table-cell office:value-type="float" office:value="0" table:style-name="ce1">
            <text:p>0</text:p>
          </table:table-cell>
          <table:table-cell office:value-type="float" office:value="-2.4926499999999998" table:style-name="ce1">
            <text:p>-2.49265</text:p>
          </table:table-cell>
          <table:table-cell office:value-type="float" office:value="1.36911" table:style-name="ce1">
            <text:p>1.369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3.6995399999999998" table:style-name="ce1">
            <text:p>-3.69954</text:p>
          </table:table-cell>
          <table:table-cell office:value-type="float" office:value="0.67986000000000002" table:style-name="ce1">
            <text:p>0.67986</text:p>
          </table:table-cell>
          <table:table-cell office:value-type="float" office:value="0" table:style-name="ce1">
            <text:p>0</text:p>
          </table:table-cell>
          <table:table-cell office:value-type="float" office:value="-2.49092" table:style-name="ce1">
            <text:p>-2.49092</text:p>
          </table:table-cell>
          <table:table-cell office:value-type="float" office:value="1.3691199999999999" table:style-name="ce1">
            <text:p>1.369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3.69753" table:style-name="ce1">
            <text:p>-3.69753</text:p>
          </table:table-cell>
          <table:table-cell office:value-type="float" office:value="0.67905000000000004" table:style-name="ce1">
            <text:p>0.67905</text:p>
          </table:table-cell>
          <table:table-cell office:value-type="float" office:value="0" table:style-name="ce1">
            <text:p>0</text:p>
          </table:table-cell>
          <table:table-cell office:value-type="float" office:value="-2.4892300000000001" table:style-name="ce1">
            <text:p>-2.48923</text:p>
          </table:table-cell>
          <table:table-cell office:value-type="float" office:value="1.36913" table:style-name="ce1">
            <text:p>1.369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3.6955499999999999" table:style-name="ce1">
            <text:p>-3.69555</text:p>
          </table:table-cell>
          <table:table-cell office:value-type="float" office:value="0.67825000000000002" table:style-name="ce1">
            <text:p>0.67825</text:p>
          </table:table-cell>
          <table:table-cell office:value-type="float" office:value="0" table:style-name="ce1">
            <text:p>0</text:p>
          </table:table-cell>
          <table:table-cell office:value-type="float" office:value="-2.4876399999999999" table:style-name="ce1">
            <text:p>-2.48764</text:p>
          </table:table-cell>
          <table:table-cell office:value-type="float" office:value="1.36917" table:style-name="ce1">
            <text:p>1.369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3.6935500000000001" table:style-name="ce1">
            <text:p>-3.69355</text:p>
          </table:table-cell>
          <table:table-cell office:value-type="float" office:value="0.6774" table:style-name="ce1">
            <text:p>0.6774</text:p>
          </table:table-cell>
          <table:table-cell office:value-type="float" office:value="0" table:style-name="ce1">
            <text:p>0</text:p>
          </table:table-cell>
          <table:table-cell office:value-type="float" office:value="-2.4861200000000001" table:style-name="ce1">
            <text:p>-2.48612</text:p>
          </table:table-cell>
          <table:table-cell office:value-type="float" office:value="1.3692200000000001" table:style-name="ce1">
            <text:p>1.369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3.6915300000000002" table:style-name="ce1">
            <text:p>-3.69153</text:p>
          </table:table-cell>
          <table:table-cell office:value-type="float" office:value="0.67649999999999999" table:style-name="ce1">
            <text:p>0.6765</text:p>
          </table:table-cell>
          <table:table-cell office:value-type="float" office:value="0" table:style-name="ce1">
            <text:p>0</text:p>
          </table:table-cell>
          <table:table-cell office:value-type="float" office:value="-2.4846699999999999" table:style-name="ce1">
            <text:p>-2.48467</text:p>
          </table:table-cell>
          <table:table-cell office:value-type="float" office:value="1.3692899999999999" table:style-name="ce1">
            <text:p>1.369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3.68954" table:style-name="ce1">
            <text:p>-3.68954</text:p>
          </table:table-cell>
          <table:table-cell office:value-type="float" office:value="0.67554000000000003" table:style-name="ce1">
            <text:p>0.67554</text:p>
          </table:table-cell>
          <table:table-cell office:value-type="float" office:value="0" table:style-name="ce1">
            <text:p>0</text:p>
          </table:table-cell>
          <table:table-cell office:value-type="float" office:value="-2.4832999999999998" table:style-name="ce1">
            <text:p>-2.4833</text:p>
          </table:table-cell>
          <table:table-cell office:value-type="float" office:value="1.36934" table:style-name="ce1">
            <text:p>1.369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3.68763" table:style-name="ce1">
            <text:p>-3.68763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" table:style-name="ce1">
            <text:p>0</text:p>
          </table:table-cell>
          <table:table-cell office:value-type="float" office:value="-2.4819900000000001" table:style-name="ce1">
            <text:p>-2.48199</text:p>
          </table:table-cell>
          <table:table-cell office:value-type="float" office:value="1.3693200000000001" table:style-name="ce1">
            <text:p>1.369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3.6859999999999999" table:style-name="ce1">
            <text:p>-3.686</text:p>
          </table:table-cell>
          <table:table-cell office:value-type="float" office:value="0.67327000000000004" table:style-name="ce1">
            <text:p>0.67327</text:p>
          </table:table-cell>
          <table:table-cell office:value-type="float" office:value="0" table:style-name="ce1">
            <text:p>0</text:p>
          </table:table-cell>
          <table:table-cell office:value-type="float" office:value="-2.4809000000000001" table:style-name="ce1">
            <text:p>-2.4809</text:p>
          </table:table-cell>
          <table:table-cell office:value-type="float" office:value="1.3690800000000001" table:style-name="ce1">
            <text:p>1.36908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8</text:p>
          </table:table-cell>
          <table:table-cell office:value-type="string" table:style-name="ce1">
            <text:p>X9</text:p>
          </table:table-cell>
          <table:table-cell office:value-type="string" table:style-name="ce1">
            <text:p>Y9</text:p>
          </table:table-cell>
          <table:table-cell office:value-type="string" table:style-name="ce1">
            <text:p>Z9</text:p>
          </table:table-cell>
          <table:table-cell office:value-type="string" table:style-name="ce1">
            <text:p>X1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8.7500000000000008E-3" table:style-name="ce1">
            <text:p>-0.00875</text:p>
          </table:table-cell>
          <table:table-cell office:value-type="float" office:value="1.46645" table:style-name="ce1">
            <text:p>1.46645</text:p>
          </table:table-cell>
          <table:table-cell office:value-type="float" office:value="0" table:style-name="ce1">
            <text:p>0</text:p>
          </table:table-cell>
          <table:table-cell office:value-type="float" office:value="2.436E-2" table:style-name="ce1">
            <text:p>0.024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7.4200000000000004E-3" table:style-name="ce1">
            <text:p>-0.00742</text:p>
          </table:table-cell>
          <table:table-cell office:value-type="float" office:value="1.4653799999999999" table:style-name="ce1">
            <text:p>1.46538</text:p>
          </table:table-cell>
          <table:table-cell office:value-type="float" office:value="0" table:style-name="ce1">
            <text:p>0</text:p>
          </table:table-cell>
          <table:table-cell office:value-type="float" office:value="2.162E-2" table:style-name="ce1">
            <text:p>0.021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6.13E-3" table:style-name="ce1">
            <text:p>-0.00613</text:p>
          </table:table-cell>
          <table:table-cell office:value-type="float" office:value="1.4645300000000001" table:style-name="ce1">
            <text:p>1.46453</text:p>
          </table:table-cell>
          <table:table-cell office:value-type="float" office:value="0" table:style-name="ce1">
            <text:p>0</text:p>
          </table:table-cell>
          <table:table-cell office:value-type="float" office:value="1.8579999999999999E-2" table:style-name="ce1">
            <text:p>0.018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4.9300000000000004E-3" table:style-name="ce1">
            <text:p>-0.00493</text:p>
          </table:table-cell>
          <table:table-cell office:value-type="float" office:value="1.4637899999999999" table:style-name="ce1">
            <text:p>1.46379</text:p>
          </table:table-cell>
          <table:table-cell office:value-type="float" office:value="0" table:style-name="ce1">
            <text:p>0</text:p>
          </table:table-cell>
          <table:table-cell office:value-type="float" office:value="1.546E-2" table:style-name="ce1">
            <text:p>0.015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3.82E-3" table:style-name="ce1">
            <text:p>-0.00382</text:p>
          </table:table-cell>
          <table:table-cell office:value-type="float" office:value="1.46315" table:style-name="ce1">
            <text:p>1.46315</text:p>
          </table:table-cell>
          <table:table-cell office:value-type="float" office:value="0" table:style-name="ce1">
            <text:p>0</text:p>
          </table:table-cell>
          <table:table-cell office:value-type="float" office:value="1.2330000000000001E-2" table:style-name="ce1">
            <text:p>0.01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2.7899999999999999E-3" table:style-name="ce1">
            <text:p>-0.00279</text:p>
          </table:table-cell>
          <table:table-cell office:value-type="float" office:value="1.4626300000000001" table:style-name="ce1">
            <text:p>1.46263</text:p>
          </table:table-cell>
          <table:table-cell office:value-type="float" office:value="0" table:style-name="ce1">
            <text:p>0</text:p>
          </table:table-cell>
          <table:table-cell office:value-type="float" office:value="9.2099999999999994E-3" table:style-name="ce1">
            <text:p>0.009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1.82E-3" table:style-name="ce1">
            <text:p>-0.00182</text:p>
          </table:table-cell>
          <table:table-cell office:value-type="float" office:value="1.46225" table:style-name="ce1">
            <text:p>1.46225</text:p>
          </table:table-cell>
          <table:table-cell office:value-type="float" office:value="0" table:style-name="ce1">
            <text:p>0</text:p>
          </table:table-cell>
          <table:table-cell office:value-type="float" office:value="6.1199999999999996E-3" table:style-name="ce1">
            <text:p>0.006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8.9999999999999998E-4" table:style-name="ce1">
            <text:p>-0.0009</text:p>
          </table:table-cell>
          <table:table-cell office:value-type="float" office:value="1.4620599999999999" table:style-name="ce1">
            <text:p>1.46206</text:p>
          </table:table-cell>
          <table:table-cell office:value-type="float" office:value="0" table:style-name="ce1">
            <text:p>0</text:p>
          </table:table-cell>
          <table:table-cell office:value-type="float" office:value="3.0500000000000002E-3" table:style-name="ce1">
            <text:p>0.003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620500000000001" table:style-name="ce1">
            <text:p>1.46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1.4620599999999999" table:style-name="ce1">
            <text:p>1.46206</text:p>
          </table:table-cell>
          <table:table-cell office:value-type="float" office:value="0" table:style-name="ce1">
            <text:p>0</text:p>
          </table:table-cell>
          <table:table-cell office:value-type="float" office:value="-3.0500000000000002E-3" table:style-name="ce1">
            <text:p>-0.003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.82E-3" table:style-name="ce1">
            <text:p>0.00182</text:p>
          </table:table-cell>
          <table:table-cell office:value-type="float" office:value="1.46224" table:style-name="ce1">
            <text:p>1.46224</text:p>
          </table:table-cell>
          <table:table-cell office:value-type="float" office:value="0" table:style-name="ce1">
            <text:p>0</text:p>
          </table:table-cell>
          <table:table-cell office:value-type="float" office:value="-6.1199999999999996E-3" table:style-name="ce1">
            <text:p>-0.006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4626300000000001" table:style-name="ce1">
            <text:p>1.46263</text:p>
          </table:table-cell>
          <table:table-cell office:value-type="float" office:value="0" table:style-name="ce1">
            <text:p>0</text:p>
          </table:table-cell>
          <table:table-cell office:value-type="float" office:value="-9.2099999999999994E-3" table:style-name="ce1">
            <text:p>-0.009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.82E-3" table:style-name="ce1">
            <text:p>0.00382</text:p>
          </table:table-cell>
          <table:table-cell office:value-type="float" office:value="1.46315" table:style-name="ce1">
            <text:p>1.46315</text:p>
          </table:table-cell>
          <table:table-cell office:value-type="float" office:value="0" table:style-name="ce1">
            <text:p>0</text:p>
          </table:table-cell>
          <table:table-cell office:value-type="float" office:value="-1.2330000000000001E-2" table:style-name="ce1">
            <text:p>-0.01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1.4637899999999999" table:style-name="ce1">
            <text:p>1.46379</text:p>
          </table:table-cell>
          <table:table-cell office:value-type="float" office:value="0" table:style-name="ce1">
            <text:p>0</text:p>
          </table:table-cell>
          <table:table-cell office:value-type="float" office:value="-1.546E-2" table:style-name="ce1">
            <text:p>-0.015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6.13E-3" table:style-name="ce1">
            <text:p>0.00613</text:p>
          </table:table-cell>
          <table:table-cell office:value-type="float" office:value="1.4645300000000001" table:style-name="ce1">
            <text:p>1.46453</text:p>
          </table:table-cell>
          <table:table-cell office:value-type="float" office:value="0" table:style-name="ce1">
            <text:p>0</text:p>
          </table:table-cell>
          <table:table-cell office:value-type="float" office:value="-1.8579999999999999E-2" table:style-name="ce1">
            <text:p>-0.018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4653799999999999" table:style-name="ce1">
            <text:p>1.46538</text:p>
          </table:table-cell>
          <table:table-cell office:value-type="float" office:value="0" table:style-name="ce1">
            <text:p>0</text:p>
          </table:table-cell>
          <table:table-cell office:value-type="float" office:value="-2.162E-2" table:style-name="ce1">
            <text:p>-0.021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8.7500000000000008E-3" table:style-name="ce1">
            <text:p>0.00875</text:p>
          </table:table-cell>
          <table:table-cell office:value-type="float" office:value="1.46645" table:style-name="ce1">
            <text:p>1.46645</text:p>
          </table:table-cell>
          <table:table-cell office:value-type="float" office:value="0" table:style-name="ce1">
            <text:p>0</text:p>
          </table:table-cell>
          <table:table-cell office:value-type="float" office:value="-2.436E-2" table:style-name="ce1">
            <text:p>-0.02436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10</text:p>
          </table:table-cell>
          <table:table-cell office:value-type="string" table:style-name="ce1">
            <text:p>Z10</text:p>
          </table:table-cell>
          <table:table-cell office:value-type="string" table:style-name="ce1">
            <text:p>X11</text:p>
          </table:table-cell>
          <table:table-cell office:value-type="string" table:style-name="ce1">
            <text:p>Y11</text:p>
          </table:table-cell>
          <table:table-cell office:value-type="string" table:style-name="ce1">
            <text:p>Z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1.42073" table:style-name="ce1">
            <text:p>-1.42073</text:p>
          </table:table-cell>
          <table:table-cell office:value-type="float" office:value="0" table:style-name="ce1">
            <text:p>0</text:p>
          </table:table-cell>
          <table:table-cell office:value-type="float" office:value="1.2659199999999999" table:style-name="ce1">
            <text:p>1.26592</text:p>
          </table:table-cell>
          <table:table-cell office:value-type="float" office:value="0.69335999999999998" table:style-name="ce1">
            <text:p>0.6933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1.42092" table:style-name="ce1">
            <text:p>-1.42092</text:p>
          </table:table-cell>
          <table:table-cell office:value-type="float" office:value="0" table:style-name="ce1">
            <text:p>0</text:p>
          </table:table-cell>
          <table:table-cell office:value-type="float" office:value="1.2661" table:style-name="ce1">
            <text:p>1.2661</text:p>
          </table:table-cell>
          <table:table-cell office:value-type="float" office:value="0.69274000000000002" table:style-name="ce1">
            <text:p>0.6927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1.4208499999999999" table:style-name="ce1">
            <text:p>-1.42085</text:p>
          </table:table-cell>
          <table:table-cell office:value-type="float" office:value="0" table:style-name="ce1">
            <text:p>0</text:p>
          </table:table-cell>
          <table:table-cell office:value-type="float" office:value="1.26606" table:style-name="ce1">
            <text:p>1.26606</text:p>
          </table:table-cell>
          <table:table-cell office:value-type="float" office:value="0.69196999999999997" table:style-name="ce1">
            <text:p>0.6919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1.42075" table:style-name="ce1">
            <text:p>-1.42075</text:p>
          </table:table-cell>
          <table:table-cell office:value-type="float" office:value="0" table:style-name="ce1">
            <text:p>0</text:p>
          </table:table-cell>
          <table:table-cell office:value-type="float" office:value="1.2658100000000001" table:style-name="ce1">
            <text:p>1.26581</text:p>
          </table:table-cell>
          <table:table-cell office:value-type="float" office:value="0.69111" table:style-name="ce1">
            <text:p>0.6911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1.42066" table:style-name="ce1">
            <text:p>-1.42066</text:p>
          </table:table-cell>
          <table:table-cell office:value-type="float" office:value="0" table:style-name="ce1">
            <text:p>0</text:p>
          </table:table-cell>
          <table:table-cell office:value-type="float" office:value="1.26535" table:style-name="ce1">
            <text:p>1.26535</text:p>
          </table:table-cell>
          <table:table-cell office:value-type="float" office:value="0.69016999999999995" table:style-name="ce1">
            <text:p>0.6901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1.42059" table:style-name="ce1">
            <text:p>-1.42059</text:p>
          </table:table-cell>
          <table:table-cell office:value-type="float" office:value="0" table:style-name="ce1">
            <text:p>0</text:p>
          </table:table-cell>
          <table:table-cell office:value-type="float" office:value="1.2646900000000001" table:style-name="ce1">
            <text:p>1.26469</text:p>
          </table:table-cell>
          <table:table-cell office:value-type="float" office:value="0.68915999999999999" table:style-name="ce1">
            <text:p>0.689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1.4205399999999999" table:style-name="ce1">
            <text:p>-1.42054</text:p>
          </table:table-cell>
          <table:table-cell office:value-type="float" office:value="0" table:style-name="ce1">
            <text:p>0</text:p>
          </table:table-cell>
          <table:table-cell office:value-type="float" office:value="1.26389" table:style-name="ce1">
            <text:p>1.26389</text:p>
          </table:table-cell>
          <table:table-cell office:value-type="float" office:value="0.68808999999999998" table:style-name="ce1">
            <text:p>0.6880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1.42052" table:style-name="ce1">
            <text:p>-1.42052</text:p>
          </table:table-cell>
          <table:table-cell office:value-type="float" office:value="0" table:style-name="ce1">
            <text:p>0</text:p>
          </table:table-cell>
          <table:table-cell office:value-type="float" office:value="1.26301" table:style-name="ce1">
            <text:p>1.26301</text:p>
          </table:table-cell>
          <table:table-cell office:value-type="float" office:value="0.68696000000000002" table:style-name="ce1">
            <text:p>0.6869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1.4205099999999999" table:style-name="ce1">
            <text:p>-1.42051</text:p>
          </table:table-cell>
          <table:table-cell office:value-type="float" office:value="0" table:style-name="ce1">
            <text:p>0</text:p>
          </table:table-cell>
          <table:table-cell office:value-type="float" office:value="1.26206" table:style-name="ce1">
            <text:p>1.26206</text:p>
          </table:table-cell>
          <table:table-cell office:value-type="float" office:value="0.68574999999999997" table:style-name="ce1">
            <text:p>0.6857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1.4205300000000001" table:style-name="ce1">
            <text:p>-1.42053</text:p>
          </table:table-cell>
          <table:table-cell office:value-type="float" office:value="0" table:style-name="ce1">
            <text:p>0</text:p>
          </table:table-cell>
          <table:table-cell office:value-type="float" office:value="1.2611000000000001" table:style-name="ce1">
            <text:p>1.2611</text:p>
          </table:table-cell>
          <table:table-cell office:value-type="float" office:value="0.68457999999999997" table:style-name="ce1">
            <text:p>0.6845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1.4205399999999999" table:style-name="ce1">
            <text:p>-1.42054</text:p>
          </table:table-cell>
          <table:table-cell office:value-type="float" office:value="0" table:style-name="ce1">
            <text:p>0</text:p>
          </table:table-cell>
          <table:table-cell office:value-type="float" office:value="1.2602" table:style-name="ce1">
            <text:p>1.2602</text:p>
          </table:table-cell>
          <table:table-cell office:value-type="float" office:value="0.68337000000000003" table:style-name="ce1">
            <text:p>0.6833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1.42059" table:style-name="ce1">
            <text:p>-1.42059</text:p>
          </table:table-cell>
          <table:table-cell office:value-type="float" office:value="0" table:style-name="ce1">
            <text:p>0</text:p>
          </table:table-cell>
          <table:table-cell office:value-type="float" office:value="1.2594099999999999" table:style-name="ce1">
            <text:p>1.25941</text:p>
          </table:table-cell>
          <table:table-cell office:value-type="float" office:value="0.68215999999999999" table:style-name="ce1">
            <text:p>0.682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1.42066" table:style-name="ce1">
            <text:p>-1.42066</text:p>
          </table:table-cell>
          <table:table-cell office:value-type="float" office:value="0" table:style-name="ce1">
            <text:p>0</text:p>
          </table:table-cell>
          <table:table-cell office:value-type="float" office:value="1.2587699999999999" table:style-name="ce1">
            <text:p>1.25877</text:p>
          </table:table-cell>
          <table:table-cell office:value-type="float" office:value="0.68098999999999998" table:style-name="ce1">
            <text:p>0.6809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1.42075" table:style-name="ce1">
            <text:p>-1.42075</text:p>
          </table:table-cell>
          <table:table-cell office:value-type="float" office:value="0" table:style-name="ce1">
            <text:p>0</text:p>
          </table:table-cell>
          <table:table-cell office:value-type="float" office:value="1.2583299999999999" table:style-name="ce1">
            <text:p>1.25833</text:p>
          </table:table-cell>
          <table:table-cell office:value-type="float" office:value="0.67989999999999995" table:style-name="ce1">
            <text:p>0.679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1.4208499999999999" table:style-name="ce1">
            <text:p>-1.42085</text:p>
          </table:table-cell>
          <table:table-cell office:value-type="float" office:value="0" table:style-name="ce1">
            <text:p>0</text:p>
          </table:table-cell>
          <table:table-cell office:value-type="float" office:value="1.2581199999999999" table:style-name="ce1">
            <text:p>1.25812</text:p>
          </table:table-cell>
          <table:table-cell office:value-type="float" office:value="0.67895000000000005" table:style-name="ce1">
            <text:p>0.6789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1.42092" table:style-name="ce1">
            <text:p>-1.42092</text:p>
          </table:table-cell>
          <table:table-cell office:value-type="float" office:value="0" table:style-name="ce1">
            <text:p>0</text:p>
          </table:table-cell>
          <table:table-cell office:value-type="float" office:value="1.25817" table:style-name="ce1">
            <text:p>1.25817</text:p>
          </table:table-cell>
          <table:table-cell office:value-type="float" office:value="0.67820999999999998" table:style-name="ce1">
            <text:p>0.6782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1.42073" table:style-name="ce1">
            <text:p>-1.42073</text:p>
          </table:table-cell>
          <table:table-cell office:value-type="float" office:value="0" table:style-name="ce1">
            <text:p>0</text:p>
          </table:table-cell>
          <table:table-cell office:value-type="float" office:value="1.2586200000000001" table:style-name="ce1">
            <text:p>1.25862</text:p>
          </table:table-cell>
          <table:table-cell office:value-type="float" office:value="0.67806" table:style-name="ce1">
            <text:p>0.6780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12</text:p>
          </table:table-cell>
          <table:table-cell office:value-type="string" table:style-name="ce1">
            <text:p>Y12</text:p>
          </table:table-cell>
          <table:table-cell office:value-type="string" table:style-name="ce1">
            <text:p>Z12</text:p>
          </table:table-cell>
          <table:table-cell office:value-type="string" table:style-name="ce1">
            <text:p>X13</text:p>
          </table:table-cell>
          <table:table-cell office:value-type="string" table:style-name="ce1">
            <text:p>Y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.24709" table:style-name="ce1">
            <text:p>1.24709</text:p>
          </table:table-cell>
          <table:table-cell office:value-type="float" office:value="-0.72301000000000004" table:style-name="ce1">
            <text:p>-0.72301</text:p>
          </table:table-cell>
          <table:table-cell office:value-type="float" office:value="0" table:style-name="ce1">
            <text:p>0</text:p>
          </table:table-cell>
          <table:table-cell office:value-type="float" office:value="-1.2586200000000001" table:style-name="ce1">
            <text:p>-1.25862</text:p>
          </table:table-cell>
          <table:table-cell office:value-type="float" office:value="0.67806" table:style-name="ce1">
            <text:p>0.6780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.24556" table:style-name="ce1">
            <text:p>1.24556</text:p>
          </table:table-cell>
          <table:table-cell office:value-type="float" office:value="-0.72292000000000001" table:style-name="ce1">
            <text:p>-0.72292</text:p>
          </table:table-cell>
          <table:table-cell office:value-type="float" office:value="0" table:style-name="ce1">
            <text:p>0</text:p>
          </table:table-cell>
          <table:table-cell office:value-type="float" office:value="-1.25817" table:style-name="ce1">
            <text:p>-1.25817</text:p>
          </table:table-cell>
          <table:table-cell office:value-type="float" office:value="0.67820999999999998" table:style-name="ce1">
            <text:p>0.678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.2440599999999999" table:style-name="ce1">
            <text:p>1.24406</text:p>
          </table:table-cell>
          <table:table-cell office:value-type="float" office:value="-0.72282999999999997" table:style-name="ce1">
            <text:p>-0.72283</text:p>
          </table:table-cell>
          <table:table-cell office:value-type="float" office:value="0" table:style-name="ce1">
            <text:p>0</text:p>
          </table:table-cell>
          <table:table-cell office:value-type="float" office:value="-1.2581199999999999" table:style-name="ce1">
            <text:p>-1.25812</text:p>
          </table:table-cell>
          <table:table-cell office:value-type="float" office:value="0.67895000000000005" table:style-name="ce1">
            <text:p>0.678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.24268" table:style-name="ce1">
            <text:p>1.24268</text:p>
          </table:table-cell>
          <table:table-cell office:value-type="float" office:value="-0.72275" table:style-name="ce1">
            <text:p>-0.72275</text:p>
          </table:table-cell>
          <table:table-cell office:value-type="float" office:value="0" table:style-name="ce1">
            <text:p>0</text:p>
          </table:table-cell>
          <table:table-cell office:value-type="float" office:value="-1.2583299999999999" table:style-name="ce1">
            <text:p>-1.25833</text:p>
          </table:table-cell>
          <table:table-cell office:value-type="float" office:value="0.67989999999999995" table:style-name="ce1">
            <text:p>0.67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.24143" table:style-name="ce1">
            <text:p>1.24143</text:p>
          </table:table-cell>
          <table:table-cell office:value-type="float" office:value="-0.72265999999999997" table:style-name="ce1">
            <text:p>-0.72266</text:p>
          </table:table-cell>
          <table:table-cell office:value-type="float" office:value="0" table:style-name="ce1">
            <text:p>0</text:p>
          </table:table-cell>
          <table:table-cell office:value-type="float" office:value="-1.2587699999999999" table:style-name="ce1">
            <text:p>-1.25877</text:p>
          </table:table-cell>
          <table:table-cell office:value-type="float" office:value="0.68098999999999998" table:style-name="ce1">
            <text:p>0.680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.2403200000000001" table:style-name="ce1">
            <text:p>1.24032</text:p>
          </table:table-cell>
          <table:table-cell office:value-type="float" office:value="-0.72253999999999996" table:style-name="ce1">
            <text:p>-0.72254</text:p>
          </table:table-cell>
          <table:table-cell office:value-type="float" office:value="0" table:style-name="ce1">
            <text:p>0</text:p>
          </table:table-cell>
          <table:table-cell office:value-type="float" office:value="-1.2594000000000001" table:style-name="ce1">
            <text:p>-1.2594</text:p>
          </table:table-cell>
          <table:table-cell office:value-type="float" office:value="0.68215999999999999" table:style-name="ce1">
            <text:p>0.682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.2393099999999999" table:style-name="ce1">
            <text:p>1.23931</text:p>
          </table:table-cell>
          <table:table-cell office:value-type="float" office:value="-0.72240000000000004" table:style-name="ce1">
            <text:p>-0.7224</text:p>
          </table:table-cell>
          <table:table-cell office:value-type="float" office:value="0" table:style-name="ce1">
            <text:p>0</text:p>
          </table:table-cell>
          <table:table-cell office:value-type="float" office:value="-1.2601899999999999" table:style-name="ce1">
            <text:p>-1.26019</text:p>
          </table:table-cell>
          <table:table-cell office:value-type="float" office:value="0.68335999999999997" table:style-name="ce1">
            <text:p>0.683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.2383900000000001" table:style-name="ce1">
            <text:p>1.23839</text:p>
          </table:table-cell>
          <table:table-cell office:value-type="float" office:value="-0.72226999999999997" table:style-name="ce1">
            <text:p>-0.72227</text:p>
          </table:table-cell>
          <table:table-cell office:value-type="float" office:value="0" table:style-name="ce1">
            <text:p>0</text:p>
          </table:table-cell>
          <table:table-cell office:value-type="float" office:value="-1.2611000000000001" table:style-name="ce1">
            <text:p>-1.2611</text:p>
          </table:table-cell>
          <table:table-cell office:value-type="float" office:value="0.68457999999999997" table:style-name="ce1">
            <text:p>0.684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.2374700000000001" table:style-name="ce1">
            <text:p>1.23747</text:p>
          </table:table-cell>
          <table:table-cell office:value-type="float" office:value="-0.72211999999999998" table:style-name="ce1">
            <text:p>-0.72212</text:p>
          </table:table-cell>
          <table:table-cell office:value-type="float" office:value="0" table:style-name="ce1">
            <text:p>0</text:p>
          </table:table-cell>
          <table:table-cell office:value-type="float" office:value="-1.26206" table:style-name="ce1">
            <text:p>-1.26206</text:p>
          </table:table-cell>
          <table:table-cell office:value-type="float" office:value="0.68574999999999997" table:style-name="ce1">
            <text:p>0.685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.23658" table:style-name="ce1">
            <text:p>1.23658</text:p>
          </table:table-cell>
          <table:table-cell office:value-type="float" office:value="-0.72196000000000005" table:style-name="ce1">
            <text:p>-0.72196</text:p>
          </table:table-cell>
          <table:table-cell office:value-type="float" office:value="0" table:style-name="ce1">
            <text:p>0</text:p>
          </table:table-cell>
          <table:table-cell office:value-type="float" office:value="-1.26301" table:style-name="ce1">
            <text:p>-1.26301</text:p>
          </table:table-cell>
          <table:table-cell office:value-type="float" office:value="0.68696000000000002" table:style-name="ce1">
            <text:p>0.686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.23559" table:style-name="ce1">
            <text:p>1.23559</text:p>
          </table:table-cell>
          <table:table-cell office:value-type="float" office:value="-0.7218" table:style-name="ce1">
            <text:p>-0.7218</text:p>
          </table:table-cell>
          <table:table-cell office:value-type="float" office:value="0" table:style-name="ce1">
            <text:p>0</text:p>
          </table:table-cell>
          <table:table-cell office:value-type="float" office:value="-1.2639" table:style-name="ce1">
            <text:p>-1.2639</text:p>
          </table:table-cell>
          <table:table-cell office:value-type="float" office:value="0.68808999999999998" table:style-name="ce1">
            <text:p>0.688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.2344999999999999" table:style-name="ce1">
            <text:p>1.2345</text:p>
          </table:table-cell>
          <table:table-cell office:value-type="float" office:value="-0.72167999999999999" table:style-name="ce1">
            <text:p>-0.72168</text:p>
          </table:table-cell>
          <table:table-cell office:value-type="float" office:value="0" table:style-name="ce1">
            <text:p>0</text:p>
          </table:table-cell>
          <table:table-cell office:value-type="float" office:value="-1.2646999999999999" table:style-name="ce1">
            <text:p>-1.2647</text:p>
          </table:table-cell>
          <table:table-cell office:value-type="float" office:value="0.68915999999999999" table:style-name="ce1">
            <text:p>0.689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.2332799999999999" table:style-name="ce1">
            <text:p>1.23328</text:p>
          </table:table-cell>
          <table:table-cell office:value-type="float" office:value="-0.72158" table:style-name="ce1">
            <text:p>-0.72158</text:p>
          </table:table-cell>
          <table:table-cell office:value-type="float" office:value="0" table:style-name="ce1">
            <text:p>0</text:p>
          </table:table-cell>
          <table:table-cell office:value-type="float" office:value="-1.26535" table:style-name="ce1">
            <text:p>-1.26535</text:p>
          </table:table-cell>
          <table:table-cell office:value-type="float" office:value="0.69016999999999995" table:style-name="ce1">
            <text:p>0.690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.2319100000000001" table:style-name="ce1">
            <text:p>1.23191</text:p>
          </table:table-cell>
          <table:table-cell office:value-type="float" office:value="-0.72150000000000003" table:style-name="ce1">
            <text:p>-0.7215</text:p>
          </table:table-cell>
          <table:table-cell office:value-type="float" office:value="0" table:style-name="ce1">
            <text:p>0</text:p>
          </table:table-cell>
          <table:table-cell office:value-type="float" office:value="-1.2658100000000001" table:style-name="ce1">
            <text:p>-1.26581</text:p>
          </table:table-cell>
          <table:table-cell office:value-type="float" office:value="0.69111" table:style-name="ce1">
            <text:p>0.691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.2303900000000001" table:style-name="ce1">
            <text:p>1.23039</text:p>
          </table:table-cell>
          <table:table-cell office:value-type="float" office:value="-0.72140000000000004" table:style-name="ce1">
            <text:p>-0.7214</text:p>
          </table:table-cell>
          <table:table-cell office:value-type="float" office:value="0" table:style-name="ce1">
            <text:p>0</text:p>
          </table:table-cell>
          <table:table-cell office:value-type="float" office:value="-1.26606" table:style-name="ce1">
            <text:p>-1.26606</text:p>
          </table:table-cell>
          <table:table-cell office:value-type="float" office:value="0.69196999999999997" table:style-name="ce1">
            <text:p>0.691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.2287699999999999" table:style-name="ce1">
            <text:p>1.22877</text:p>
          </table:table-cell>
          <table:table-cell office:value-type="float" office:value="-0.72121999999999997" table:style-name="ce1">
            <text:p>-0.72122</text:p>
          </table:table-cell>
          <table:table-cell office:value-type="float" office:value="0" table:style-name="ce1">
            <text:p>0</text:p>
          </table:table-cell>
          <table:table-cell office:value-type="float" office:value="-1.2661" table:style-name="ce1">
            <text:p>-1.2661</text:p>
          </table:table-cell>
          <table:table-cell office:value-type="float" office:value="0.69274000000000002" table:style-name="ce1">
            <text:p>0.692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.2271399999999999" table:style-name="ce1">
            <text:p>1.22714</text:p>
          </table:table-cell>
          <table:table-cell office:value-type="float" office:value="-0.72063999999999995" table:style-name="ce1">
            <text:p>-0.72064</text:p>
          </table:table-cell>
          <table:table-cell office:value-type="float" office:value="0" table:style-name="ce1">
            <text:p>0</text:p>
          </table:table-cell>
          <table:table-cell office:value-type="float" office:value="-1.2659199999999999" table:style-name="ce1">
            <text:p>-1.26592</text:p>
          </table:table-cell>
          <table:table-cell office:value-type="float" office:value="0.69335999999999998" table:style-name="ce1">
            <text:p>0.69336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13</text:p>
          </table:table-cell>
          <table:table-cell office:value-type="string" table:style-name="ce1">
            <text:p>X14</text:p>
          </table:table-cell>
          <table:table-cell office:value-type="string" table:style-name="ce1">
            <text:p>Y14</text:p>
          </table:table-cell>
          <table:table-cell office:value-type="string" table:style-name="ce1">
            <text:p>Z14</text:p>
          </table:table-cell>
          <table:table-cell office:value-type="string" table:style-name="ce1">
            <text:p>X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2271399999999999" table:style-name="ce1">
            <text:p>-1.22714</text:p>
          </table:table-cell>
          <table:table-cell office:value-type="float" office:value="-0.72063999999999995" table:style-name="ce1">
            <text:p>-0.72064</text:p>
          </table:table-cell>
          <table:table-cell office:value-type="float" office:value="0" table:style-name="ce1">
            <text:p>0</text:p>
          </table:table-cell>
          <table:table-cell office:value-type="float" office:value="2.4860899999999999" table:style-name="ce1">
            <text:p>2.486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.2287699999999999" table:style-name="ce1">
            <text:p>-1.22877</text:p>
          </table:table-cell>
          <table:table-cell office:value-type="float" office:value="-0.72121999999999997" table:style-name="ce1">
            <text:p>-0.72122</text:p>
          </table:table-cell>
          <table:table-cell office:value-type="float" office:value="0" table:style-name="ce1">
            <text:p>0</text:p>
          </table:table-cell>
          <table:table-cell office:value-type="float" office:value="2.4858799999999999" table:style-name="ce1">
            <text:p>2.4858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1.2303900000000001" table:style-name="ce1">
            <text:p>-1.23039</text:p>
          </table:table-cell>
          <table:table-cell office:value-type="float" office:value="-0.72140000000000004" table:style-name="ce1">
            <text:p>-0.7214</text:p>
          </table:table-cell>
          <table:table-cell office:value-type="float" office:value="0" table:style-name="ce1">
            <text:p>0</text:p>
          </table:table-cell>
          <table:table-cell office:value-type="float" office:value="2.4859399999999998" table:style-name="ce1">
            <text:p>2.485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1.2319100000000001" table:style-name="ce1">
            <text:p>-1.23191</text:p>
          </table:table-cell>
          <table:table-cell office:value-type="float" office:value="-0.72150000000000003" table:style-name="ce1">
            <text:p>-0.7215</text:p>
          </table:table-cell>
          <table:table-cell office:value-type="float" office:value="0" table:style-name="ce1">
            <text:p>0</text:p>
          </table:table-cell>
          <table:table-cell office:value-type="float" office:value="2.4861" table:style-name="ce1">
            <text:p>2.48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1.2332799999999999" table:style-name="ce1">
            <text:p>-1.23328</text:p>
          </table:table-cell>
          <table:table-cell office:value-type="float" office:value="-0.72158" table:style-name="ce1">
            <text:p>-0.72158</text:p>
          </table:table-cell>
          <table:table-cell office:value-type="float" office:value="0" table:style-name="ce1">
            <text:p>0</text:p>
          </table:table-cell>
          <table:table-cell office:value-type="float" office:value="2.4863499999999998" table:style-name="ce1">
            <text:p>2.486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1.2344999999999999" table:style-name="ce1">
            <text:p>-1.2345</text:p>
          </table:table-cell>
          <table:table-cell office:value-type="float" office:value="-0.72167999999999999" table:style-name="ce1">
            <text:p>-0.72168</text:p>
          </table:table-cell>
          <table:table-cell office:value-type="float" office:value="0" table:style-name="ce1">
            <text:p>0</text:p>
          </table:table-cell>
          <table:table-cell office:value-type="float" office:value="2.4866999999999999" table:style-name="ce1">
            <text:p>2.486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1.2355799999999999" table:style-name="ce1">
            <text:p>-1.23558</text:p>
          </table:table-cell>
          <table:table-cell office:value-type="float" office:value="-0.7218" table:style-name="ce1">
            <text:p>-0.7218</text:p>
          </table:table-cell>
          <table:table-cell office:value-type="float" office:value="0" table:style-name="ce1">
            <text:p>0</text:p>
          </table:table-cell>
          <table:table-cell office:value-type="float" office:value="2.4871099999999999" table:style-name="ce1">
            <text:p>2.487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1.2365699999999999" table:style-name="ce1">
            <text:p>-1.23657</text:p>
          </table:table-cell>
          <table:table-cell office:value-type="float" office:value="-0.72196000000000005" table:style-name="ce1">
            <text:p>-0.72196</text:p>
          </table:table-cell>
          <table:table-cell office:value-type="float" office:value="0" table:style-name="ce1">
            <text:p>0</text:p>
          </table:table-cell>
          <table:table-cell office:value-type="float" office:value="2.48759" table:style-name="ce1">
            <text:p>2.487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1.2374700000000001" table:style-name="ce1">
            <text:p>-1.23747</text:p>
          </table:table-cell>
          <table:table-cell office:value-type="float" office:value="-0.72211999999999998" table:style-name="ce1">
            <text:p>-0.72212</text:p>
          </table:table-cell>
          <table:table-cell office:value-type="float" office:value="0" table:style-name="ce1">
            <text:p>0</text:p>
          </table:table-cell>
          <table:table-cell office:value-type="float" office:value="2.48807" table:style-name="ce1">
            <text:p>2.4880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1.2383999999999999" table:style-name="ce1">
            <text:p>-1.2384</text:p>
          </table:table-cell>
          <table:table-cell office:value-type="float" office:value="-0.72226999999999997" table:style-name="ce1">
            <text:p>-0.72227</text:p>
          </table:table-cell>
          <table:table-cell office:value-type="float" office:value="0" table:style-name="ce1">
            <text:p>0</text:p>
          </table:table-cell>
          <table:table-cell office:value-type="float" office:value="2.48861" table:style-name="ce1">
            <text:p>2.488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-1.23932" table:style-name="ce1">
            <text:p>-1.23932</text:p>
          </table:table-cell>
          <table:table-cell office:value-type="float" office:value="-0.72240000000000004" table:style-name="ce1">
            <text:p>-0.7224</text:p>
          </table:table-cell>
          <table:table-cell office:value-type="float" office:value="0" table:style-name="ce1">
            <text:p>0</text:p>
          </table:table-cell>
          <table:table-cell office:value-type="float" office:value="2.4891299999999998" table:style-name="ce1">
            <text:p>2.489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1.2403200000000001" table:style-name="ce1">
            <text:p>-1.24032</text:p>
          </table:table-cell>
          <table:table-cell office:value-type="float" office:value="-0.72253999999999996" table:style-name="ce1">
            <text:p>-0.72254</text:p>
          </table:table-cell>
          <table:table-cell office:value-type="float" office:value="0" table:style-name="ce1">
            <text:p>0</text:p>
          </table:table-cell>
          <table:table-cell office:value-type="float" office:value="2.4897" table:style-name="ce1">
            <text:p>2.48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-1.24143" table:style-name="ce1">
            <text:p>-1.24143</text:p>
          </table:table-cell>
          <table:table-cell office:value-type="float" office:value="-0.72265999999999997" table:style-name="ce1">
            <text:p>-0.72266</text:p>
          </table:table-cell>
          <table:table-cell office:value-type="float" office:value="0" table:style-name="ce1">
            <text:p>0</text:p>
          </table:table-cell>
          <table:table-cell office:value-type="float" office:value="2.4902899999999999" table:style-name="ce1">
            <text:p>2.490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-1.24268" table:style-name="ce1">
            <text:p>-1.24268</text:p>
          </table:table-cell>
          <table:table-cell office:value-type="float" office:value="-0.72275" table:style-name="ce1">
            <text:p>-0.72275</text:p>
          </table:table-cell>
          <table:table-cell office:value-type="float" office:value="0" table:style-name="ce1">
            <text:p>0</text:p>
          </table:table-cell>
          <table:table-cell office:value-type="float" office:value="2.4909300000000001" table:style-name="ce1">
            <text:p>2.490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1.2440599999999999" table:style-name="ce1">
            <text:p>-1.24406</text:p>
          </table:table-cell>
          <table:table-cell office:value-type="float" office:value="-0.72282999999999997" table:style-name="ce1">
            <text:p>-0.72283</text:p>
          </table:table-cell>
          <table:table-cell office:value-type="float" office:value="0" table:style-name="ce1">
            <text:p>0</text:p>
          </table:table-cell>
          <table:table-cell office:value-type="float" office:value="2.49166" table:style-name="ce1">
            <text:p>2.4916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-1.24556" table:style-name="ce1">
            <text:p>-1.24556</text:p>
          </table:table-cell>
          <table:table-cell office:value-type="float" office:value="-0.72292000000000001" table:style-name="ce1">
            <text:p>-0.72292</text:p>
          </table:table-cell>
          <table:table-cell office:value-type="float" office:value="0" table:style-name="ce1">
            <text:p>0</text:p>
          </table:table-cell>
          <table:table-cell office:value-type="float" office:value="2.49261" table:style-name="ce1">
            <text:p>2.492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-1.24709" table:style-name="ce1">
            <text:p>-1.24709</text:p>
          </table:table-cell>
          <table:table-cell office:value-type="float" office:value="-0.72301000000000004" table:style-name="ce1">
            <text:p>-0.72301</text:p>
          </table:table-cell>
          <table:table-cell office:value-type="float" office:value="0" table:style-name="ce1">
            <text:p>0</text:p>
          </table:table-cell>
          <table:table-cell office:value-type="float" office:value="2.4944600000000001" table:style-name="ce1">
            <text:p>2.49446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15</text:p>
          </table:table-cell>
          <table:table-cell office:value-type="string" table:style-name="ce1">
            <text:p>Z15</text:p>
          </table:table-cell>
          <table:table-cell office:value-type="string" table:style-name="ce1">
            <text:p>X16</text:p>
          </table:table-cell>
          <table:table-cell office:value-type="string" table:style-name="ce1">
            <text:p>Y16</text:p>
          </table:table-cell>
          <table:table-cell office:value-type="string" table:style-name="ce1">
            <text:p>Z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.45207" table:style-name="ce1">
            <text:p>2.45207</text:p>
          </table:table-cell>
          <table:table-cell office:value-type="float" office:value="0" table:style-name="ce1">
            <text:p>0</text:p>
          </table:table-cell>
          <table:table-cell office:value-type="float" office:value="4.6212499999999999" table:style-name="ce1">
            <text:p>4.62125</text:p>
          </table:table-cell>
          <table:table-cell office:value-type="float" office:value="1.21394" table:style-name="ce1">
            <text:p>1.2139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.45234" table:style-name="ce1">
            <text:p>2.45234</text:p>
          </table:table-cell>
          <table:table-cell office:value-type="float" office:value="0" table:style-name="ce1">
            <text:p>0</text:p>
          </table:table-cell>
          <table:table-cell office:value-type="float" office:value="4.6230399999999996" table:style-name="ce1">
            <text:p>4.62304</text:p>
          </table:table-cell>
          <table:table-cell office:value-type="float" office:value="1.21485" table:style-name="ce1">
            <text:p>1.2148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2.4523899999999998" table:style-name="ce1">
            <text:p>2.45239</text:p>
          </table:table-cell>
          <table:table-cell office:value-type="float" office:value="0" table:style-name="ce1">
            <text:p>0</text:p>
          </table:table-cell>
          <table:table-cell office:value-type="float" office:value="4.6250400000000003" table:style-name="ce1">
            <text:p>4.62504</text:p>
          </table:table-cell>
          <table:table-cell office:value-type="float" office:value="1.21567" table:style-name="ce1">
            <text:p>1.2156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.4523700000000002" table:style-name="ce1">
            <text:p>2.45237</text:p>
          </table:table-cell>
          <table:table-cell office:value-type="float" office:value="0" table:style-name="ce1">
            <text:p>0</text:p>
          </table:table-cell>
          <table:table-cell office:value-type="float" office:value="4.6270499999999997" table:style-name="ce1">
            <text:p>4.62705</text:p>
          </table:table-cell>
          <table:table-cell office:value-type="float" office:value="1.21651" table:style-name="ce1">
            <text:p>1.216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.45234" table:style-name="ce1">
            <text:p>2.45234</text:p>
          </table:table-cell>
          <table:table-cell office:value-type="float" office:value="0" table:style-name="ce1">
            <text:p>0</text:p>
          </table:table-cell>
          <table:table-cell office:value-type="float" office:value="4.6290399999999998" table:style-name="ce1">
            <text:p>4.62904</text:p>
          </table:table-cell>
          <table:table-cell office:value-type="float" office:value="1.21732" table:style-name="ce1">
            <text:p>1.2173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2.4523199999999998" table:style-name="ce1">
            <text:p>2.45232</text:p>
          </table:table-cell>
          <table:table-cell office:value-type="float" office:value="0" table:style-name="ce1">
            <text:p>0</text:p>
          </table:table-cell>
          <table:table-cell office:value-type="float" office:value="4.6310000000000002" table:style-name="ce1">
            <text:p>4.631</text:p>
          </table:table-cell>
          <table:table-cell office:value-type="float" office:value="1.21811" table:style-name="ce1">
            <text:p>1.2181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.4523100000000002" table:style-name="ce1">
            <text:p>2.45231</text:p>
          </table:table-cell>
          <table:table-cell office:value-type="float" office:value="0" table:style-name="ce1">
            <text:p>0</text:p>
          </table:table-cell>
          <table:table-cell office:value-type="float" office:value="4.6329099999999999" table:style-name="ce1">
            <text:p>4.63291</text:p>
          </table:table-cell>
          <table:table-cell office:value-type="float" office:value="1.2188699999999999" table:style-name="ce1">
            <text:p>1.2188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.4523100000000002" table:style-name="ce1">
            <text:p>2.45231</text:p>
          </table:table-cell>
          <table:table-cell office:value-type="float" office:value="0" table:style-name="ce1">
            <text:p>0</text:p>
          </table:table-cell>
          <table:table-cell office:value-type="float" office:value="4.6348399999999996" table:style-name="ce1">
            <text:p>4.63484</text:p>
          </table:table-cell>
          <table:table-cell office:value-type="float" office:value="1.21963" table:style-name="ce1">
            <text:p>1.2196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2.4523299999999999" table:style-name="ce1">
            <text:p>2.45233</text:p>
          </table:table-cell>
          <table:table-cell office:value-type="float" office:value="0" table:style-name="ce1">
            <text:p>0</text:p>
          </table:table-cell>
          <table:table-cell office:value-type="float" office:value="4.6367500000000001" table:style-name="ce1">
            <text:p>4.63675</text:p>
          </table:table-cell>
          <table:table-cell office:value-type="float" office:value="1.22037" table:style-name="ce1">
            <text:p>1.2203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.4523000000000001" table:style-name="ce1">
            <text:p>2.4523</text:p>
          </table:table-cell>
          <table:table-cell office:value-type="float" office:value="0" table:style-name="ce1">
            <text:p>0</text:p>
          </table:table-cell>
          <table:table-cell office:value-type="float" office:value="4.6385899999999998" table:style-name="ce1">
            <text:p>4.63859</text:p>
          </table:table-cell>
          <table:table-cell office:value-type="float" office:value="1.2211000000000001" table:style-name="ce1">
            <text:p>1.221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2.4522400000000002" table:style-name="ce1">
            <text:p>2.45224</text:p>
          </table:table-cell>
          <table:table-cell office:value-type="float" office:value="0" table:style-name="ce1">
            <text:p>0</text:p>
          </table:table-cell>
          <table:table-cell office:value-type="float" office:value="4.64046" table:style-name="ce1">
            <text:p>4.64046</text:p>
          </table:table-cell>
          <table:table-cell office:value-type="float" office:value="1.22184" table:style-name="ce1">
            <text:p>1.2218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2.4521500000000001" table:style-name="ce1">
            <text:p>2.45215</text:p>
          </table:table-cell>
          <table:table-cell office:value-type="float" office:value="0" table:style-name="ce1">
            <text:p>0</text:p>
          </table:table-cell>
          <table:table-cell office:value-type="float" office:value="4.6424500000000002" table:style-name="ce1">
            <text:p>4.64245</text:p>
          </table:table-cell>
          <table:table-cell office:value-type="float" office:value="1.2226300000000001" table:style-name="ce1">
            <text:p>1.2226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2.452" table:style-name="ce1">
            <text:p>2.452</text:p>
          </table:table-cell>
          <table:table-cell office:value-type="float" office:value="0" table:style-name="ce1">
            <text:p>0</text:p>
          </table:table-cell>
          <table:table-cell office:value-type="float" office:value="4.6445499999999997" table:style-name="ce1">
            <text:p>4.64455</text:p>
          </table:table-cell>
          <table:table-cell office:value-type="float" office:value="1.2234400000000001" table:style-name="ce1">
            <text:p>1.2234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2.4517899999999999" table:style-name="ce1">
            <text:p>2.45179</text:p>
          </table:table-cell>
          <table:table-cell office:value-type="float" office:value="0" table:style-name="ce1">
            <text:p>0</text:p>
          </table:table-cell>
          <table:table-cell office:value-type="float" office:value="4.6467599999999996" table:style-name="ce1">
            <text:p>4.64676</text:p>
          </table:table-cell>
          <table:table-cell office:value-type="float" office:value="1.2242500000000001" table:style-name="ce1">
            <text:p>1.2242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2.4515400000000001" table:style-name="ce1">
            <text:p>2.45154</text:p>
          </table:table-cell>
          <table:table-cell office:value-type="float" office:value="0" table:style-name="ce1">
            <text:p>0</text:p>
          </table:table-cell>
          <table:table-cell office:value-type="float" office:value="4.6491199999999999" table:style-name="ce1">
            <text:p>4.64912</text:p>
          </table:table-cell>
          <table:table-cell office:value-type="float" office:value="1.2250099999999999" table:style-name="ce1">
            <text:p>1.2250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.4512999999999998" table:style-name="ce1">
            <text:p>2.4513</text:p>
          </table:table-cell>
          <table:table-cell office:value-type="float" office:value="0" table:style-name="ce1">
            <text:p>0</text:p>
          </table:table-cell>
          <table:table-cell office:value-type="float" office:value="4.6516500000000001" table:style-name="ce1">
            <text:p>4.65165</text:p>
          </table:table-cell>
          <table:table-cell office:value-type="float" office:value="1.22559" table:style-name="ce1">
            <text:p>1.2255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2.4511599999999998" table:style-name="ce1">
            <text:p>2.45116</text:p>
          </table:table-cell>
          <table:table-cell office:value-type="float" office:value="0" table:style-name="ce1">
            <text:p>0</text:p>
          </table:table-cell>
          <table:table-cell office:value-type="float" office:value="4.6545699999999997" table:style-name="ce1">
            <text:p>4.65457</text:p>
          </table:table-cell>
          <table:table-cell office:value-type="float" office:value="1.2254400000000001" table:style-name="ce1">
            <text:p>1.2254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17</text:p>
          </table:table-cell>
          <table:table-cell office:value-type="string" table:style-name="ce1">
            <text:p>Y17</text:p>
          </table:table-cell>
          <table:table-cell office:value-type="string" table:style-name="ce1">
            <text:p>Z17</text:p>
          </table:table-cell>
          <table:table-cell office:value-type="string" table:style-name="ce1">
            <text:p>X18</text:p>
          </table:table-cell>
          <table:table-cell office:value-type="string" table:style-name="ce1">
            <text:p>Y1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.6124700000000001" table:style-name="ce1">
            <text:p>4.61247</text:p>
          </table:table-cell>
          <table:table-cell office:value-type="float" office:value="-1.2645200000000001" table:style-name="ce1">
            <text:p>-1.26452</text:p>
          </table:table-cell>
          <table:table-cell office:value-type="float" office:value="0" table:style-name="ce1">
            <text:p>0</text:p>
          </table:table-cell>
          <table:table-cell office:value-type="float" office:value="2.4745400000000002" table:style-name="ce1">
            <text:p>2.47454</text:p>
          </table:table-cell>
          <table:table-cell office:value-type="float" office:value="-2.4903900000000001" table:style-name="ce1">
            <text:p>-2.490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4.6113" table:style-name="ce1">
            <text:p>4.6113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office:value-type="float" office:value="2.4739" table:style-name="ce1">
            <text:p>2.4739</text:p>
          </table:table-cell>
          <table:table-cell office:value-type="float" office:value="-2.4889399999999999" table:style-name="ce1">
            <text:p>-2.488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4.6103899999999998" table:style-name="ce1">
            <text:p>4.61039</text:p>
          </table:table-cell>
          <table:table-cell office:value-type="float" office:value="-1.26434" table:style-name="ce1">
            <text:p>-1.26434</text:p>
          </table:table-cell>
          <table:table-cell office:value-type="float" office:value="0" table:style-name="ce1">
            <text:p>0</text:p>
          </table:table-cell>
          <table:table-cell office:value-type="float" office:value="2.47315" table:style-name="ce1">
            <text:p>2.47315</text:p>
          </table:table-cell>
          <table:table-cell office:value-type="float" office:value="-2.4875600000000002" table:style-name="ce1">
            <text:p>-2.4875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.60975" table:style-name="ce1">
            <text:p>4.60975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office:value-type="float" office:value="2.4723299999999999" table:style-name="ce1">
            <text:p>2.47233</text:p>
          </table:table-cell>
          <table:table-cell office:value-type="float" office:value="-2.4862700000000002" table:style-name="ce1">
            <text:p>-2.486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4.6093500000000001" table:style-name="ce1">
            <text:p>4.60935</text:p>
          </table:table-cell>
          <table:table-cell office:value-type="float" office:value="-1.26427" table:style-name="ce1">
            <text:p>-1.26427</text:p>
          </table:table-cell>
          <table:table-cell office:value-type="float" office:value="0" table:style-name="ce1">
            <text:p>0</text:p>
          </table:table-cell>
          <table:table-cell office:value-type="float" office:value="2.4714399999999999" table:style-name="ce1">
            <text:p>2.47144</text:p>
          </table:table-cell>
          <table:table-cell office:value-type="float" office:value="-2.48509" table:style-name="ce1">
            <text:p>-2.485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4.60914" table:style-name="ce1">
            <text:p>4.60914</text:p>
          </table:table-cell>
          <table:table-cell office:value-type="float" office:value="-1.26416" table:style-name="ce1">
            <text:p>-1.26416</text:p>
          </table:table-cell>
          <table:table-cell office:value-type="float" office:value="0" table:style-name="ce1">
            <text:p>0</text:p>
          </table:table-cell>
          <table:table-cell office:value-type="float" office:value="2.4704999999999999" table:style-name="ce1">
            <text:p>2.4705</text:p>
          </table:table-cell>
          <table:table-cell office:value-type="float" office:value="-2.4840200000000001" table:style-name="ce1">
            <text:p>-2.4840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4.60907" table:style-name="ce1">
            <text:p>4.60907</text:p>
          </table:table-cell>
          <table:table-cell office:value-type="float" office:value="-1.2640100000000001" table:style-name="ce1">
            <text:p>-1.26401</text:p>
          </table:table-cell>
          <table:table-cell office:value-type="float" office:value="0" table:style-name="ce1">
            <text:p>0</text:p>
          </table:table-cell>
          <table:table-cell office:value-type="float" office:value="2.4695299999999998" table:style-name="ce1">
            <text:p>2.46953</text:p>
          </table:table-cell>
          <table:table-cell office:value-type="float" office:value="-2.4830399999999999" table:style-name="ce1">
            <text:p>-2.4830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4.60914" table:style-name="ce1">
            <text:p>4.60914</text:p>
          </table:table-cell>
          <table:table-cell office:value-type="float" office:value="-1.2638400000000001" table:style-name="ce1">
            <text:p>-1.26384</text:p>
          </table:table-cell>
          <table:table-cell office:value-type="float" office:value="0" table:style-name="ce1">
            <text:p>0</text:p>
          </table:table-cell>
          <table:table-cell office:value-type="float" office:value="2.4685600000000001" table:style-name="ce1">
            <text:p>2.46856</text:p>
          </table:table-cell>
          <table:table-cell office:value-type="float" office:value="-2.48217" table:style-name="ce1">
            <text:p>-2.482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4.6092599999999999" table:style-name="ce1">
            <text:p>4.60926</text:p>
          </table:table-cell>
          <table:table-cell office:value-type="float" office:value="-1.2636700000000001" table:style-name="ce1">
            <text:p>-1.26367</text:p>
          </table:table-cell>
          <table:table-cell office:value-type="float" office:value="0" table:style-name="ce1">
            <text:p>0</text:p>
          </table:table-cell>
          <table:table-cell office:value-type="float" office:value="2.4675500000000001" table:style-name="ce1">
            <text:p>2.46755</text:p>
          </table:table-cell>
          <table:table-cell office:value-type="float" office:value="-2.4813800000000001" table:style-name="ce1">
            <text:p>-2.4813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4.6093400000000004" table:style-name="ce1">
            <text:p>4.60934</text:p>
          </table:table-cell>
          <table:table-cell office:value-type="float" office:value="-1.2635099999999999" table:style-name="ce1">
            <text:p>-1.26351</text:p>
          </table:table-cell>
          <table:table-cell office:value-type="float" office:value="0" table:style-name="ce1">
            <text:p>0</text:p>
          </table:table-cell>
          <table:table-cell office:value-type="float" office:value="2.46658" table:style-name="ce1">
            <text:p>2.46658</text:p>
          </table:table-cell>
          <table:table-cell office:value-type="float" office:value="-2.4804900000000001" table:style-name="ce1">
            <text:p>-2.4804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4.6093700000000002" table:style-name="ce1">
            <text:p>4.60937</text:p>
          </table:table-cell>
          <table:table-cell office:value-type="float" office:value="-1.2633799999999999" table:style-name="ce1">
            <text:p>-1.26338</text:p>
          </table:table-cell>
          <table:table-cell office:value-type="float" office:value="0" table:style-name="ce1">
            <text:p>0</text:p>
          </table:table-cell>
          <table:table-cell office:value-type="float" office:value="2.46556" table:style-name="ce1">
            <text:p>2.46556</text:p>
          </table:table-cell>
          <table:table-cell office:value-type="float" office:value="-2.4796" table:style-name="ce1">
            <text:p>-2.47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4.6093700000000002" table:style-name="ce1">
            <text:p>4.60937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office:value-type="float" office:value="2.46461" table:style-name="ce1">
            <text:p>2.46461</text:p>
          </table:table-cell>
          <table:table-cell office:value-type="float" office:value="-2.4786999999999999" table:style-name="ce1">
            <text:p>-2.478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4.6092599999999999" table:style-name="ce1">
            <text:p>4.60926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office:value-type="float" office:value="2.4637099999999998" table:style-name="ce1">
            <text:p>2.46371</text:p>
          </table:table-cell>
          <table:table-cell office:value-type="float" office:value="-2.4777100000000001" table:style-name="ce1">
            <text:p>-2.4777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4.6089900000000004" table:style-name="ce1">
            <text:p>4.60899</text:p>
          </table:table-cell>
          <table:table-cell office:value-type="float" office:value="-1.2634099999999999" table:style-name="ce1">
            <text:p>-1.26341</text:p>
          </table:table-cell>
          <table:table-cell office:value-type="float" office:value="0" table:style-name="ce1">
            <text:p>0</text:p>
          </table:table-cell>
          <table:table-cell office:value-type="float" office:value="2.4628899999999998" table:style-name="ce1">
            <text:p>2.46289</text:p>
          </table:table-cell>
          <table:table-cell office:value-type="float" office:value="-2.47662" table:style-name="ce1">
            <text:p>-2.476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4.6085200000000004" table:style-name="ce1">
            <text:p>4.60852</text:p>
          </table:table-cell>
          <table:table-cell office:value-type="float" office:value="-1.26369" table:style-name="ce1">
            <text:p>-1.26369</text:p>
          </table:table-cell>
          <table:table-cell office:value-type="float" office:value="0" table:style-name="ce1">
            <text:p>0</text:p>
          </table:table-cell>
          <table:table-cell office:value-type="float" office:value="2.46211" table:style-name="ce1">
            <text:p>2.46211</text:p>
          </table:table-cell>
          <table:table-cell office:value-type="float" office:value="-2.4754100000000001" table:style-name="ce1">
            <text:p>-2.4754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4.6078099999999997" table:style-name="ce1">
            <text:p>4.60781</text:p>
          </table:table-cell>
          <table:table-cell office:value-type="float" office:value="-1.2642100000000001" table:style-name="ce1">
            <text:p>-1.26421</text:p>
          </table:table-cell>
          <table:table-cell office:value-type="float" office:value="0" table:style-name="ce1">
            <text:p>0</text:p>
          </table:table-cell>
          <table:table-cell office:value-type="float" office:value="2.4613" table:style-name="ce1">
            <text:p>2.4613</text:p>
          </table:table-cell>
          <table:table-cell office:value-type="float" office:value="-2.4741" table:style-name="ce1">
            <text:p>-2.474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4.6067099999999996" table:style-name="ce1">
            <text:p>4.60671</text:p>
          </table:table-cell>
          <table:table-cell office:value-type="float" office:value="-1.26542" table:style-name="ce1">
            <text:p>-1.26542</text:p>
          </table:table-cell>
          <table:table-cell office:value-type="float" office:value="0" table:style-name="ce1">
            <text:p>0</text:p>
          </table:table-cell>
          <table:table-cell office:value-type="float" office:value="2.4599299999999999" table:style-name="ce1">
            <text:p>2.45993</text:p>
          </table:table-cell>
          <table:table-cell office:value-type="float" office:value="-2.4727399999999999" table:style-name="ce1">
            <text:p>-2.4727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18</text:p>
          </table:table-cell>
          <table:table-cell office:value-type="string" table:style-name="ce1">
            <text:p>X19</text:p>
          </table:table-cell>
          <table:table-cell office:value-type="string" table:style-name="ce1">
            <text:p>Y19</text:p>
          </table:table-cell>
          <table:table-cell office:value-type="string" table:style-name="ce1">
            <text:p>Z19</text:p>
          </table:table-cell>
          <table:table-cell office:value-type="string" table:style-name="ce1">
            <text:p>X2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249E-2" table:style-name="ce1">
            <text:p>0.02249</text:p>
          </table:table-cell>
          <table:table-cell office:value-type="float" office:value="-2.5017399999999999" table:style-name="ce1">
            <text:p>-2.50174</text:p>
          </table:table-cell>
          <table:table-cell office:value-type="float" office:value="0" table:style-name="ce1">
            <text:p>0</text:p>
          </table:table-cell>
          <table:table-cell office:value-type="float" office:value="-2.4599299999999999" table:style-name="ce1">
            <text:p>-2.459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.0049999999999998E-2" table:style-name="ce1">
            <text:p>0.02005</text:p>
          </table:table-cell>
          <table:table-cell office:value-type="float" office:value="-2.5019399999999998" table:style-name="ce1">
            <text:p>-2.50194</text:p>
          </table:table-cell>
          <table:table-cell office:value-type="float" office:value="0" table:style-name="ce1">
            <text:p>0</text:p>
          </table:table-cell>
          <table:table-cell office:value-type="float" office:value="-2.4613" table:style-name="ce1">
            <text:p>-2.46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.7139999999999999E-2" table:style-name="ce1">
            <text:p>0.01714</text:p>
          </table:table-cell>
          <table:table-cell office:value-type="float" office:value="-2.5018799999999999" table:style-name="ce1">
            <text:p>-2.50188</text:p>
          </table:table-cell>
          <table:table-cell office:value-type="float" office:value="0" table:style-name="ce1">
            <text:p>0</text:p>
          </table:table-cell>
          <table:table-cell office:value-type="float" office:value="-2.46211" table:style-name="ce1">
            <text:p>-2.462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41E-2" table:style-name="ce1">
            <text:p>0.0141</text:p>
          </table:table-cell>
          <table:table-cell office:value-type="float" office:value="-2.5017999999999998" table:style-name="ce1">
            <text:p>-2.5018</text:p>
          </table:table-cell>
          <table:table-cell office:value-type="float" office:value="0" table:style-name="ce1">
            <text:p>0</text:p>
          </table:table-cell>
          <table:table-cell office:value-type="float" office:value="-2.4628899999999998" table:style-name="ce1">
            <text:p>-2.4628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11E-2" table:style-name="ce1">
            <text:p>0.0111</text:p>
          </table:table-cell>
          <table:table-cell office:value-type="float" office:value="-2.5017200000000002" table:style-name="ce1">
            <text:p>-2.50172</text:p>
          </table:table-cell>
          <table:table-cell office:value-type="float" office:value="0" table:style-name="ce1">
            <text:p>0</text:p>
          </table:table-cell>
          <table:table-cell office:value-type="float" office:value="-2.4637099999999998" table:style-name="ce1">
            <text:p>-2.4637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-2.5016600000000002" table:style-name="ce1">
            <text:p>-2.50166</text:p>
          </table:table-cell>
          <table:table-cell office:value-type="float" office:value="0" table:style-name="ce1">
            <text:p>0</text:p>
          </table:table-cell>
          <table:table-cell office:value-type="float" office:value="-2.4645999999999999" table:style-name="ce1">
            <text:p>-2.46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0" table:style-name="ce1">
            <text:p>0</text:p>
          </table:table-cell>
          <table:table-cell office:value-type="float" office:value="-2.4655499999999999" table:style-name="ce1">
            <text:p>-2.465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-2.5015999999999998" table:style-name="ce1">
            <text:p>-2.5016</text:p>
          </table:table-cell>
          <table:table-cell office:value-type="float" office:value="0" table:style-name="ce1">
            <text:p>0</text:p>
          </table:table-cell>
          <table:table-cell office:value-type="float" office:value="-2.4665699999999999" table:style-name="ce1">
            <text:p>-2.466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015800000000001" table:style-name="ce1">
            <text:p>-2.50158</text:p>
          </table:table-cell>
          <table:table-cell office:value-type="float" office:value="0" table:style-name="ce1">
            <text:p>0</text:p>
          </table:table-cell>
          <table:table-cell office:value-type="float" office:value="-2.4675500000000001" table:style-name="ce1">
            <text:p>-2.467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2.6700000000000001E-3" table:style-name="ce1">
            <text:p>-0.00267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0" table:style-name="ce1">
            <text:p>0</text:p>
          </table:table-cell>
          <table:table-cell office:value-type="float" office:value="-2.4685700000000002" table:style-name="ce1">
            <text:p>-2.468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-5.3899999999999998E-3" table:style-name="ce1">
            <text:p>-0.00539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0" table:style-name="ce1">
            <text:p>0</text:p>
          </table:table-cell>
          <table:table-cell office:value-type="float" office:value="-2.4695299999999998" table:style-name="ce1">
            <text:p>-2.4695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8.1899999999999994E-3" table:style-name="ce1">
            <text:p>-0.00819</text:p>
          </table:table-cell>
          <table:table-cell office:value-type="float" office:value="-2.5016600000000002" table:style-name="ce1">
            <text:p>-2.50166</text:p>
          </table:table-cell>
          <table:table-cell office:value-type="float" office:value="0" table:style-name="ce1">
            <text:p>0</text:p>
          </table:table-cell>
          <table:table-cell office:value-type="float" office:value="-2.4704999999999999" table:style-name="ce1">
            <text:p>-2.47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-1.11E-2" table:style-name="ce1">
            <text:p>-0.0111</text:p>
          </table:table-cell>
          <table:table-cell office:value-type="float" office:value="-2.5017200000000002" table:style-name="ce1">
            <text:p>-2.50172</text:p>
          </table:table-cell>
          <table:table-cell office:value-type="float" office:value="0" table:style-name="ce1">
            <text:p>0</text:p>
          </table:table-cell>
          <table:table-cell office:value-type="float" office:value="-2.4714499999999999" table:style-name="ce1">
            <text:p>-2.471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-1.41E-2" table:style-name="ce1">
            <text:p>-0.0141</text:p>
          </table:table-cell>
          <table:table-cell office:value-type="float" office:value="-2.5017999999999998" table:style-name="ce1">
            <text:p>-2.5018</text:p>
          </table:table-cell>
          <table:table-cell office:value-type="float" office:value="0" table:style-name="ce1">
            <text:p>0</text:p>
          </table:table-cell>
          <table:table-cell office:value-type="float" office:value="-2.4723299999999999" table:style-name="ce1">
            <text:p>-2.47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1.7139999999999999E-2" table:style-name="ce1">
            <text:p>-0.01714</text:p>
          </table:table-cell>
          <table:table-cell office:value-type="float" office:value="-2.5018799999999999" table:style-name="ce1">
            <text:p>-2.50188</text:p>
          </table:table-cell>
          <table:table-cell office:value-type="float" office:value="0" table:style-name="ce1">
            <text:p>0</text:p>
          </table:table-cell>
          <table:table-cell office:value-type="float" office:value="-2.47315" table:style-name="ce1">
            <text:p>-2.473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-2.0049999999999998E-2" table:style-name="ce1">
            <text:p>-0.02005</text:p>
          </table:table-cell>
          <table:table-cell office:value-type="float" office:value="-2.5019399999999998" table:style-name="ce1">
            <text:p>-2.50194</text:p>
          </table:table-cell>
          <table:table-cell office:value-type="float" office:value="0" table:style-name="ce1">
            <text:p>0</text:p>
          </table:table-cell>
          <table:table-cell office:value-type="float" office:value="-2.4739" table:style-name="ce1">
            <text:p>-2.47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-2.248E-2" table:style-name="ce1">
            <text:p>-0.02248</text:p>
          </table:table-cell>
          <table:table-cell office:value-type="float" office:value="-2.5017399999999999" table:style-name="ce1">
            <text:p>-2.50174</text:p>
          </table:table-cell>
          <table:table-cell office:value-type="float" office:value="0" table:style-name="ce1">
            <text:p>0</text:p>
          </table:table-cell>
          <table:table-cell office:value-type="float" office:value="-2.4745400000000002" table:style-name="ce1">
            <text:p>-2.4745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20</text:p>
          </table:table-cell>
          <table:table-cell office:value-type="string" table:style-name="ce1">
            <text:p>Z20</text:p>
          </table:table-cell>
          <table:table-cell office:value-type="string" table:style-name="ce1">
            <text:p>X21</text:p>
          </table:table-cell>
          <table:table-cell office:value-type="string" table:style-name="ce1">
            <text:p>Y21</text:p>
          </table:table-cell>
          <table:table-cell office:value-type="string" table:style-name="ce1">
            <text:p>Z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2.4727399999999999" table:style-name="ce1">
            <text:p>-2.47274</text:p>
          </table:table-cell>
          <table:table-cell office:value-type="float" office:value="0" table:style-name="ce1">
            <text:p>0</text:p>
          </table:table-cell>
          <table:table-cell office:value-type="float" office:value="-4.6067099999999996" table:style-name="ce1">
            <text:p>-4.60671</text:p>
          </table:table-cell>
          <table:table-cell office:value-type="float" office:value="-1.26542" table:style-name="ce1">
            <text:p>-1.2654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2.4741" table:style-name="ce1">
            <text:p>-2.4741</text:p>
          </table:table-cell>
          <table:table-cell office:value-type="float" office:value="0" table:style-name="ce1">
            <text:p>0</text:p>
          </table:table-cell>
          <table:table-cell office:value-type="float" office:value="-4.6078099999999997" table:style-name="ce1">
            <text:p>-4.60781</text:p>
          </table:table-cell>
          <table:table-cell office:value-type="float" office:value="-1.2642100000000001" table:style-name="ce1">
            <text:p>-1.2642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2.4754100000000001" table:style-name="ce1">
            <text:p>-2.47541</text:p>
          </table:table-cell>
          <table:table-cell office:value-type="float" office:value="0" table:style-name="ce1">
            <text:p>0</text:p>
          </table:table-cell>
          <table:table-cell office:value-type="float" office:value="-4.6085200000000004" table:style-name="ce1">
            <text:p>-4.60852</text:p>
          </table:table-cell>
          <table:table-cell office:value-type="float" office:value="-1.26369" table:style-name="ce1">
            <text:p>-1.2636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2.47662" table:style-name="ce1">
            <text:p>-2.47662</text:p>
          </table:table-cell>
          <table:table-cell office:value-type="float" office:value="0" table:style-name="ce1">
            <text:p>0</text:p>
          </table:table-cell>
          <table:table-cell office:value-type="float" office:value="-4.6089900000000004" table:style-name="ce1">
            <text:p>-4.60899</text:p>
          </table:table-cell>
          <table:table-cell office:value-type="float" office:value="-1.2634099999999999" table:style-name="ce1">
            <text:p>-1.2634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2.4777100000000001" table:style-name="ce1">
            <text:p>-2.47771</text:p>
          </table:table-cell>
          <table:table-cell office:value-type="float" office:value="0" table:style-name="ce1">
            <text:p>0</text:p>
          </table:table-cell>
          <table:table-cell office:value-type="float" office:value="-4.6092500000000003" table:style-name="ce1">
            <text:p>-4.60925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2.4786999999999999" table:style-name="ce1">
            <text:p>-2.4787</text:p>
          </table:table-cell>
          <table:table-cell office:value-type="float" office:value="0" table:style-name="ce1">
            <text:p>0</text:p>
          </table:table-cell>
          <table:table-cell office:value-type="float" office:value="-4.6093599999999997" table:style-name="ce1">
            <text:p>-4.60936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2.4796" table:style-name="ce1">
            <text:p>-2.4796</text:p>
          </table:table-cell>
          <table:table-cell office:value-type="float" office:value="0" table:style-name="ce1">
            <text:p>0</text:p>
          </table:table-cell>
          <table:table-cell office:value-type="float" office:value="-4.6093599999999997" table:style-name="ce1">
            <text:p>-4.60936</text:p>
          </table:table-cell>
          <table:table-cell office:value-type="float" office:value="-1.2633799999999999" table:style-name="ce1">
            <text:p>-1.2633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2.48048" table:style-name="ce1">
            <text:p>-2.48048</text:p>
          </table:table-cell>
          <table:table-cell office:value-type="float" office:value="0" table:style-name="ce1">
            <text:p>0</text:p>
          </table:table-cell>
          <table:table-cell office:value-type="float" office:value="-4.6093299999999999" table:style-name="ce1">
            <text:p>-4.60933</text:p>
          </table:table-cell>
          <table:table-cell office:value-type="float" office:value="-1.2635099999999999" table:style-name="ce1">
            <text:p>-1.263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2.4813800000000001" table:style-name="ce1">
            <text:p>-2.48138</text:p>
          </table:table-cell>
          <table:table-cell office:value-type="float" office:value="0" table:style-name="ce1">
            <text:p>0</text:p>
          </table:table-cell>
          <table:table-cell office:value-type="float" office:value="-4.6092599999999999" table:style-name="ce1">
            <text:p>-4.60926</text:p>
          </table:table-cell>
          <table:table-cell office:value-type="float" office:value="-1.2636700000000001" table:style-name="ce1">
            <text:p>-1.2636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2.48217" table:style-name="ce1">
            <text:p>-2.48217</text:p>
          </table:table-cell>
          <table:table-cell office:value-type="float" office:value="0" table:style-name="ce1">
            <text:p>0</text:p>
          </table:table-cell>
          <table:table-cell office:value-type="float" office:value="-4.6091499999999996" table:style-name="ce1">
            <text:p>-4.60915</text:p>
          </table:table-cell>
          <table:table-cell office:value-type="float" office:value="-1.2638400000000001" table:style-name="ce1">
            <text:p>-1.2638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2.4830399999999999" table:style-name="ce1">
            <text:p>-2.48304</text:p>
          </table:table-cell>
          <table:table-cell office:value-type="float" office:value="0" table:style-name="ce1">
            <text:p>0</text:p>
          </table:table-cell>
          <table:table-cell office:value-type="float" office:value="-4.6090799999999996" table:style-name="ce1">
            <text:p>-4.60908</text:p>
          </table:table-cell>
          <table:table-cell office:value-type="float" office:value="-1.2640100000000001" table:style-name="ce1">
            <text:p>-1.2640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2.4840200000000001" table:style-name="ce1">
            <text:p>-2.48402</text:p>
          </table:table-cell>
          <table:table-cell office:value-type="float" office:value="0" table:style-name="ce1">
            <text:p>0</text:p>
          </table:table-cell>
          <table:table-cell office:value-type="float" office:value="-4.60914" table:style-name="ce1">
            <text:p>-4.60914</text:p>
          </table:table-cell>
          <table:table-cell office:value-type="float" office:value="-1.26416" table:style-name="ce1">
            <text:p>-1.264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2.48509" table:style-name="ce1">
            <text:p>-2.48509</text:p>
          </table:table-cell>
          <table:table-cell office:value-type="float" office:value="0" table:style-name="ce1">
            <text:p>0</text:p>
          </table:table-cell>
          <table:table-cell office:value-type="float" office:value="-4.6093500000000001" table:style-name="ce1">
            <text:p>-4.60935</text:p>
          </table:table-cell>
          <table:table-cell office:value-type="float" office:value="-1.26427" table:style-name="ce1">
            <text:p>-1.2642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2.4862700000000002" table:style-name="ce1">
            <text:p>-2.48627</text:p>
          </table:table-cell>
          <table:table-cell office:value-type="float" office:value="0" table:style-name="ce1">
            <text:p>0</text:p>
          </table:table-cell>
          <table:table-cell office:value-type="float" office:value="-4.6097599999999996" table:style-name="ce1">
            <text:p>-4.60976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2.4875600000000002" table:style-name="ce1">
            <text:p>-2.48756</text:p>
          </table:table-cell>
          <table:table-cell office:value-type="float" office:value="0" table:style-name="ce1">
            <text:p>0</text:p>
          </table:table-cell>
          <table:table-cell office:value-type="float" office:value="-4.6103899999999998" table:style-name="ce1">
            <text:p>-4.61039</text:p>
          </table:table-cell>
          <table:table-cell office:value-type="float" office:value="-1.26434" table:style-name="ce1">
            <text:p>-1.2643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2.4889399999999999" table:style-name="ce1">
            <text:p>-2.48894</text:p>
          </table:table-cell>
          <table:table-cell office:value-type="float" office:value="0" table:style-name="ce1">
            <text:p>0</text:p>
          </table:table-cell>
          <table:table-cell office:value-type="float" office:value="-4.6113" table:style-name="ce1">
            <text:p>-4.6113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2.4903900000000001" table:style-name="ce1">
            <text:p>-2.49039</text:p>
          </table:table-cell>
          <table:table-cell office:value-type="float" office:value="0" table:style-name="ce1">
            <text:p>0</text:p>
          </table:table-cell>
          <table:table-cell office:value-type="float" office:value="-4.6124700000000001" table:style-name="ce1">
            <text:p>-4.61247</text:p>
          </table:table-cell>
          <table:table-cell office:value-type="float" office:value="-1.2645200000000001" table:style-name="ce1">
            <text:p>-1.2645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22</text:p>
          </table:table-cell>
          <table:table-cell office:value-type="string" table:style-name="ce1">
            <text:p>Y22</text:p>
          </table:table-cell>
          <table:table-cell office:value-type="string" table:style-name="ce1">
            <text:p>Z22</text:p>
          </table:table-cell>
          <table:table-cell office:value-type="string" table:style-name="ce1">
            <text:p>X23</text:p>
          </table:table-cell>
          <table:table-cell office:value-type="string" table:style-name="ce1">
            <text:p>Y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4.6545800000000002" table:style-name="ce1">
            <text:p>-4.65458</text:p>
          </table:table-cell>
          <table:table-cell office:value-type="float" office:value="1.2254400000000001" table:style-name="ce1">
            <text:p>1.22544</text:p>
          </table:table-cell>
          <table:table-cell office:value-type="float" office:value="0" table:style-name="ce1">
            <text:p>0</text:p>
          </table:table-cell>
          <table:table-cell office:value-type="float" office:value="-2.4944600000000001" table:style-name="ce1">
            <text:p>-2.49446</text:p>
          </table:table-cell>
          <table:table-cell office:value-type="float" office:value="2.4511599999999998" table:style-name="ce1">
            <text:p>2.451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4.6516500000000001" table:style-name="ce1">
            <text:p>-4.65165</text:p>
          </table:table-cell>
          <table:table-cell office:value-type="float" office:value="1.22559" table:style-name="ce1">
            <text:p>1.22559</text:p>
          </table:table-cell>
          <table:table-cell office:value-type="float" office:value="0" table:style-name="ce1">
            <text:p>0</text:p>
          </table:table-cell>
          <table:table-cell office:value-type="float" office:value="-2.49261" table:style-name="ce1">
            <text:p>-2.49261</text:p>
          </table:table-cell>
          <table:table-cell office:value-type="float" office:value="2.4512999999999998" table:style-name="ce1">
            <text:p>2.45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4.6491199999999999" table:style-name="ce1">
            <text:p>-4.64912</text:p>
          </table:table-cell>
          <table:table-cell office:value-type="float" office:value="1.2250099999999999" table:style-name="ce1">
            <text:p>1.22501</text:p>
          </table:table-cell>
          <table:table-cell office:value-type="float" office:value="0" table:style-name="ce1">
            <text:p>0</text:p>
          </table:table-cell>
          <table:table-cell office:value-type="float" office:value="-2.49166" table:style-name="ce1">
            <text:p>-2.49166</text:p>
          </table:table-cell>
          <table:table-cell office:value-type="float" office:value="2.4515400000000001" table:style-name="ce1">
            <text:p>2.4515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4.6467599999999996" table:style-name="ce1">
            <text:p>-4.64676</text:p>
          </table:table-cell>
          <table:table-cell office:value-type="float" office:value="1.2242500000000001" table:style-name="ce1">
            <text:p>1.22425</text:p>
          </table:table-cell>
          <table:table-cell office:value-type="float" office:value="0" table:style-name="ce1">
            <text:p>0</text:p>
          </table:table-cell>
          <table:table-cell office:value-type="float" office:value="-2.4909300000000001" table:style-name="ce1">
            <text:p>-2.49093</text:p>
          </table:table-cell>
          <table:table-cell office:value-type="float" office:value="2.4517899999999999" table:style-name="ce1">
            <text:p>2.451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4.6445400000000001" table:style-name="ce1">
            <text:p>-4.64454</text:p>
          </table:table-cell>
          <table:table-cell office:value-type="float" office:value="1.2234400000000001" table:style-name="ce1">
            <text:p>1.22344</text:p>
          </table:table-cell>
          <table:table-cell office:value-type="float" office:value="0" table:style-name="ce1">
            <text:p>0</text:p>
          </table:table-cell>
          <table:table-cell office:value-type="float" office:value="-2.4902899999999999" table:style-name="ce1">
            <text:p>-2.49029</text:p>
          </table:table-cell>
          <table:table-cell office:value-type="float" office:value="2.452" table:style-name="ce1">
            <text:p>2.45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4.6424500000000002" table:style-name="ce1">
            <text:p>-4.64245</text:p>
          </table:table-cell>
          <table:table-cell office:value-type="float" office:value="1.2226300000000001" table:style-name="ce1">
            <text:p>1.22263</text:p>
          </table:table-cell>
          <table:table-cell office:value-type="float" office:value="0" table:style-name="ce1">
            <text:p>0</text:p>
          </table:table-cell>
          <table:table-cell office:value-type="float" office:value="-2.48969" table:style-name="ce1">
            <text:p>-2.48969</text:p>
          </table:table-cell>
          <table:table-cell office:value-type="float" office:value="2.4521500000000001" table:style-name="ce1">
            <text:p>2.452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4.6404500000000004" table:style-name="ce1">
            <text:p>-4.64045</text:p>
          </table:table-cell>
          <table:table-cell office:value-type="float" office:value="1.22184" table:style-name="ce1">
            <text:p>1.22184</text:p>
          </table:table-cell>
          <table:table-cell office:value-type="float" office:value="0" table:style-name="ce1">
            <text:p>0</text:p>
          </table:table-cell>
          <table:table-cell office:value-type="float" office:value="-2.4891299999999998" table:style-name="ce1">
            <text:p>-2.48913</text:p>
          </table:table-cell>
          <table:table-cell office:value-type="float" office:value="2.4522400000000002" table:style-name="ce1">
            <text:p>2.4522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4.6385800000000001" table:style-name="ce1">
            <text:p>-4.63858</text:p>
          </table:table-cell>
          <table:table-cell office:value-type="float" office:value="1.2211000000000001" table:style-name="ce1">
            <text:p>1.2211</text:p>
          </table:table-cell>
          <table:table-cell office:value-type="float" office:value="0" table:style-name="ce1">
            <text:p>0</text:p>
          </table:table-cell>
          <table:table-cell office:value-type="float" office:value="-2.4885999999999999" table:style-name="ce1">
            <text:p>-2.4886</text:p>
          </table:table-cell>
          <table:table-cell office:value-type="float" office:value="2.4523000000000001" table:style-name="ce1">
            <text:p>2.45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4.6367500000000001" table:style-name="ce1">
            <text:p>-4.63675</text:p>
          </table:table-cell>
          <table:table-cell office:value-type="float" office:value="1.22037" table:style-name="ce1">
            <text:p>1.22037</text:p>
          </table:table-cell>
          <table:table-cell office:value-type="float" office:value="0" table:style-name="ce1">
            <text:p>0</text:p>
          </table:table-cell>
          <table:table-cell office:value-type="float" office:value="-2.48807" table:style-name="ce1">
            <text:p>-2.48807</text:p>
          </table:table-cell>
          <table:table-cell office:value-type="float" office:value="2.4523299999999999" table:style-name="ce1">
            <text:p>2.45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4.6348599999999998" table:style-name="ce1">
            <text:p>-4.63486</text:p>
          </table:table-cell>
          <table:table-cell office:value-type="float" office:value="1.21963" table:style-name="ce1">
            <text:p>1.21963</text:p>
          </table:table-cell>
          <table:table-cell office:value-type="float" office:value="0" table:style-name="ce1">
            <text:p>0</text:p>
          </table:table-cell>
          <table:table-cell office:value-type="float" office:value="-2.4876" table:style-name="ce1">
            <text:p>-2.4876</text:p>
          </table:table-cell>
          <table:table-cell office:value-type="float" office:value="2.4523199999999998" table:style-name="ce1">
            <text:p>2.452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4.6329200000000004" table:style-name="ce1">
            <text:p>-4.63292</text:p>
          </table:table-cell>
          <table:table-cell office:value-type="float" office:value="1.2188699999999999" table:style-name="ce1">
            <text:p>1.21887</text:p>
          </table:table-cell>
          <table:table-cell office:value-type="float" office:value="0" table:style-name="ce1">
            <text:p>0</text:p>
          </table:table-cell>
          <table:table-cell office:value-type="float" office:value="-2.48712" table:style-name="ce1">
            <text:p>-2.48712</text:p>
          </table:table-cell>
          <table:table-cell office:value-type="float" office:value="2.4523100000000002" table:style-name="ce1">
            <text:p>2.452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4.6310099999999998" table:style-name="ce1">
            <text:p>-4.63101</text:p>
          </table:table-cell>
          <table:table-cell office:value-type="float" office:value="1.21811" table:style-name="ce1">
            <text:p>1.21811</text:p>
          </table:table-cell>
          <table:table-cell office:value-type="float" office:value="0" table:style-name="ce1">
            <text:p>0</text:p>
          </table:table-cell>
          <table:table-cell office:value-type="float" office:value="-2.4866999999999999" table:style-name="ce1">
            <text:p>-2.4867</text:p>
          </table:table-cell>
          <table:table-cell office:value-type="float" office:value="2.4523199999999998" table:style-name="ce1">
            <text:p>2.452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4.6290500000000003" table:style-name="ce1">
            <text:p>-4.62905</text:p>
          </table:table-cell>
          <table:table-cell office:value-type="float" office:value="1.21732" table:style-name="ce1">
            <text:p>1.21732</text:p>
          </table:table-cell>
          <table:table-cell office:value-type="float" office:value="0" table:style-name="ce1">
            <text:p>0</text:p>
          </table:table-cell>
          <table:table-cell office:value-type="float" office:value="-2.4863599999999999" table:style-name="ce1">
            <text:p>-2.48636</text:p>
          </table:table-cell>
          <table:table-cell office:value-type="float" office:value="2.45234" table:style-name="ce1">
            <text:p>2.452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4.6270499999999997" table:style-name="ce1">
            <text:p>-4.62705</text:p>
          </table:table-cell>
          <table:table-cell office:value-type="float" office:value="1.21651" table:style-name="ce1">
            <text:p>1.21651</text:p>
          </table:table-cell>
          <table:table-cell office:value-type="float" office:value="0" table:style-name="ce1">
            <text:p>0</text:p>
          </table:table-cell>
          <table:table-cell office:value-type="float" office:value="-2.4861" table:style-name="ce1">
            <text:p>-2.4861</text:p>
          </table:table-cell>
          <table:table-cell office:value-type="float" office:value="2.4523700000000002" table:style-name="ce1">
            <text:p>2.452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4.6250400000000003" table:style-name="ce1">
            <text:p>-4.62504</text:p>
          </table:table-cell>
          <table:table-cell office:value-type="float" office:value="1.21567" table:style-name="ce1">
            <text:p>1.21567</text:p>
          </table:table-cell>
          <table:table-cell office:value-type="float" office:value="0" table:style-name="ce1">
            <text:p>0</text:p>
          </table:table-cell>
          <table:table-cell office:value-type="float" office:value="-2.4859399999999998" table:style-name="ce1">
            <text:p>-2.48594</text:p>
          </table:table-cell>
          <table:table-cell office:value-type="float" office:value="2.4523899999999998" table:style-name="ce1">
            <text:p>2.452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4.6230399999999996" table:style-name="ce1">
            <text:p>-4.62304</text:p>
          </table:table-cell>
          <table:table-cell office:value-type="float" office:value="1.2148399999999999" table:style-name="ce1">
            <text:p>1.21484</text:p>
          </table:table-cell>
          <table:table-cell office:value-type="float" office:value="0" table:style-name="ce1">
            <text:p>0</text:p>
          </table:table-cell>
          <table:table-cell office:value-type="float" office:value="-2.4858799999999999" table:style-name="ce1">
            <text:p>-2.48588</text:p>
          </table:table-cell>
          <table:table-cell office:value-type="float" office:value="2.45234" table:style-name="ce1">
            <text:p>2.452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4.6212600000000004" table:style-name="ce1">
            <text:p>-4.62126</text:p>
          </table:table-cell>
          <table:table-cell office:value-type="float" office:value="1.21394" table:style-name="ce1">
            <text:p>1.21394</text:p>
          </table:table-cell>
          <table:table-cell office:value-type="float" office:value="0" table:style-name="ce1">
            <text:p>0</text:p>
          </table:table-cell>
          <table:table-cell office:value-type="float" office:value="-2.4860899999999999" table:style-name="ce1">
            <text:p>-2.48609</text:p>
          </table:table-cell>
          <table:table-cell office:value-type="float" office:value="2.45207" table:style-name="ce1">
            <text:p>2.45207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23</text:p>
          </table:table-cell>
          <table:table-cell office:value-type="string" table:style-name="ce1">
            <text:p>X24</text:p>
          </table:table-cell>
          <table:table-cell office:value-type="string" table:style-name="ce1">
            <text:p>Y24</text:p>
          </table:table-cell>
          <table:table-cell office:value-type="string" table:style-name="ce1">
            <text:p>Z24</text:p>
          </table:table-cell>
          <table:table-cell office:value-type="string" table:style-name="ce1">
            <text:p>X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.1980000000000001E-2" table:style-name="ce1">
            <text:p>-0.03198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-0.86067000000000005" table:style-name="ce1">
            <text:p>-0.86067</text:p>
          </table:table-cell>
          <table:table-cell office:value-type="float" office:value="-3.1969999999999998E-2" table:style-name="ce1">
            <text:p>-0.031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2.9190000000000001E-2" table:style-name="ce1">
            <text:p>-0.02919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-0.86046999999999996" table:style-name="ce1">
            <text:p>-0.86047</text:p>
          </table:table-cell>
          <table:table-cell office:value-type="float" office:value="-2.9190000000000001E-2" table:style-name="ce1">
            <text:p>-0.0291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.5899999999999999E-2" table:style-name="ce1">
            <text:p>-0.0259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-0.86024999999999996" table:style-name="ce1">
            <text:p>-0.86025</text:p>
          </table:table-cell>
          <table:table-cell office:value-type="float" office:value="-2.5899999999999999E-2" table:style-name="ce1">
            <text:p>-0.02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.2200000000000001E-2" table:style-name="ce1">
            <text:p>-0.0222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-0.86002999999999996" table:style-name="ce1">
            <text:p>-0.86003</text:p>
          </table:table-cell>
          <table:table-cell office:value-type="float" office:value="-2.2200000000000001E-2" table:style-name="ce1">
            <text:p>-0.02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1.8169999999999999E-2" table:style-name="ce1">
            <text:p>-0.01817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82999999999998" table:style-name="ce1">
            <text:p>-0.85983</text:p>
          </table:table-cell>
          <table:table-cell office:value-type="float" office:value="-1.8169999999999999E-2" table:style-name="ce1">
            <text:p>-0.018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1.3860000000000001E-2" table:style-name="ce1">
            <text:p>-0.01386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-0.85965999999999998" table:style-name="ce1">
            <text:p>-0.85966</text:p>
          </table:table-cell>
          <table:table-cell office:value-type="float" office:value="-1.3860000000000001E-2" table:style-name="ce1">
            <text:p>-0.013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9.3500000000000007E-3" table:style-name="ce1">
            <text:p>-0.00935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51999999999995" table:style-name="ce1">
            <text:p>-0.85952</text:p>
          </table:table-cell>
          <table:table-cell office:value-type="float" office:value="-9.3500000000000007E-3" table:style-name="ce1">
            <text:p>-0.009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4.7000000000000002E-3" table:style-name="ce1">
            <text:p>-0.0047</text:p>
          </table:table-cell>
          <table:table-cell office:value-type="float" office:value="2.15449" table:style-name="ce1">
            <text:p>2.15449</text:p>
          </table:table-cell>
          <table:table-cell office:value-type="float" office:value="-0.85946999999999996" table:style-name="ce1">
            <text:p>-0.85947</text:p>
          </table:table-cell>
          <table:table-cell office:value-type="float" office:value="-4.7000000000000002E-3" table:style-name="ce1">
            <text:p>-0.00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44699999999999" table:style-name="ce1">
            <text:p>2.15447</text:p>
          </table:table-cell>
          <table:table-cell office:value-type="float" office:value="-0.85958999999999997" table:style-name="ce1">
            <text:p>-0.8595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2.1545000000000001" table:style-name="ce1">
            <text:p>2.1545</text:p>
          </table:table-cell>
          <table:table-cell office:value-type="float" office:value="-0.85946999999999996" table:style-name="ce1">
            <text:p>-0.85947</text:p>
          </table:table-cell>
          <table:table-cell office:value-type="float" office:value="4.6899999999999997E-3" table:style-name="ce1">
            <text:p>0.004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51999999999995" table:style-name="ce1">
            <text:p>-0.85952</text:p>
          </table:table-cell>
          <table:table-cell office:value-type="float" office:value="9.3399999999999993E-3" table:style-name="ce1">
            <text:p>0.009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.3860000000000001E-2" table:style-name="ce1">
            <text:p>0.01386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-0.85965999999999998" table:style-name="ce1">
            <text:p>-0.85966</text:p>
          </table:table-cell>
          <table:table-cell office:value-type="float" office:value="1.3860000000000001E-2" table:style-name="ce1">
            <text:p>0.013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.8169999999999999E-2" table:style-name="ce1">
            <text:p>0.01817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82999999999998" table:style-name="ce1">
            <text:p>-0.85983</text:p>
          </table:table-cell>
          <table:table-cell office:value-type="float" office:value="1.8169999999999999E-2" table:style-name="ce1">
            <text:p>0.018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1E-2" table:style-name="ce1">
            <text:p>0.0222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-0.86002999999999996" table:style-name="ce1">
            <text:p>-0.86003</text:p>
          </table:table-cell>
          <table:table-cell office:value-type="float" office:value="2.2200000000000001E-2" table:style-name="ce1">
            <text:p>0.02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.5899999999999999E-2" table:style-name="ce1">
            <text:p>0.0259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-0.86024999999999996" table:style-name="ce1">
            <text:p>-0.86025</text:p>
          </table:table-cell>
          <table:table-cell office:value-type="float" office:value="2.5899999999999999E-2" table:style-name="ce1">
            <text:p>0.02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.9190000000000001E-2" table:style-name="ce1">
            <text:p>0.02919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-0.86046999999999996" table:style-name="ce1">
            <text:p>-0.86047</text:p>
          </table:table-cell>
          <table:table-cell office:value-type="float" office:value="2.9190000000000001E-2" table:style-name="ce1">
            <text:p>0.0291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.1969999999999998E-2" table:style-name="ce1">
            <text:p>0.03197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-0.86067000000000005" table:style-name="ce1">
            <text:p>-0.86067</text:p>
          </table:table-cell>
          <table:table-cell office:value-type="float" office:value="3.1969999999999998E-2" table:style-name="ce1">
            <text:p>0.03197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25</text:p>
          </table:table-cell>
          <table:table-cell office:value-type="string" table:style-name="ce1">
            <text:p>Z25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0.86067000000000005" table:style-name="ce1">
            <text:p>0.86067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0.86046999999999996" table:style-name="ce1">
            <text:p>0.860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0.86024999999999996" table:style-name="ce1">
            <text:p>0.8602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0.86002999999999996" table:style-name="ce1">
            <text:p>0.860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82999999999998" table:style-name="ce1">
            <text:p>0.8598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0.85965999999999998" table:style-name="ce1">
            <text:p>0.859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51999999999995" table:style-name="ce1">
            <text:p>0.8595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.15449" table:style-name="ce1">
            <text:p>2.15449</text:p>
          </table:table-cell>
          <table:table-cell office:value-type="float" office:value="0.85946999999999996" table:style-name="ce1">
            <text:p>0.859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2.1544699999999999" table:style-name="ce1">
            <text:p>2.15447</text:p>
          </table:table-cell>
          <table:table-cell office:value-type="float" office:value="0.85958999999999997" table:style-name="ce1">
            <text:p>0.8595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.1545000000000001" table:style-name="ce1">
            <text:p>2.1545</text:p>
          </table:table-cell>
          <table:table-cell office:value-type="float" office:value="0.85946999999999996" table:style-name="ce1">
            <text:p>0.859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51999999999995" table:style-name="ce1">
            <text:p>0.8595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0.85965999999999998" table:style-name="ce1">
            <text:p>0.859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82999999999998" table:style-name="ce1">
            <text:p>0.8598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0.86002999999999996" table:style-name="ce1">
            <text:p>0.860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0.86024999999999996" table:style-name="ce1">
            <text:p>0.8602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0.86046999999999996" table:style-name="ce1">
            <text:p>0.860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0.86067000000000005" table:style-name="ce1">
            <text:p>0.86067</text:p>
          </table:table-cell>
          <table:table-cell table:number-columns-repeated="16380"/>
        </table:table-row>
        <table:table-row table:number-rows-repeated="1048288" table:style-name="ro1">
          <table:table-cell table:number-columns-repeated="16384"/>
        </table:table-row>
        <table:named-expressions>
          <table:named-range table:name="IRC6_1" table:cell-range-address="IRC6.$A$1:IRC6.$G$288" table:base-cell-address="IRC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nlo" svg:font-family="Menlo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3</meta:generator>
    <dc:creator>Microsoft Office User</dc:creator>
    <meta:creation-date>2022-07-14T10:06:13Z</meta:creation-date>
    <dc:date>2022-07-25T00:43:48Z</dc:date>
    <meta:editing-cycles>2</meta:editing-cycles>
    <meta:editing-duration>PT3931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429.1653543307086pt" svg:width="453.4581102362205pt" chart:style-name="Crt0">
        <chart:plot-area svg:x="10.0pt" svg:y="0.0pt" svg:width="443.4581102362205pt" svg:height="419.165354330708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F$16:.$F$35" chart:class="chart:scatter" chart:attached-axis="primary-y" chart:style-name="G0S0">
            <chart:domain table:cell-range-address="Sheet1.$E$16:.$E$35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M$82:.$M$91" chart:class="chart:scatter" chart:attached-axis="primary-y" chart:style-name="G0S0">
            <chart:domain table:cell-range-address="Sheet1.$L$82:.$L$91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G$98:.$G$122" chart:class="chart:scatter" chart:attached-axis="primary-y" chart:style-name="G0S0">
            <chart:domain table:cell-range-address="Sheet1.$F$98:.$F$122"/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I$98:.$I$122" chart:class="chart:scatter" chart:attached-axis="primary-y" chart:style-name="G0S0">
            <chart:domain table:cell-range-address="Sheet1.$H$98:.$H$122"/>
            <chart:data-point chart:repeated="2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PRT.$H$4:.$H$45" chart:class="chart:scatter" chart:attached-axis="primary-y" chart:style-name="G0S0">
            <chart:domain table:cell-range-address="PRT.$G$4:.$G$45"/>
            <chart:data-point chart:repeated="4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PRT.$J$4:.$J$45" chart:class="chart:scatter" chart:attached-axis="primary-y" chart:style-name="G0S0">
            <chart:domain table:cell-range-address="PRT.$I$4:.$I$45"/>
            <chart:data-point chart:repeated="4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90.5pt" svg:width="651.5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IRC6.$J$2:.$J$18" chart:class="chart:scatter" chart:attached-axis="primary-y" chart:style-name="G0S0">
            <chart:domain table:cell-range-address="IRC6.$I$2:.$I$18"/>
            <chart:data-point chart:repeated="17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